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Tahoma" svg:font-family="Tahoma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22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3"/>
    <style:style style:name="ce1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3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transparent"/>
    </style:style>
    <style:style style:name="ce14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Comma" style:data-style-name="N36">
      <style:table-cell-properties fo:border-top="none" fo:border-bottom="none" fo:border-left="thin solid #000000" fo:border-right="thin solid #000000" style:vertical-align="automatic" fo:background-color="transparent"/>
    </style:style>
    <style:style style:name="ce17" style:family="table-cell" style:parent-style-name="Comma" style:data-style-name="N36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  <style:text-properties fo:font-style="italic" style:font-style-asian="italic" style:font-style-complex="italic"/>
    </style:style>
    <style:style style:name="ce19" style:family="table-cell" style:parent-style-name="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fo:font-style="italic" style:font-style-asian="italic" style:font-style-complex="italic"/>
    </style:style>
    <style:style style:name="ce20" style:family="table-cell" style:parent-style-name="Default" style:data-style-name="N3">
      <style:text-properties fo:font-style="italic" style:font-style-asian="italic" style:font-style-complex="italic"/>
    </style:style>
    <style:style style:name="ce21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transparent"/>
      <style:text-properties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tyle="italic" style:font-style-asian="italic" style:font-style-complex="italic"/>
    </style:style>
    <style:style style:name="ce23" style:family="table-cell" style:parent-style-name="Default" style:data-style-name="N3">
      <style:table-cell-properties fo:border="thin solid #000000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/>
      <style:text-properties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29" style:family="table-cell" style:parent-style-name="Default" style:data-style-name="N22">
      <style:table-cell-properties style:vertical-align="automatic" fo:wrap-option="wrap" style:repeat-content="false"/>
      <style:paragraph-properties fo:text-align="center"/>
    </style:style>
    <style:style style:name="ce30" style:family="table-cell" style:parent-style-name="Default" style:data-style-name="N22">
      <style:table-cell-properties style:vertical-align="automatic" fo:wrap-option="wrap"/>
    </style:style>
    <style:style style:name="ce31" style:family="table-cell" style:parent-style-name="Comma" style:data-style-name="N36">
      <style:table-cell-properties style:vertical-align="automatic" fo:background-color="transparent"/>
    </style:style>
    <style:style style:name="ce32" style:family="table-cell" style:parent-style-name="Default" style:data-style-name="N37">
      <style:table-cell-properties style:vertical-align="automatic" fo:wrap-option="wrap"/>
    </style:style>
    <style:style style:name="ce3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4" style:family="table-cell" style:parent-style-name="Comma" style:data-style-name="N36">
      <style:table-cell-properties style:vertical-align="automatic" fo:background-color="transparent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text-underline-style="solid" style:text-underline-type="single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38" style:family="table-cell" style:parent-style-name="Default" style:data-style-name="N0"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40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1" style:family="table-cell" style:parent-style-name="Default" style:data-style-name="N38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3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4" style:family="table-cell" style:parent-style-name="Default" style:data-style-name="N38">
      <style:table-cell-properties style:vertical-align="middle" fo:background-color="#FFFF00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5" style:family="table-cell" style:parent-style-name="Default" style:data-style-name="N0">
      <style:table-cell-properties style:vertical-align="middle" fo:background-color="#FFFF00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7" style:family="table-cell" style:parent-style-name="Default" style:data-style-name="N0">
      <style:table-cell-properties fo:background-color="#FFFF00"/>
      <style:text-properties fo:font-size="9pt" style:font-size-asian="9pt" style:font-size-complex="9pt"/>
    </style:style>
    <style:style style:name="ce48" style:family="table-cell" style:parent-style-name="Default" style:data-style-name="N39">
      <style:table-cell-properties style:vertical-align="middle" fo:background-color="#FFFF00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9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50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51" style:family="table-cell" style:parent-style-name="Default" style:data-style-name="N37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style:vertical-align="automatic" fo:background-color="transparent" style:cell-protect="protected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22">
      <style:table-cell-properties style:vertical-align="automatic" style:repeat-content="false"/>
      <style:paragraph-properties fo:text-align="center"/>
    </style:style>
    <style:style style:name="ce55" style:family="table-cell" style:parent-style-name="Comma" style:data-style-name="N40">
      <style:table-cell-properties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7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9" style:family="table-cell" style:parent-style-name="Default" style:data-style-name="N41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62" style:family="table-cell" style:parent-style-name="Comma" style:data-style-name="N40">
      <style:table-cell-properties style:vertical-align="automatic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63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65" style:family="table-cell" style:parent-style-name="Default" style:data-style-name="N37">
      <style:text-properties fo:font-weight="bold" style:font-weight-asian="bold" style:font-weight-complex="bold"/>
    </style:style>
    <style:style style:name="ce66" style:family="table-cell" style:parent-style-name="Default" style:data-style-name="N0"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67" style:family="table-cell" style:parent-style-name="Comma" style:data-style-name="N40">
      <style:table-cell-properties style:vertical-align="automatic" fo:background-color="transparent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70" style:family="table-cell" style:parent-style-name="Comma" style:data-style-name="N40">
      <style:table-cell-properties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71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72" style:family="table-cell" style:parent-style-name="Comma" style:data-style-name="N40">
      <style:table-cell-properties style:vertical-align="automatic" fo:background-color="transparent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74" style:family="table-cell" style:parent-style-name="Default" style:data-style-name="N4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16.7216666666667cm" style:use-optimal-column-width="true"/>
    </style:style>
    <style:style style:name="co3" style:family="table-column">
      <style:table-column-properties fo:break-before="auto" style:column-width="2.09020833333333cm" style:use-optimal-column-width="true"/>
    </style:style>
    <style:style style:name="co4" style:family="table-column">
      <style:table-column-properties fo:break-before="auto" style:column-width="2.48708333333333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0.502708333333333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0.291041666666667cm"/>
    </style:style>
    <style:style style:name="co9" style:family="table-column">
      <style:table-column-properties fo:break-before="auto" style:column-width="7.62cm" style:use-optimal-column-width="true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1.669375cm"/>
    </style:style>
    <style:style style:name="co14" style:family="table-column">
      <style:table-column-properties fo:break-before="auto" style:column-width="2.460625cm" style:use-optimal-column-width="true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3.46604166666667cm"/>
    </style:style>
    <style:style style:name="co17" style:family="table-column">
      <style:table-column-properties fo:break-before="auto" style:column-width="2.80458333333333cm"/>
    </style:style>
    <style:style style:name="co18" style:family="table-column">
      <style:table-column-properties fo:break-before="auto" style:column-width="20.1083333333333cm"/>
    </style:style>
    <style:style style:name="co19" style:family="table-column">
      <style:table-column-properties fo:break-before="auto" style:column-width="2.11666666666667cm" style:use-optimal-column-width="true"/>
    </style:style>
    <style:style style:name="co20" style:family="table-column">
      <style:table-column-properties fo:break-before="auto" style:column-width="1.95791666666667cm" style:use-optimal-column-width="true"/>
    </style:style>
    <style:style style:name="co21" style:family="table-column">
      <style:table-column-properties fo:break-before="auto" style:column-width="2.2225cm" style:use-optimal-column-width="true"/>
    </style:style>
    <style:style style:name="co22" style:family="table-column">
      <style:table-column-properties fo:break-before="auto" style:column-width="3.095625cm"/>
    </style:style>
    <style:style style:name="co23" style:family="table-column">
      <style:table-column-properties fo:break-before="auto" style:column-width="2.75166666666667cm"/>
    </style:style>
    <style:style style:name="co24" style:family="table-column">
      <style:table-column-properties fo:break-before="auto" style:column-width="22.0397916666667cm" style:use-optimal-column-width="true"/>
    </style:style>
    <style:style style:name="co25" style:family="table-column">
      <style:table-column-properties fo:break-before="auto" style:column-width="2.301875cm" style:use-optimal-column-width="true"/>
    </style:style>
    <style:style style:name="co26" style:family="table-column">
      <style:table-column-properties fo:break-before="auto" style:column-width="2.01083333333333cm" style:use-optimal-column-width="true"/>
    </style:style>
    <style:style style:name="co27" style:family="table-column">
      <style:table-column-properties fo:break-before="auto" style:column-width="1.984375cm" style:use-optimal-column-width="true"/>
    </style:style>
    <style:style style:name="co28" style:family="table-column">
      <style:table-column-properties fo:break-before="auto" style:column-width="20.7433333333333cm" style:use-optimal-column-width="true"/>
    </style:style>
    <style:style style:name="co29" style:family="table-column">
      <style:table-column-properties fo:break-before="auto" style:column-width="1.93145833333333cm" style:use-optimal-column-width="true"/>
    </style:style>
    <style:style style:name="co30" style:family="table-column">
      <style:table-column-properties fo:break-before="auto" style:column-width="2.59291666666667cm"/>
    </style:style>
    <style:style style:name="co31" style:family="table-column">
      <style:table-column-properties fo:break-before="auto" style:column-width="25.95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 table:visibility="collapse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">
            <text:p>LINKOTEL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RESUMEN DE TRANSACCIONES CON PARTES RELACIONA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Información en US dólar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1" table:number-rows-spanned="2" table:style-name="ce24">
            <text:p>Transacciones</text:p>
          </table:table-cell>
          <table:table-cell table:style-name="ce5"/>
          <table:table-cell office:value-type="string" table:style-name="ce5">
            <text:p>Septiembre a</text:p>
          </table:table-cell>
          <table:table-cell office:value-type="string" table:style-name="ce6">
            <text:p>Total a</text:p>
          </table:table-cell>
          <table:table-cell table:style-name="ce1"/>
          <table:table-cell office:value-type="string" table:style-name="ce6">
            <text:p>Total a</text:p>
          </table:table-cell>
          <table:table-cell office:value-type="string" table:style-name="ce6">
            <text:p>Total a</text:p>
          </table:table-cell>
          <table:table-cell table:number-columns-repeated="16376"/>
        </table:table-row>
        <table:table-row table:style-name="ro2">
          <table:table-cell table:style-name="ce1"/>
          <table:covered-table-cell/>
          <table:table-cell office:value-type="date" office:date-value="2021-08-01T00:00:00" table:style-name="ce7">
            <text:p>ago-21</text:p>
          </table:table-cell>
          <table:table-cell office:value-type="string" table:style-name="ce8">
            <text:p>diciembre<text:s/></text:p>
          </table:table-cell>
          <table:table-cell office:value-type="date" office:date-value="2021-12-01T00:00:00" table:style-name="ce7">
            <text:p>dic-21</text:p>
          </table:table-cell>
          <table:table-cell table:style-name="ce1"/>
          <table:table-cell office:value-type="date" office:date-value="2019-12-01T00:00:00" table:style-name="ce7">
            <text:p>dic-19</text:p>
          </table:table-cell>
          <table:table-cell office:value-type="date" office:date-value="2020-12-01T00:00:00" table:style-name="ce7">
            <text:p>dic-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9"/>
          <table:table-cell table:number-columns-repeated="3" table:style-name="ce10"/>
          <table:table-cell table:style-name="ce11"/>
          <table:table-cell table:number-columns-repeated="2" table:style-name="ce10"/>
          <table:table-cell table:number-columns-repeated="16376"/>
        </table:table-row>
        <table:table-row table:style-name="ro2">
          <table:table-cell table:style-name="ce1"/>
          <table:table-cell office:value-type="string" table:style-name="ce12">
            <text:p>Venta de servicios de telecomunicaciones a Telconet</text:p>
          </table:table-cell>
          <table:table-cell office:value-type="float" office:value="186914" table:formula="of:=+[Telconet.D5]" table:style-name="ce13">
            <text:p>186.914</text:p>
          </table:table-cell>
          <table:table-cell office:value-type="float" office:value="80238.100000000006" table:formula="of:=[Telconet.E5]" table:style-name="ce13">
            <text:p>80.238</text:p>
          </table:table-cell>
          <table:table-cell office:value-type="float" office:value="267152.09999999998" table:formula="of:=SUM([.C9:.D9])" table:style-name="ce13">
            <text:p>267.152</text:p>
          </table:table-cell>
          <table:table-cell table:style-name="ce11"/>
          <table:table-cell office:value-type="float" office:value="0" table:formula="of:=[Telconet.#REF!]" table:style-name="ce13">
            <text:p>#¡REF!</text:p>
          </table:table-cell>
          <table:table-cell table:style-name="ce13"/>
          <table:table-cell table:number-columns-repeated="16376"/>
        </table:table-row>
        <table:table-row table:style-name="ro2">
          <table:table-cell table:style-name="ce1"/>
          <table:table-cell office:value-type="string" table:style-name="ce12">
            <text:p>Facturacion servicios de interconexion</text:p>
          </table:table-cell>
          <table:table-cell table:number-columns-repeated="2" table:style-name="ce13"/>
          <table:table-cell office:value-type="float" office:value="0" table:formula="of:=SUM([.C10:.D10])" table:style-name="ce13">
            <text:p>0</text:p>
          </table:table-cell>
          <table:table-cell table:style-name="ce11"/>
          <table:table-cell office:value-type="float" office:value="0" table:formula="of:=[.#REF!]" table:style-name="ce13">
            <text:p>#¡REF!</text:p>
          </table:table-cell>
          <table:table-cell table:style-name="ce13"/>
          <table:table-cell table:number-columns-repeated="16376"/>
        </table:table-row>
        <table:table-row table:style-name="ro2">
          <table:table-cell table:style-name="ce1"/>
          <table:table-cell office:value-type="string" table:style-name="ce12">
            <text:p>Total ventas a Telconet</text:p>
          </table:table-cell>
          <table:table-cell office:value-type="float" office:value="186914" table:formula="of:=+[.C9]+[.C10]" table:style-name="ce14">
            <text:p>186.914</text:p>
          </table:table-cell>
          <table:table-cell office:value-type="float" office:value="80238.100000000006" table:formula="of:=+[.D9]+[.D10]" table:style-name="ce14">
            <text:p>80.238</text:p>
          </table:table-cell>
          <table:table-cell office:value-type="float" office:value="267152.09999999998" table:formula="of:=+[.E9]+[.E10]" table:style-name="ce14">
            <text:p>267.152</text:p>
          </table:table-cell>
          <table:table-cell table:style-name="ce1"/>
          <table:table-cell table:style-name="ce15"/>
          <table:table-cell office:value-type="float" office:value="209756" table:style-name="ce14">
            <text:p>209.75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">
            <text:p>Venta de servicios a Megadatos</text:p>
          </table:table-cell>
          <table:table-cell office:value-type="float" office:value="94353.500000000015" table:formula="of:=+[Megadatos.D71]" table:style-name="ce16">
            <text:p><text:s/>94.354<text:s/></text:p>
          </table:table-cell>
          <table:table-cell office:value-type="float" office:value="47716.399999999994" table:formula="of:=[Megadatos.D100]" table:style-name="ce13">
            <text:p>47.716</text:p>
          </table:table-cell>
          <table:table-cell office:value-type="float" office:value="142069.90000000002" table:formula="of:=+[.C12]+[.D12]" table:style-name="ce10">
            <text:p>142.070</text:p>
          </table:table-cell>
          <table:table-cell table:style-name="ce11"/>
          <table:table-cell table:number-columns-repeated="2" table:style-name="ce13"/>
          <table:table-cell table:number-columns-repeated="16376"/>
        </table:table-row>
        <table:table-row table:style-name="ro2">
          <table:table-cell table:style-name="ce1"/>
          <table:table-cell office:value-type="string" table:style-name="ce12">
            <text:p>Venta de servicios de telecomunicaciones a Cajamarca Protecting Services</text:p>
          </table:table-cell>
          <table:table-cell office:value-type="float" office:value="10106.780000000001" table:formula="of:=+[Cajamarca.D6]" table:style-name="ce17">
            <text:p><text:s/>10.107<text:s/></text:p>
          </table:table-cell>
          <table:table-cell office:value-type="float" office:value="5628.88" table:formula="of:=[Cajamarca.E6]" table:style-name="ce13">
            <text:p>5.629</text:p>
          </table:table-cell>
          <table:table-cell office:value-type="float" office:value="15735.66" table:formula="of:=SUM([.C13:.D13])" table:style-name="ce13">
            <text:p>15.736</text:p>
          </table:table-cell>
          <table:table-cell table:style-name="ce11"/>
          <table:table-cell office:value-type="float" office:value="0" table:formula="of:=[.#REF!]" table:style-name="ce13">
            <text:p>#¡REF!</text:p>
          </table:table-cell>
          <table:table-cell table:style-name="ce13"/>
          <table:table-cell table:number-columns-repeated="16376"/>
        </table:table-row>
        <table:table-row table:style-name="ro2">
          <table:table-cell table:style-name="ce4"/>
          <table:table-cell office:value-type="string" table:style-name="ce18">
            <text:p>TOTAL VENTAS DE SERVICIOS DE TELECOMUNICACIONES A PARTES RELACIONADAS</text:p>
          </table:table-cell>
          <table:table-cell office:value-type="float" office:value="291374.28000000003" table:formula="of:=SUM([.C11:.C13])" table:style-name="ce19">
            <text:p><text:s/>291.374<text:s/></text:p>
          </table:table-cell>
          <table:table-cell office:value-type="float" office:value="133583.38" table:formula="of:=SUM([.D11:.D13])" table:style-name="ce19">
            <text:p><text:s/>133.583<text:s/></text:p>
          </table:table-cell>
          <table:table-cell office:value-type="float" office:value="424957.66" table:formula="of:=SUM([.E11:.E13])" table:style-name="ce19">
            <text:p><text:s/>424.958<text:s/></text:p>
          </table:table-cell>
          <table:table-cell table:style-name="ce20"/>
          <table:table-cell table:style-name="ce21"/>
          <table:table-cell office:value-type="float" office:value="209756" table:formula="of:=SUM([.H11:.H13])" table:style-name="ce19">
            <text:p><text:s/>209.756<text:s/></text:p>
          </table:table-cell>
          <table:table-cell table:number-columns-repeated="16376" table:style-name="ce4"/>
        </table:table-row>
        <table:table-row table:style-name="ro2">
          <table:table-cell table:style-name="ce1"/>
          <table:table-cell table:style-name="ce12"/>
          <table:table-cell table:number-columns-repeated="3" table:style-name="ce10"/>
          <table:table-cell table:style-name="ce1"/>
          <table:table-cell table:style-name="ce15"/>
          <table:table-cell table:style-name="ce10"/>
          <table:table-cell table:number-columns-repeated="16376"/>
        </table:table-row>
        <table:table-row table:style-name="ro2">
          <table:table-cell table:style-name="ce1"/>
          <table:table-cell office:value-type="string" table:style-name="ce12">
            <text:p>Servicios de mantenimiento de redes y soporte técnico</text:p>
          </table:table-cell>
          <table:table-cell office:value-type="float" office:value="64000" table:formula="of:=+[Telconet.D6]" table:style-name="ce13">
            <text:p>64.000</text:p>
          </table:table-cell>
          <table:table-cell office:value-type="float" office:value="32000" table:formula="of:=[Telconet.E6]" table:style-name="ce13">
            <text:p>32.000</text:p>
          </table:table-cell>
          <table:table-cell office:value-type="float" office:value="96000" table:formula="of:=SUM([.C16:.D16])" table:style-name="ce13">
            <text:p>96.000</text:p>
          </table:table-cell>
          <table:table-cell table:style-name="ce11"/>
          <table:table-cell office:value-type="float" office:value="1630000" table:style-name="ce13">
            <text:p>1.630.000</text:p>
          </table:table-cell>
          <table:table-cell office:value-type="float" office:value="96000" table:style-name="ce13">
            <text:p>96.0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2">
            <text:p>Mantenimiento red de nodos e infraestructura recibido de Telcomag</text:p>
          </table:table-cell>
          <table:table-cell office:value-type="float" office:value="50909.04" table:formula="of:=6363.63*8" table:style-name="ce13">
            <office:annotation draw:style-name="a0" svg:x="7.66666666666667in" svg:y="3.07291666666667in" svg:width="1.5in" svg:height="0.822916666666667in">
              <dc:creator>MARKGG</dc:creator>
              <text:p><text:span text:style-name="T1">según mayor el valor es 6417,72</text:span><text:span text:style-name="T2"/></text:p>
              <text:p/>
            </office:annotation>
            <text:p>50.909</text:p>
          </table:table-cell>
          <table:table-cell office:value-type="float" office:value="25670.880000000001" table:formula="of:=[Telcomag.F24]+[Telcomag.F26]+[Telcomag.F28]+[Telcomag.F30]" table:style-name="ce13">
            <text:p>25.671</text:p>
          </table:table-cell>
          <table:table-cell office:value-type="float" office:value="76579.92" table:formula="of:=SUM([.C17:.D17])" table:style-name="ce13">
            <text:p>76.580</text:p>
          </table:table-cell>
          <table:table-cell table:style-name="ce11"/>
          <table:table-cell table:style-name="ce13"/>
          <table:table-cell office:value-type="float" office:value="0" table:style-name="ce13">
            <text:p>0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2">
            <text:p>Compras de servicios a Telconet</text:p>
          </table:table-cell>
          <table:table-cell office:value-type="float" office:value="0" table:formula="of:=+[Compras.#REF!]" table:style-name="ce13">
            <text:p>#¡REF!</text:p>
          </table:table-cell>
          <table:table-cell office:value-type="float" office:value="28024.75" table:formula="of:=[Compras.F100]" table:style-name="ce13">
            <text:p>28.025</text:p>
          </table:table-cell>
          <table:table-cell office:value-type="float" office:value="0" table:formula="of:=SUM([.C18:.D18])" table:style-name="ce13">
            <text:p>#¡REF!</text:p>
          </table:table-cell>
          <table:table-cell table:style-name="ce11"/>
          <table:table-cell table:style-name="ce13"/>
          <table:table-cell office:value-type="float" office:value="71316" table:style-name="ce13">
            <text:p>71.316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2">
            <text:p>Cobro mediante compensacion de cuentas</text:p>
          </table:table-cell>
          <table:table-cell office:value-type="float" office:value="658889.4" table:formula="of:=+[Telconet.E80]" table:style-name="ce13">
            <text:p>658.889</text:p>
          </table:table-cell>
          <table:table-cell office:value-type="float" office:value="0" table:formula="of:=[Telconet.D9]-[Compras.D2]" table:style-name="ce13">
            <text:p>0</text:p>
          </table:table-cell>
          <table:table-cell office:value-type="float" office:value="658889.4" table:formula="of:=SUM([.C19:.D19])" table:style-name="ce13">
            <text:p>658.889</text:p>
          </table:table-cell>
          <table:table-cell table:style-name="ce11"/>
          <table:table-cell table:style-name="ce13"/>
          <table:table-cell office:value-type="float" office:value="0" table:style-name="ce13">
            <text:p>0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2">
            <text:p>Otras transacciones</text:p>
          </table:table-cell>
          <table:table-cell office:value-type="float" office:value="440" table:formula="of:=+[Cajamarca.D7]" table:style-name="ce13">
            <text:p>440</text:p>
          </table:table-cell>
          <table:table-cell office:value-type="float" office:value="0" table:style-name="ce13">
            <text:p>0</text:p>
          </table:table-cell>
          <table:table-cell office:value-type="float" office:value="440" table:formula="of:=SUM([.C20:.D20])" table:style-name="ce13">
            <text:p>440</text:p>
          </table:table-cell>
          <table:table-cell table:style-name="ce11"/>
          <table:table-cell table:style-name="ce13"/>
          <table:table-cell office:value-type="float" office:value="0" table:style-name="ce13">
            <text:p>0</text:p>
          </table:table-cell>
          <table:table-cell table:number-columns-repeated="16376" table:style-name="ce1"/>
        </table:table-row>
        <table:table-row table:style-name="ro3">
          <table:table-cell table:style-name="ce4"/>
          <table:table-cell office:value-type="string" table:style-name="ce22">
            <text:p>SUMAN</text:p>
          </table:table-cell>
          <table:table-cell office:value-type="float" office:value="0" table:formula="of:=SUM([.C14:.C20])" table:style-name="ce23">
            <text:p>#¡REF!</text:p>
          </table:table-cell>
          <table:table-cell office:value-type="float" office:value="219279.01" table:formula="of:=SUM([.D14:.D20])" table:style-name="ce23">
            <text:p>219.279</text:p>
          </table:table-cell>
          <table:table-cell office:value-type="float" office:value="0" table:formula="of:=SUM([.E14:.E20])" table:style-name="ce23">
            <text:p>#¡REF!</text:p>
          </table:table-cell>
          <table:table-cell table:style-name="ce20"/>
          <table:table-cell office:value-type="float" office:value="0" table:formula="of:=SUM([.G9:.G16])" table:style-name="ce23">
            <text:p>#¡REF!</text:p>
          </table:table-cell>
          <table:table-cell office:value-type="float" office:value="377072" table:formula="of:=SUM([.H14:.H20])" table:style-name="ce23">
            <text:p>377.072</text:p>
          </table:table-cell>
          <table:table-cell table:number-columns-repeated="16376" table:style-name="ce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number-columns-spanned="1" table:number-rows-spanned="2" table:style-name="ce24">
            <text:p>Saldos</text:p>
          </table:table-cell>
          <table:table-cell table:number-columns-repeated="2" table:style-name="ce5"/>
          <table:table-cell office:value-type="string" table:style-name="ce6">
            <text:p>Total a</text:p>
          </table:table-cell>
          <table:table-cell table:style-name="ce1"/>
          <table:table-cell office:value-type="string" table:style-name="ce6">
            <text:p>Total a</text:p>
          </table:table-cell>
          <table:table-cell office:value-type="string" table:style-name="ce6">
            <text:p>Total a</text:p>
          </table:table-cell>
          <table:table-cell table:number-columns-repeated="16376" table:style-name="ce1"/>
        </table:table-row>
        <table:table-row table:style-name="ro2">
          <table:table-cell/>
          <table:covered-table-cell/>
          <table:table-cell office:value-type="date" office:date-value="2020-10-01T00:00:00" table:style-name="ce7">
            <text:p>oct-20</text:p>
          </table:table-cell>
          <table:table-cell office:value-type="string" table:style-name="ce8">
            <text:p>Nov y dic-20</text:p>
          </table:table-cell>
          <table:table-cell office:value-type="date" office:date-value="2020-12-01T00:00:00" table:style-name="ce7">
            <text:p>dic-20</text:p>
          </table:table-cell>
          <table:table-cell table:style-name="ce1"/>
          <table:table-cell office:value-type="date" office:date-value="2019-12-01T00:00:00" table:style-name="ce7">
            <text:p>dic-19</text:p>
          </table:table-cell>
          <table:table-cell office:value-type="date" office:date-value="2020-12-01T00:00:00" table:style-name="ce7">
            <text:p>dic-20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9"/>
          <table:table-cell table:number-columns-repeated="3" table:style-name="ce10"/>
          <table:table-cell table:style-name="ce11"/>
          <table:table-cell table:number-columns-repeated="2" table:style-name="ce10"/>
          <table:table-cell table:number-columns-repeated="16376" table:style-name="ce1"/>
        </table:table-row>
        <table:table-row table:style-name="ro2">
          <table:table-cell/>
          <table:table-cell office:value-type="string" table:style-name="ce12">
            <text:p>Cuentas por cobrar comerciales, Telconet (Telefonia)</text:p>
          </table:table-cell>
          <table:table-cell office:value-type="float" office:value="182658" table:formula="of:=182658" table:style-name="ce13">
            <text:p>182.658</text:p>
          </table:table-cell>
          <table:table-cell table:style-name="ce13"/>
          <table:table-cell office:value-type="float" office:value="182658" table:formula="of:=SUM([.C26:.D26])" table:style-name="ce13">
            <text:p>182.658</text:p>
          </table:table-cell>
          <table:table-cell table:style-name="ce11"/>
          <table:table-cell office:value-type="float" office:value="0" table:formula="of:=-[.#REF!]" table:style-name="ce13">
            <text:p>#¡REF!</text:p>
          </table:table-cell>
          <table:table-cell office:value-type="float" office:value="6686" table:style-name="ce13">
            <text:p>6.686</text:p>
          </table:table-cell>
          <table:table-cell table:style-name="ce1"/>
          <table:table-cell office:value-type="string" table:style-name="ce1">
            <text:p>Incluye US$193,255 provenientes del 2018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2">
            <text:p>Cuentas por cobrar comerciales, Telconet (interconexion)</text:p>
          </table:table-cell>
          <table:table-cell office:value-type="float" office:value="24485" table:style-name="ce13">
            <text:p>24.485</text:p>
          </table:table-cell>
          <table:table-cell table:number-columns-repeated="2" table:style-name="ce13"/>
          <table:table-cell table:style-name="ce11"/>
          <table:table-cell table:style-name="ce13"/>
          <table:table-cell office:value-type="float" office:value="24485" table:style-name="ce13">
            <text:p>24.485</text:p>
          </table:table-cell>
          <table:table-cell table:style-name="ce1"/>
          <table:table-cell office:value-type="string" table:style-name="ce1">
            <text:p>Saldo proveniente de anios anteriores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2">
            <text:p>Cuenta por cobrar a largo plazo, Telconet</text:p>
          </table:table-cell>
          <table:table-cell office:value-type="float" office:value="0" table:style-name="ce13">
            <text:p>0</text:p>
          </table:table-cell>
          <table:table-cell table:number-columns-repeated="2" table:style-name="ce13"/>
          <table:table-cell table:style-name="ce11"/>
          <table:table-cell table:style-name="ce13"/>
          <table:table-cell office:value-type="float" office:value="852144" table:style-name="ce13">
            <text:p>852.144</text:p>
          </table:table-cell>
          <table:table-cell table:style-name="ce1"/>
          <table:table-cell office:value-type="string" table:style-name="ce11">
            <text:p>Saldo compensado con CxP a largo plazo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2">
            <text:p>Cuentas por pagar comerciales, Telconet</text:p>
          </table:table-cell>
          <table:table-cell office:value-type="float" office:value="54503" table:style-name="ce13">
            <text:p>54.503</text:p>
          </table:table-cell>
          <table:table-cell table:number-columns-repeated="2" table:style-name="ce13"/>
          <table:table-cell table:style-name="ce11"/>
          <table:table-cell table:number-columns-repeated="2" table:style-name="ce13"/>
          <table:table-cell table:number-columns-repeated="16376" table:style-name="ce1"/>
        </table:table-row>
        <table:table-row table:style-name="ro2">
          <table:table-cell/>
          <table:table-cell office:value-type="string" table:style-name="ce12">
            <text:p>Cuenta por pagar Telconet, largo plazo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SUM([.C30:.D30])" table:style-name="ce13">
            <text:p>0</text:p>
          </table:table-cell>
          <table:table-cell table:style-name="ce11"/>
          <table:table-cell office:value-type="float" office:value="0" table:formula="of:=-[.#REF!]" table:style-name="ce13">
            <text:p>#¡REF!</text:p>
          </table:table-cell>
          <table:table-cell office:value-type="float" office:value="658889" table:style-name="ce13">
            <text:p>658.889</text:p>
          </table:table-cell>
          <table:table-cell table:style-name="ce1"/>
          <table:table-cell office:value-type="string" table:style-name="ce1">
            <text:p>Saldo compensado con CxC a largo plazo</text:p>
          </table:table-cell>
          <table:table-cell table:number-columns-repeated="16374"/>
        </table:table-row>
        <table:table-row table:style-name="ro2">
          <table:table-cell/>
          <table:table-cell table:style-name="ce12"/>
          <table:table-cell table:number-columns-repeated="3" table:style-name="ce13"/>
          <table:table-cell table:style-name="ce11"/>
          <table:table-cell table:number-columns-repeated="2" table:style-name="ce13"/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22">
            <text:p>SUMAN</text:p>
          </table:table-cell>
          <table:table-cell office:value-type="float" office:value="261646" table:formula="of:=SUM([.C26:.C31])" table:style-name="ce23">
            <text:p>261.646</text:p>
          </table:table-cell>
          <table:table-cell office:value-type="float" office:value="0" table:formula="of:=SUM([.D26:.D31])" table:style-name="ce23">
            <text:p>0</text:p>
          </table:table-cell>
          <table:table-cell office:value-type="float" office:value="182658" table:formula="of:=SUM([.E26:.E31])" table:style-name="ce23">
            <text:p>182.658</text:p>
          </table:table-cell>
          <table:table-cell table:style-name="ce20"/>
          <table:table-cell office:value-type="float" office:value="0" table:formula="of:=SUM([.G26:.G31])" table:style-name="ce23">
            <text:p>#¡REF!</text:p>
          </table:table-cell>
          <table:table-cell office:value-type="float" office:value="1542204" table:formula="of:=SUM([.H26:.H31])" table:style-name="ce23">
            <text:p>1.542.204</text:p>
          </table:table-cell>
          <table:table-cell table:number-columns-repeated="16376" table:style-name="ce4"/>
        </table:table-row>
        <table:table-row table:number-rows-repeated="1048544" table:style-name="ro2">
          <table:table-cell table:number-columns-repeated="16384"/>
        </table:table-row>
      </table:table>
      <table:table table:name="Telconet" table:style-name="ta2"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number-columns-repeated="3" table:default-cell-style-name="ce26"/>
        <table:table-column table:style-name="co15" table:number-columns-repeated="48" table:default-cell-style-name="ce26"/>
        <table:table-column table:style-name="co15" table:number-columns-repeated="959" table:default-cell-style-name="ce1"/>
        <table:table-column table:style-name="co10" table:number-columns-repeated="15371" table:default-cell-style-name="ce1"/>
        <table:table-row table:style-name="ro1">
          <table:table-cell office:value-type="string" table:style-name="ce25">
            <text:p>LINKOTEL S.A.</text:p>
          </table:table-cell>
          <table:table-cell table:number-columns-repeated="53" table:style-name="ce26"/>
          <table:table-cell table:number-columns-repeated="16330"/>
        </table:table-row>
        <table:table-row table:style-name="ro1">
          <table:table-cell office:value-type="string" table:style-name="ce27">
            <text:p>DETALLE DE TRANSACCIONES CON TELCONET</text:p>
          </table:table-cell>
          <table:table-cell table:number-columns-repeated="53" table:style-name="ce26"/>
          <table:table-cell table:number-columns-repeated="16330"/>
        </table:table-row>
        <table:table-row table:style-name="ro1">
          <table:table-cell office:value-type="string" table:style-name="ce27">
            <text:p>Al 31 de diciembre del 2021</text:p>
          </table:table-cell>
          <table:table-cell table:number-columns-repeated="53" table:style-name="ce26"/>
          <table:table-cell table:number-columns-repeated="16330"/>
        </table:table-row>
        <table:table-row table:style-name="ro2">
          <table:table-cell table:number-columns-repeated="2" table:style-name="ce26"/>
          <table:table-cell office:value-type="string" table:style-name="ce28">
            <text:p>RESUMEN</text:p>
          </table:table-cell>
          <table:table-cell office:value-type="date" office:date-value="2021-08-01T00:00:00" table:style-name="ce29">
            <text:p>ago-21</text:p>
          </table:table-cell>
          <table:table-cell office:value-type="date" office:date-value="2021-12-01T00:00:00" table:style-name="ce30">
            <text:p>dic-21</text:p>
          </table:table-cell>
          <table:table-cell table:number-columns-repeated="49" table:style-name="ce26"/>
          <table:table-cell table:number-columns-repeated="16330"/>
        </table:table-row>
        <table:table-row table:style-name="ro2">
          <table:table-cell table:number-columns-repeated="2" table:style-name="ce26"/>
          <table:table-cell office:value-type="string" table:style-name="ce28">
            <text:p>Ventas de consumo telefónico</text:p>
          </table:table-cell>
          <table:table-cell office:value-type="float" office:value="186914" table:formula="of:=186914" table:style-name="ce31">
            <text:p><text:s/>186.914<text:s/></text:p>
          </table:table-cell>
          <table:table-cell office:value-type="float" office:value="80238.100000000006" table:style-name="ce32">
            <text:p>80.238,10<text:s/></text:p>
          </table:table-cell>
          <table:table-cell table:number-columns-repeated="49" table:style-name="ce26"/>
          <table:table-cell table:number-columns-repeated="16330"/>
        </table:table-row>
        <table:table-row table:style-name="ro2">
          <table:table-cell table:number-columns-repeated="2" table:style-name="ce26"/>
          <table:table-cell office:value-type="string" table:style-name="ce28">
            <text:p>Soporte técnico</text:p>
          </table:table-cell>
          <table:table-cell office:value-type="float" office:value="64000" table:formula="of:=SUM([.D17]+[.D30];[.D39];[.D59];[.D71];[.D87];[.D99];[.D113])" table:style-name="ce31">
            <text:p><text:s/>64.000<text:s/></text:p>
          </table:table-cell>
          <table:table-cell office:value-type="float" office:value="32000" table:formula="of:=SUM([.D125];[.D138];[.D143];[.D157])" table:style-name="ce32">
            <text:p>32.000,00<text:s/></text:p>
          </table:table-cell>
          <table:table-cell table:number-columns-repeated="49" table:style-name="ce26"/>
          <table:table-cell table:number-columns-repeated="16330"/>
        </table:table-row>
        <table:table-row table:style-name="ro2">
          <table:table-cell table:number-columns-repeated="2" table:style-name="ce26"/>
          <table:table-cell office:value-type="string" table:style-name="ce33">
            <text:p>TOTAL<text:s/></text:p>
          </table:table-cell>
          <table:table-cell office:value-type="float" office:value="250914" table:formula="of:=SUM([.D5:.D6])" table:style-name="ce34">
            <text:p><text:s/>250.914<text:s/></text:p>
          </table:table-cell>
          <table:table-cell office:value-type="float" office:value="112238.1" table:formula="of:=SUM([.E5:.E6])" table:style-name="ce34">
            <text:p><text:s/>112.238<text:s/></text:p>
          </table:table-cell>
          <table:table-cell table:number-columns-repeated="49" table:style-name="ce26"/>
          <table:table-cell table:number-columns-repeated="16330"/>
        </table:table-row>
        <table:table-row table:style-name="ro2">
          <table:table-cell table:number-columns-repeated="2" table:style-name="ce26"/>
          <table:table-cell table:style-name="ce33"/>
          <table:table-cell table:number-columns-repeated="2" table:style-name="ce34"/>
          <table:table-cell table:number-columns-repeated="49" table:style-name="ce26"/>
          <table:table-cell table:number-columns-repeated="16330"/>
        </table:table-row>
        <table:table-row table:style-name="ro2">
          <table:table-cell table:number-columns-repeated="2" table:style-name="ce26"/>
          <table:table-cell office:value-type="string" table:style-name="ce33">
            <text:p>Cruce de cuentas</text:p>
          </table:table-cell>
          <table:table-cell office:value-type="float" office:value="82527.839999999997" table:formula="of:=[.E152]+[.E166]" table:style-name="ce34">
            <text:p><text:s/>82.528<text:s/></text:p>
          </table:table-cell>
          <table:table-cell table:number-columns-repeated="50" table:style-name="ce26"/>
          <table:table-cell table:number-columns-repeated="16330"/>
        </table:table-row>
        <table:table-row table:style-name="ro2">
          <table:table-cell table:number-columns-repeated="3" table:style-name="ce26"/>
          <table:table-cell office:value-type="string" table:style-name="ce35">
            <text:p>Débitos</text:p>
          </table:table-cell>
          <table:table-cell office:value-type="string" table:style-name="ce35">
            <text:p>Créditos</text:p>
          </table:table-cell>
          <table:table-cell office:value-type="string" table:style-name="ce35">
            <text:p>Saldo</text:p>
          </table:table-cell>
          <table:table-cell table:number-columns-repeated="48" table:style-name="ce26"/>
          <table:table-cell table:number-columns-repeated="16330"/>
        </table:table-row>
        <table:table-row table:style-name="ro2">
          <table:table-cell office:value-type="string" table:style-name="ce36">
            <text:p>Auxiliar</text:p>
          </table:table-cell>
          <table:table-cell office:value-type="string" table:style-name="ce37">
            <text:p>CL <text:s text:c="2"/>TEL001 <text:s text:c="2"/>TELCONET S.A.</text:p>
          </table:table-cell>
          <table:table-cell table:number-columns-repeated="2" table:style-name="ce38"/>
          <table:table-cell table:style-name="ce39"/>
          <table:table-cell office:value-type="float" office:value="834344.55" table:style-name="ce40">
            <text:p>834.344,5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table:number-columns-repeated="7" table:style-name="ce38"/>
          <table:table-cell table:number-columns-repeated="16377" table:style-name="ce1"/>
        </table:table-row>
        <table:table-row table:style-name="ro2">
          <table:table-cell office:value-type="date" office:date-value="2021-01-01T00:00:00" table:style-name="ce41">
            <text:p>01-ene-21</text:p>
          </table:table-cell>
          <table:table-cell office:value-type="string" table:style-name="ce37">
            <text:p>FA-350923</text:p>
          </table:table-cell>
          <table:table-cell office:value-type="string" table:style-name="ce42">
            <text:p>Registro.- Contabilización de factura # 350923 del 0991327371001-TELCONET <text:s/>S.A. por <text:s/>consumo telefónico</text:p>
          </table:table-cell>
          <table:table-cell office:value-type="float" office:value="3.64" table:style-name="ce40">
            <text:p>3,64<text:s/></text:p>
          </table:table-cell>
          <table:table-cell table:style-name="ce38"/>
          <table:table-cell office:value-type="float" office:value="834348.19" table:style-name="ce40">
            <text:p>834.348,1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1-01T00:00:00" table:style-name="ce41">
            <text:p>01-ene-21</text:p>
          </table:table-cell>
          <table:table-cell office:value-type="string" table:style-name="ce37">
            <text:p>FA-350929</text:p>
          </table:table-cell>
          <table:table-cell office:value-type="string" table:style-name="ce42">
            <text:p>Registro.- Contabilización de factura # 350929 del 0991327371001-TELCONET <text:s/>S.A. por <text:s/>consumo telefónico</text:p>
          </table:table-cell>
          <table:table-cell office:value-type="float" office:value="1.94" table:style-name="ce40">
            <text:p>1,94<text:s/></text:p>
          </table:table-cell>
          <table:table-cell table:style-name="ce38"/>
          <table:table-cell office:value-type="float" office:value="834350.13" table:style-name="ce40">
            <text:p>834.350,13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1-01T00:00:00" table:style-name="ce41">
            <text:p>01-ene-21</text:p>
          </table:table-cell>
          <table:table-cell office:value-type="string" table:style-name="ce37">
            <text:p>FA-350930</text:p>
          </table:table-cell>
          <table:table-cell office:value-type="string" table:style-name="ce42">
            <text:p>Registro.- Contabilización de factura # 350930 del 0991327371001-TELCONET <text:s/>S.A. por <text:s/>consumo telefónico</text:p>
          </table:table-cell>
          <table:table-cell office:value-type="float" office:value="3.9" table:style-name="ce40">
            <text:p>3,90<text:s/></text:p>
          </table:table-cell>
          <table:table-cell table:style-name="ce38"/>
          <table:table-cell office:value-type="float" office:value="834354.03" table:style-name="ce40">
            <text:p>834.354,03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1-01T00:00:00" table:style-name="ce41">
            <text:p>01-ene-21</text:p>
          </table:table-cell>
          <table:table-cell office:value-type="string" table:style-name="ce37">
            <text:p>FA-351036</text:p>
          </table:table-cell>
          <table:table-cell office:value-type="string" table:style-name="ce42">
            <text:p>Registro.- Contabilización de factura # 351036 del 0991327371001-TELCONET <text:s/>S.A. Por: Factura <text:s/>Rev. del <text:s/>21/11/2020 AL 20/12/2020</text:p>
          </table:table-cell>
          <table:table-cell office:value-type="float" office:value="12928.51" table:style-name="ce40">
            <text:p>12.928,51<text:s/></text:p>
          </table:table-cell>
          <table:table-cell table:style-name="ce38"/>
          <table:table-cell office:value-type="float" office:value="847282.54" table:style-name="ce40">
            <text:p>847.282,54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1-01T00:00:00" table:style-name="ce41">
            <text:p>01-ene-21</text:p>
          </table:table-cell>
          <table:table-cell office:value-type="string" table:style-name="ce37">
            <text:p>FA-351037</text:p>
          </table:table-cell>
          <table:table-cell office:value-type="string" table:style-name="ce42">
            <text:p>Registro.- Contabilización de factura # 351037 del 0991327371001-TELCONET <text:s/>S.A. Por: FACTURA POR SOPORTE TÉCNICO</text:p>
          </table:table-cell>
          <table:table-cell office:value-type="float" office:value="8000" table:style-name="ce40">
            <text:p>8.000,00<text:s/></text:p>
          </table:table-cell>
          <table:table-cell table:style-name="ce38"/>
          <table:table-cell office:value-type="float" office:value="855282.54" table:style-name="ce40">
            <text:p>855.282,54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1-13T00:00:00" table:style-name="ce41">
            <text:p>13-ene-21</text:p>
          </table:table-cell>
          <table:table-cell office:value-type="string" table:style-name="ce37">
            <text:p>DR-73</text:p>
          </table:table-cell>
          <table:table-cell office:value-type="string" table:style-name="ce42">
            <text:p>Fact#: 351037 Rec#: 6605 TELCONET <text:s/>S.A.</text:p>
          </table:table-cell>
          <table:table-cell table:style-name="ce38"/>
          <table:table-cell office:value-type="float" office:value="796.43" table:style-name="ce43">
            <text:p>-796,43</text:p>
          </table:table-cell>
          <table:table-cell office:value-type="float" office:value="854486.11" table:style-name="ce40">
            <text:p>854.486,11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1-14T00:00:00" table:style-name="ce41">
            <text:p>14-ene-21</text:p>
          </table:table-cell>
          <table:table-cell office:value-type="string" table:style-name="ce37">
            <text:p>IC-1156</text:p>
          </table:table-cell>
          <table:table-cell office:value-type="string" table:style-name="ce42">
            <text:p>Fact#: 351037 Rec#: 10469 TELCONET <text:s/>S.A.</text:p>
          </table:table-cell>
          <table:table-cell table:style-name="ce38"/>
          <table:table-cell office:value-type="float" office:value="7203.57" table:style-name="ce43">
            <text:p>-7.203,57</text:p>
          </table:table-cell>
          <table:table-cell office:value-type="float" office:value="847282.54" table:style-name="ce40">
            <text:p>847.282,54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1-21T00:00:00" table:style-name="ce41">
            <text:p>21-ene-21</text:p>
          </table:table-cell>
          <table:table-cell office:value-type="string" table:style-name="ce37">
            <text:p>DR-246</text:p>
          </table:table-cell>
          <table:table-cell office:value-type="string" table:style-name="ce42">
            <text:p>Fact#: 350923 Rec#: 6638 TELCONET <text:s/>S.A.</text:p>
          </table:table-cell>
          <table:table-cell table:style-name="ce38"/>
          <table:table-cell office:value-type="float" office:value="0.35" table:style-name="ce43">
            <text:p>-0,35</text:p>
          </table:table-cell>
          <table:table-cell office:value-type="float" office:value="847282.19" table:style-name="ce40">
            <text:p>847.282,1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1-21T00:00:00" table:style-name="ce41">
            <text:p>21-ene-21</text:p>
          </table:table-cell>
          <table:table-cell office:value-type="string" table:style-name="ce37">
            <text:p>DR-247</text:p>
          </table:table-cell>
          <table:table-cell office:value-type="string" table:style-name="ce42">
            <text:p>Fact#: 351036 Rec#: 6639 TELCONET <text:s/>S.A.</text:p>
          </table:table-cell>
          <table:table-cell table:style-name="ce38"/>
          <table:table-cell office:value-type="float" office:value="1245.68" table:style-name="ce43">
            <text:p>-1.245,68</text:p>
          </table:table-cell>
          <table:table-cell office:value-type="float" office:value="846036.51" table:style-name="ce40">
            <text:p>846.036,51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1-21T00:00:00" table:style-name="ce41">
            <text:p>21-ene-21</text:p>
          </table:table-cell>
          <table:table-cell office:value-type="string" table:style-name="ce37">
            <text:p>DR-249</text:p>
          </table:table-cell>
          <table:table-cell office:value-type="string" table:style-name="ce42">
            <text:p>Fact#: 350929-350930-3584 Rec#: 6641 TELCONET <text:s/>S.A.</text:p>
          </table:table-cell>
          <table:table-cell table:style-name="ce38"/>
          <table:table-cell office:value-type="float" office:value="9130.9699999999993" table:style-name="ce43">
            <text:p>-9.130,97</text:p>
          </table:table-cell>
          <table:table-cell office:value-type="float" office:value="846035.95" table:style-name="ce40">
            <text:p>846.035,9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1-25T00:00:00" table:style-name="ce41">
            <text:p>25-ene-21</text:p>
          </table:table-cell>
          <table:table-cell office:value-type="string" table:style-name="ce37">
            <text:p>IC-1162</text:p>
          </table:table-cell>
          <table:table-cell office:value-type="string" table:style-name="ce42">
            <text:p>Fact#: 350923-350929-350930-351036-3584 Rec#: 10473 TELCONET <text:s/>S.A.</text:p>
          </table:table-cell>
          <table:table-cell table:style-name="ce38"/>
          <table:table-cell office:value-type="float" office:value="11691.4" table:style-name="ce43">
            <text:p>-11.691,40</text:p>
          </table:table-cell>
          <table:table-cell office:value-type="float" office:value="834344.55" table:style-name="ce40">
            <text:p>834.344,5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01T00:00:00" table:style-name="ce41">
            <text:p>01-feb-21</text:p>
          </table:table-cell>
          <table:table-cell office:value-type="string" table:style-name="ce37">
            <text:p>FA-353031</text:p>
          </table:table-cell>
          <table:table-cell office:value-type="string" table:style-name="ce42">
            <text:p>Registro.- Contabilización de factura # 353031 del 0991327371001-TELCONET <text:s/>S.A. por <text:s/>consumo telefónico</text:p>
          </table:table-cell>
          <table:table-cell office:value-type="float" office:value="9130.9699999999993" table:style-name="ce40">
            <text:p>9.130,97<text:s/></text:p>
          </table:table-cell>
          <table:table-cell table:style-name="ce38"/>
          <table:table-cell office:value-type="float" office:value="843475.52" table:style-name="ce40">
            <text:p>843.475,52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01T00:00:00" table:style-name="ce41">
            <text:p>01-feb-21</text:p>
          </table:table-cell>
          <table:table-cell office:value-type="string" table:style-name="ce37">
            <text:p>FA-353249</text:p>
          </table:table-cell>
          <table:table-cell office:value-type="string" table:style-name="ce42">
            <text:p>Registro.- Contabilización de factura # 353249 del 0991327371001-TELCONET <text:s/>S.A. por <text:s/>consumo telefónico</text:p>
          </table:table-cell>
          <table:table-cell office:value-type="float" office:value="4.01" table:style-name="ce40">
            <text:p>4,01<text:s/></text:p>
          </table:table-cell>
          <table:table-cell table:style-name="ce38"/>
          <table:table-cell office:value-type="float" office:value="843479.53" table:style-name="ce40">
            <text:p>843.479,53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01T00:00:00" table:style-name="ce41">
            <text:p>01-feb-21</text:p>
          </table:table-cell>
          <table:table-cell office:value-type="string" table:style-name="ce37">
            <text:p>FA-353257</text:p>
          </table:table-cell>
          <table:table-cell office:value-type="string" table:style-name="ce42">
            <text:p>Registro.- Contabilización de factura # 353257 del 0991327371001-TELCONET <text:s/>S.A. por <text:s/>consumo telefónico</text:p>
          </table:table-cell>
          <table:table-cell office:value-type="float" office:value="1.94" table:style-name="ce40">
            <text:p>1,94<text:s/></text:p>
          </table:table-cell>
          <table:table-cell table:style-name="ce38"/>
          <table:table-cell office:value-type="float" office:value="843481.47" table:style-name="ce40">
            <text:p>843.481,47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01T00:00:00" table:style-name="ce41">
            <text:p>01-feb-21</text:p>
          </table:table-cell>
          <table:table-cell office:value-type="string" table:style-name="ce37">
            <text:p>FA-353258</text:p>
          </table:table-cell>
          <table:table-cell office:value-type="string" table:style-name="ce42">
            <text:p>Registro.- Contabilización de factura # 353258 del 0991327371001-TELCONET <text:s/>S.A. por <text:s/>consumo telefónico</text:p>
          </table:table-cell>
          <table:table-cell office:value-type="float" office:value="3.94" table:style-name="ce40">
            <text:p>3,94<text:s/></text:p>
          </table:table-cell>
          <table:table-cell table:style-name="ce38"/>
          <table:table-cell office:value-type="float" office:value="843485.41" table:style-name="ce40">
            <text:p>843.485,41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02T00:00:00" table:style-name="ce41">
            <text:p>02-feb-21</text:p>
          </table:table-cell>
          <table:table-cell office:value-type="string" table:style-name="ce37">
            <text:p>FA-353361</text:p>
          </table:table-cell>
          <table:table-cell office:value-type="string" table:style-name="ce42">
            <text:p>Registro.- Contabilización de factura # 353361 del 0991327371001-TELCONET <text:s/>S.A. Por: FACTURA POR CONSUMO Y SERVICIOS</text:p>
          </table:table-cell>
          <table:table-cell office:value-type="float" office:value="11312.82" table:style-name="ce40">
            <text:p>11.312,82<text:s/></text:p>
          </table:table-cell>
          <table:table-cell table:style-name="ce38"/>
          <table:table-cell office:value-type="float" office:value="854798.23" table:style-name="ce40">
            <text:p>854.798,23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02T00:00:00" table:style-name="ce41">
            <text:p>02-feb-21</text:p>
          </table:table-cell>
          <table:table-cell office:value-type="string" table:style-name="ce37">
            <text:p>FA-353362</text:p>
          </table:table-cell>
          <table:table-cell office:value-type="string" table:style-name="ce42">
            <text:p>Registro.- Contabilización de factura # 353362 del 0991327371001-TELCONET <text:s/>S.A. Por: Factura <text:s/>Rev. del <text:s/>21/12/2020 AL 20/01/2021</text:p>
          </table:table-cell>
          <table:table-cell office:value-type="float" office:value="12433.32" table:style-name="ce40">
            <text:p>12.433,32<text:s/></text:p>
          </table:table-cell>
          <table:table-cell table:style-name="ce38"/>
          <table:table-cell office:value-type="float" office:value="867231.55" table:style-name="ce40">
            <text:p>867.231,5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02T00:00:00" table:style-name="ce41">
            <text:p>02-feb-21</text:p>
          </table:table-cell>
          <table:table-cell office:value-type="string" table:style-name="ce37">
            <text:p>FA-353363</text:p>
          </table:table-cell>
          <table:table-cell office:value-type="string" table:style-name="ce42">
            <text:p>Registro.- Contabilización de factura # 353363 del 0991327371001-TELCONET <text:s/>S.A. Por: FACTURA POR SOPORTE TÉCNICO</text:p>
          </table:table-cell>
          <table:table-cell office:value-type="float" office:value="8000" table:style-name="ce40">
            <text:p>8.000,00<text:s/></text:p>
          </table:table-cell>
          <table:table-cell table:style-name="ce38"/>
          <table:table-cell office:value-type="float" office:value="875231.55" table:style-name="ce40">
            <text:p>875.231,5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05T00:00:00" table:style-name="ce41">
            <text:p>05-feb-21</text:p>
          </table:table-cell>
          <table:table-cell office:value-type="string" table:style-name="ce37">
            <text:p>DR-314</text:p>
          </table:table-cell>
          <table:table-cell office:value-type="string" table:style-name="ce42">
            <text:p>Fact#: 353361 Rec#: 6682 TELCONET <text:s/>S.A.</text:p>
          </table:table-cell>
          <table:table-cell table:style-name="ce38"/>
          <table:table-cell office:value-type="float" office:value="1090" table:style-name="ce43">
            <text:p>-1.090,00</text:p>
          </table:table-cell>
          <table:table-cell office:value-type="float" office:value="874141.55" table:style-name="ce40">
            <text:p>874.141,5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19T00:00:00" table:style-name="ce41">
            <text:p>19-feb-21</text:p>
          </table:table-cell>
          <table:table-cell office:value-type="string" table:style-name="ce37">
            <text:p>DR-510</text:p>
          </table:table-cell>
          <table:table-cell office:value-type="string" table:style-name="ce42">
            <text:p>Fact#: 353031 Rec#: 6725 TELCONET <text:s/>S.A.</text:p>
          </table:table-cell>
          <table:table-cell table:style-name="ce38"/>
          <table:table-cell office:value-type="float" office:value="879.77" table:style-name="ce43">
            <text:p>-879,77</text:p>
          </table:table-cell>
          <table:table-cell office:value-type="float" office:value="873261.78" table:style-name="ce40">
            <text:p>873.261,78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19T00:00:00" table:style-name="ce41">
            <text:p>19-feb-21</text:p>
          </table:table-cell>
          <table:table-cell office:value-type="string" table:style-name="ce37">
            <text:p>DR-511</text:p>
          </table:table-cell>
          <table:table-cell office:value-type="string" table:style-name="ce42">
            <text:p>Fact#: 353258 Rec#: 6726 TELCONET <text:s/>S.A.</text:p>
          </table:table-cell>
          <table:table-cell table:style-name="ce38"/>
          <table:table-cell office:value-type="float" office:value="0.37" table:style-name="ce43">
            <text:p>-0,37</text:p>
          </table:table-cell>
          <table:table-cell office:value-type="float" office:value="873261.41" table:style-name="ce40">
            <text:p>873.261,41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19T00:00:00" table:style-name="ce41">
            <text:p>19-feb-21</text:p>
          </table:table-cell>
          <table:table-cell office:value-type="string" table:style-name="ce37">
            <text:p>DR-512</text:p>
          </table:table-cell>
          <table:table-cell office:value-type="string" table:style-name="ce42">
            <text:p>Fact#: 353363 Rec#: 6727 TELCONET <text:s/>S.A.</text:p>
          </table:table-cell>
          <table:table-cell table:style-name="ce38"/>
          <table:table-cell office:value-type="float" office:value="796.43" table:style-name="ce43">
            <text:p>-796,43</text:p>
          </table:table-cell>
          <table:table-cell office:value-type="float" office:value="872464.98" table:style-name="ce40">
            <text:p>872.464,98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19T00:00:00" table:style-name="ce41">
            <text:p>19-feb-21</text:p>
          </table:table-cell>
          <table:table-cell office:value-type="string" table:style-name="ce37">
            <text:p>DR-514</text:p>
          </table:table-cell>
          <table:table-cell office:value-type="string" table:style-name="ce42">
            <text:p>Fact#: 353257 Rec#: 6729 TELCONET <text:s/>S.A.</text:p>
          </table:table-cell>
          <table:table-cell table:style-name="ce38"/>
          <table:table-cell office:value-type="float" office:value="0.19" table:style-name="ce43">
            <text:p>-0,19</text:p>
          </table:table-cell>
          <table:table-cell office:value-type="float" office:value="872464.79" table:style-name="ce40">
            <text:p>872.464,7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19T00:00:00" table:style-name="ce41">
            <text:p>19-feb-21</text:p>
          </table:table-cell>
          <table:table-cell office:value-type="string" table:style-name="ce37">
            <text:p>DR-515</text:p>
          </table:table-cell>
          <table:table-cell office:value-type="string" table:style-name="ce42">
            <text:p>Fact#: 353362 Rec#: 6730 TELCONET <text:s/>S.A.</text:p>
          </table:table-cell>
          <table:table-cell table:style-name="ce38"/>
          <table:table-cell office:value-type="float" office:value="1197.96" table:style-name="ce43">
            <text:p>-1.197,96</text:p>
          </table:table-cell>
          <table:table-cell office:value-type="float" office:value="871266.83" table:style-name="ce40">
            <text:p>871.266,83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22T00:00:00" table:style-name="ce41">
            <text:p>22-feb-21</text:p>
          </table:table-cell>
          <table:table-cell office:value-type="string" table:style-name="ce37">
            <text:p>DR-534</text:p>
          </table:table-cell>
          <table:table-cell office:value-type="string" table:style-name="ce42">
            <text:p>Fact#: 353249 Rec#: 6734 TELCONET <text:s/>S.A.</text:p>
          </table:table-cell>
          <table:table-cell table:style-name="ce38"/>
          <table:table-cell office:value-type="float" office:value="0.39" table:style-name="ce43">
            <text:p>-0,39</text:p>
          </table:table-cell>
          <table:table-cell office:value-type="float" office:value="871266.44" table:style-name="ce40">
            <text:p>871.266,44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2-24T00:00:00" table:style-name="ce41">
            <text:p>24-feb-21</text:p>
          </table:table-cell>
          <table:table-cell office:value-type="string" table:style-name="ce37">
            <text:p>IC-2540</text:p>
          </table:table-cell>
          <table:table-cell office:value-type="string" table:style-name="ce42">
            <text:p>Fact#: 353363 Rec#: 10616 TELCONET <text:s/>S.A.</text:p>
          </table:table-cell>
          <table:table-cell table:style-name="ce38"/>
          <table:table-cell office:value-type="float" office:value="7203.57" table:style-name="ce43">
            <text:p>-7.203,57</text:p>
          </table:table-cell>
          <table:table-cell office:value-type="float" office:value="864062.87" table:style-name="ce40">
            <text:p>864.062,87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01T00:00:00" table:style-name="ce41">
            <text:p>01-mar-21</text:p>
          </table:table-cell>
          <table:table-cell office:value-type="string" table:style-name="ce37">
            <text:p>FA-355379</text:p>
          </table:table-cell>
          <table:table-cell office:value-type="string" table:style-name="ce42">
            <text:p>Registro.- Contabilización de factura # 355379 del 0991327371001-TELCONET <text:s/>S.A. Por: FACTURA POR SOPORTE TÉCNICO</text:p>
          </table:table-cell>
          <table:table-cell office:value-type="float" office:value="8000" table:style-name="ce40">
            <text:p>8.000,00<text:s/></text:p>
          </table:table-cell>
          <table:table-cell table:style-name="ce38"/>
          <table:table-cell office:value-type="float" office:value="872062.87" table:style-name="ce40">
            <text:p>872.062,87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01T00:00:00" table:style-name="ce41">
            <text:p>01-mar-21</text:p>
          </table:table-cell>
          <table:table-cell office:value-type="string" table:style-name="ce37">
            <text:p>FA-355676</text:p>
          </table:table-cell>
          <table:table-cell office:value-type="string" table:style-name="ce42">
            <text:p>Registro.- Contabilización de factura # 355676 del 0991327371001-TELCONET <text:s/>S.A. por <text:s/>consumo telefónico</text:p>
          </table:table-cell>
          <table:table-cell office:value-type="float" office:value="3.64" table:style-name="ce40">
            <text:p>3,64<text:s/></text:p>
          </table:table-cell>
          <table:table-cell table:style-name="ce38"/>
          <table:table-cell office:value-type="float" office:value="872066.51" table:style-name="ce40">
            <text:p>872.066,51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01T00:00:00" table:style-name="ce41">
            <text:p>01-mar-21</text:p>
          </table:table-cell>
          <table:table-cell office:value-type="string" table:style-name="ce37">
            <text:p>FA-355684</text:p>
          </table:table-cell>
          <table:table-cell office:value-type="string" table:style-name="ce42">
            <text:p>Registro.- Contabilización de factura # 355684 del 0991327371001-TELCONET <text:s/>S.A. por <text:s/>consumo telefónico</text:p>
          </table:table-cell>
          <table:table-cell office:value-type="float" office:value="1.94" table:style-name="ce40">
            <text:p>1,94<text:s/></text:p>
          </table:table-cell>
          <table:table-cell table:style-name="ce38"/>
          <table:table-cell office:value-type="float" office:value="872068.45" table:style-name="ce40">
            <text:p>872.068,4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01T00:00:00" table:style-name="ce41">
            <text:p>01-mar-21</text:p>
          </table:table-cell>
          <table:table-cell office:value-type="string" table:style-name="ce37">
            <text:p>FA-355685</text:p>
          </table:table-cell>
          <table:table-cell office:value-type="string" table:style-name="ce42">
            <text:p>Registro.- Contabilización de factura # 355685 del 0991327371001-TELCONET <text:s/>S.A. por <text:s/>consumo telefónico</text:p>
          </table:table-cell>
          <table:table-cell office:value-type="float" office:value="3.88" table:style-name="ce40">
            <text:p>3,88<text:s/></text:p>
          </table:table-cell>
          <table:table-cell table:style-name="ce38"/>
          <table:table-cell office:value-type="float" office:value="872072.33" table:style-name="ce40">
            <text:p>872.072,33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01T00:00:00" table:style-name="ce41">
            <text:p>01-mar-21</text:p>
          </table:table-cell>
          <table:table-cell office:value-type="string" table:style-name="ce37">
            <text:p>IC-3672</text:p>
          </table:table-cell>
          <table:table-cell office:value-type="string" table:style-name="ce42">
            <text:p>Fact#: 353031-353249-353257-353258-353362-3778 Rec#: 10643 TELCONET <text:s/>S.A.</text:p>
          </table:table-cell>
          <table:table-cell table:style-name="ce38"/>
          <table:table-cell office:value-type="float" office:value="19495.5" table:style-name="ce43">
            <text:p>-19.495,50</text:p>
          </table:table-cell>
          <table:table-cell office:value-type="float" office:value="852576.83" table:style-name="ce40">
            <text:p>852.576,83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02T00:00:00" table:style-name="ce41">
            <text:p>02-mar-21</text:p>
          </table:table-cell>
          <table:table-cell office:value-type="string" table:style-name="ce37">
            <text:p>FA-355804</text:p>
          </table:table-cell>
          <table:table-cell office:value-type="string" table:style-name="ce42">
            <text:p>Registro.- Contabilización de factura # 355804 del 0991327371001-TELCONET <text:s/>S.A. Por: Factura <text:s/>Rev. del <text:s/>21/01/2020 AL 20/02/2021</text:p>
          </table:table-cell>
          <table:table-cell office:value-type="float" office:value="12603.96" table:style-name="ce40">
            <text:p>12.603,96<text:s/></text:p>
          </table:table-cell>
          <table:table-cell table:style-name="ce38"/>
          <table:table-cell office:value-type="float" office:value="865180.79" table:style-name="ce40">
            <text:p>865.180,7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12T00:00:00" table:style-name="ce41">
            <text:p>12-mar-21</text:p>
          </table:table-cell>
          <table:table-cell office:value-type="string" table:style-name="ce37">
            <text:p>DR-874</text:p>
          </table:table-cell>
          <table:table-cell office:value-type="string" table:style-name="ce42">
            <text:p>Fact#: 355379 Rec#: 6846 TELCONET <text:s/>S.A.</text:p>
          </table:table-cell>
          <table:table-cell table:style-name="ce38"/>
          <table:table-cell office:value-type="float" office:value="796.43" table:style-name="ce43">
            <text:p>-796,43</text:p>
          </table:table-cell>
          <table:table-cell office:value-type="float" office:value="864384.36" table:style-name="ce40">
            <text:p>864.384,36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16T00:00:00" table:style-name="ce41">
            <text:p>16-mar-21</text:p>
          </table:table-cell>
          <table:table-cell office:value-type="string" table:style-name="ce37">
            <text:p>IC-3812</text:p>
          </table:table-cell>
          <table:table-cell office:value-type="string" table:style-name="ce42">
            <text:p>Fact#: 355379 Rec#: 10756 TELCONET <text:s/>S.A.</text:p>
          </table:table-cell>
          <table:table-cell table:style-name="ce38"/>
          <table:table-cell office:value-type="float" office:value="7203.57" table:style-name="ce43">
            <text:p>-7.203,57</text:p>
          </table:table-cell>
          <table:table-cell office:value-type="float" office:value="857180.79" table:style-name="ce40">
            <text:p>857.180,7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23T00:00:00" table:style-name="ce41">
            <text:p>23-mar-21</text:p>
          </table:table-cell>
          <table:table-cell office:value-type="string" table:style-name="ce37">
            <text:p>DR-896</text:p>
          </table:table-cell>
          <table:table-cell office:value-type="string" table:style-name="ce42">
            <text:p>Fact#: 355676 Rec#: 6860 TELCONET <text:s/>S.A.</text:p>
          </table:table-cell>
          <table:table-cell table:style-name="ce38"/>
          <table:table-cell office:value-type="float" office:value="0.35" table:style-name="ce43">
            <text:p>-0,35</text:p>
          </table:table-cell>
          <table:table-cell office:value-type="float" office:value="857180.44" table:style-name="ce40">
            <text:p>857.180,44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23T00:00:00" table:style-name="ce41">
            <text:p>23-mar-21</text:p>
          </table:table-cell>
          <table:table-cell office:value-type="string" table:style-name="ce37">
            <text:p>DR-897</text:p>
          </table:table-cell>
          <table:table-cell office:value-type="string" table:style-name="ce42">
            <text:p>Fact#: 355804 Rec#: 6861 TELCONET <text:s/>S.A.</text:p>
          </table:table-cell>
          <table:table-cell table:style-name="ce38"/>
          <table:table-cell table:style-name="ce43"/>
          <table:table-cell table:number-columns-repeated="2" table:style-name="ce38"/>
          <table:table-cell table:number-columns-repeated="16377" table:style-name="ce1"/>
        </table:table-row>
        <table:table-row table:style-name="ro2">
          <table:table-cell office:value-type="date" office:date-value="2021-03-23T00:00:00" table:style-name="ce41">
            <text:p>23-mar-21</text:p>
          </table:table-cell>
          <table:table-cell office:value-type="string" table:style-name="ce37">
            <text:p>DR-898</text:p>
          </table:table-cell>
          <table:table-cell office:value-type="string" table:style-name="ce42">
            <text:p>Fact#: 355684 Rec#: 6862 TELCONET <text:s/>S.A.</text:p>
          </table:table-cell>
          <table:table-cell table:style-name="ce38"/>
          <table:table-cell office:value-type="float" office:value="0.19" table:style-name="ce43">
            <text:p>-0,19</text:p>
          </table:table-cell>
          <table:table-cell office:value-type="float" office:value="855965.85" table:style-name="ce40">
            <text:p>855.965,8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23T00:00:00" table:style-name="ce41">
            <text:p>23-mar-21</text:p>
          </table:table-cell>
          <table:table-cell office:value-type="string" table:style-name="ce37">
            <text:p>DR-899</text:p>
          </table:table-cell>
          <table:table-cell office:value-type="string" table:style-name="ce42">
            <text:p>Fact#: 355685 Rec#: 6863 TELCONET <text:s/>S.A.</text:p>
          </table:table-cell>
          <table:table-cell table:style-name="ce38"/>
          <table:table-cell office:value-type="float" office:value="0.37" table:style-name="ce43">
            <text:p>-0,37</text:p>
          </table:table-cell>
          <table:table-cell office:value-type="float" office:value="855965.48" table:style-name="ce40">
            <text:p>855.965,48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24T00:00:00" table:style-name="ce41">
            <text:p>24-mar-21</text:p>
          </table:table-cell>
          <table:table-cell office:value-type="string" table:style-name="ce37">
            <text:p>FA-357842</text:p>
          </table:table-cell>
          <table:table-cell office:value-type="string" table:style-name="ce42">
            <text:p>Registro.- Contabilización de factura # 357842 del 0991327371001-TELCONET <text:s/>S.A. Por: Factura consumo y servicio</text:p>
          </table:table-cell>
          <table:table-cell office:value-type="float" office:value="17743.240000000002" table:style-name="ce40">
            <text:p>17.743,24<text:s/></text:p>
          </table:table-cell>
          <table:table-cell table:style-name="ce38"/>
          <table:table-cell office:value-type="float" office:value="873708.72" table:style-name="ce40">
            <text:p>873.708,72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24T00:00:00" table:style-name="ce41">
            <text:p>24-mar-21</text:p>
          </table:table-cell>
          <table:table-cell office:value-type="string" table:style-name="ce37">
            <text:p>IC-4042</text:p>
          </table:table-cell>
          <table:table-cell office:value-type="string" table:style-name="ce42">
            <text:p>Fact#: 355676-355684-355685-3986 Rec#: 10787 TELCONET <text:s/>S.A.</text:p>
          </table:table-cell>
          <table:table-cell table:style-name="ce38"/>
          <table:table-cell office:value-type="float" office:value="8.5500000000000007" table:style-name="ce43">
            <text:p>-8,55</text:p>
          </table:table-cell>
          <table:table-cell office:value-type="float" office:value="873700.17" table:style-name="ce40">
            <text:p>873.700,17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24T00:00:00" table:style-name="ce41">
            <text:p>24-mar-21</text:p>
          </table:table-cell>
          <table:table-cell office:value-type="string" table:style-name="ce37">
            <text:p>IC-4055</text:p>
          </table:table-cell>
          <table:table-cell office:value-type="string" table:style-name="ce42">
            <text:p>Fact#: 353361 Rec#: 10793 TELCONET <text:s/>S.A.</text:p>
          </table:table-cell>
          <table:table-cell table:style-name="ce38"/>
          <table:table-cell office:value-type="float" office:value="10222.82" table:style-name="ce43">
            <text:p>-10.222,82</text:p>
          </table:table-cell>
          <table:table-cell office:value-type="float" office:value="863477.35" table:style-name="ce40">
            <text:p>863.477,3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3-26T00:00:00" table:style-name="ce41">
            <text:p>26-mar-21</text:p>
          </table:table-cell>
          <table:table-cell office:value-type="string" table:style-name="ce37">
            <text:p>DR-903</text:p>
          </table:table-cell>
          <table:table-cell office:value-type="string" table:style-name="ce42">
            <text:p>Fact#: 357842 Rec#: 6867 TELCONET <text:s/>S.A.</text:p>
          </table:table-cell>
          <table:table-cell table:style-name="ce38"/>
          <table:table-cell office:value-type="float" office:value="1709.57" table:style-name="ce43">
            <text:p>-1.709,57</text:p>
          </table:table-cell>
          <table:table-cell office:value-type="float" office:value="861767.78" table:style-name="ce40">
            <text:p>861.767,78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41">
            <text:p>01-abr-21</text:p>
          </table:table-cell>
          <table:table-cell office:value-type="string" table:style-name="ce37">
            <text:p>FA-357908</text:p>
          </table:table-cell>
          <table:table-cell office:value-type="string" table:style-name="ce42">
            <text:p>Registro.- Contabilización de factura # 357908 del 0991327371001-TELCONET <text:s/>S.A. por <text:s/>consumo telefónico</text:p>
          </table:table-cell>
          <table:table-cell office:value-type="float" office:value="8243.7900000000009" table:style-name="ce40">
            <text:p>8.243,79<text:s/></text:p>
          </table:table-cell>
          <table:table-cell table:style-name="ce38"/>
          <table:table-cell office:value-type="float" office:value="870011.57" table:style-name="ce40">
            <text:p>870.011,57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41">
            <text:p>01-abr-21</text:p>
          </table:table-cell>
          <table:table-cell office:value-type="string" table:style-name="ce37">
            <text:p>FA-358137</text:p>
          </table:table-cell>
          <table:table-cell office:value-type="string" table:style-name="ce42">
            <text:p>Registro.- Contabilización de factura # 358137 del 0991327371001-TELCONET <text:s/>S.A. por <text:s/>consumo telefónico</text:p>
          </table:table-cell>
          <table:table-cell office:value-type="float" office:value="4.1399999999999997" table:style-name="ce40">
            <text:p>4,14<text:s/></text:p>
          </table:table-cell>
          <table:table-cell table:style-name="ce38"/>
          <table:table-cell office:value-type="float" office:value="870015.71" table:style-name="ce40">
            <text:p>870.015,71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41">
            <text:p>01-abr-21</text:p>
          </table:table-cell>
          <table:table-cell office:value-type="string" table:style-name="ce37">
            <text:p>FA-358145</text:p>
          </table:table-cell>
          <table:table-cell office:value-type="string" table:style-name="ce42">
            <text:p>Registro.- Contabilización de factura # 358145 del 0991327371001-TELCONET <text:s/>S.A. por <text:s/>consumo telefónico</text:p>
          </table:table-cell>
          <table:table-cell office:value-type="float" office:value="1.94" table:style-name="ce40">
            <text:p>1,94<text:s/></text:p>
          </table:table-cell>
          <table:table-cell table:style-name="ce38"/>
          <table:table-cell office:value-type="float" office:value="870017.65" table:style-name="ce40">
            <text:p>870.017,6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41">
            <text:p>01-abr-21</text:p>
          </table:table-cell>
          <table:table-cell office:value-type="string" table:style-name="ce37">
            <text:p>FA-358146</text:p>
          </table:table-cell>
          <table:table-cell office:value-type="string" table:style-name="ce42">
            <text:p>Registro.- Contabilización de factura # 358146 del 0991327371001-TELCONET <text:s/>S.A. por <text:s/>consumo telefónico</text:p>
          </table:table-cell>
          <table:table-cell office:value-type="float" office:value="3.86" table:style-name="ce40">
            <text:p>3,86<text:s/></text:p>
          </table:table-cell>
          <table:table-cell table:style-name="ce38"/>
          <table:table-cell office:value-type="float" office:value="870021.51" table:style-name="ce40">
            <text:p>870.021,51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41">
            <text:p>01-abr-21</text:p>
          </table:table-cell>
          <table:table-cell office:value-type="string" table:style-name="ce37">
            <text:p>FA-358287</text:p>
          </table:table-cell>
          <table:table-cell office:value-type="string" table:style-name="ce42">
            <text:p>Registro.- Contabilización de factura # 358287 del 0991327371001-TELCONET <text:s/>S.A. Por: FACTURA POR SOPORTE TÉCNICO</text:p>
          </table:table-cell>
          <table:table-cell office:value-type="float" office:value="8000" table:style-name="ce40">
            <text:p>8.000,00<text:s/></text:p>
          </table:table-cell>
          <table:table-cell table:style-name="ce38"/>
          <table:table-cell office:value-type="float" office:value="878021.51" table:style-name="ce40">
            <text:p>878.021,51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41">
            <text:p>01-abr-21</text:p>
          </table:table-cell>
          <table:table-cell office:value-type="string" table:style-name="ce37">
            <text:p>IC-4407</text:p>
          </table:table-cell>
          <table:table-cell office:value-type="string" table:style-name="ce42">
            <text:p>Fact#: 355804 Rec#: 10831 TELCONET <text:s/>S.A.</text:p>
          </table:table-cell>
          <table:table-cell table:style-name="ce38"/>
          <table:table-cell office:value-type="float" office:value="11389.56" table:style-name="ce43">
            <text:p>-11.389,56</text:p>
          </table:table-cell>
          <table:table-cell office:value-type="float" office:value="866631.95" table:style-name="ce40">
            <text:p>866.631,9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4-01T00:00:00" table:style-name="ce41">
            <text:p>01-abr-21</text:p>
          </table:table-cell>
          <table:table-cell office:value-type="string" table:style-name="ce37">
            <text:p>IC-4408</text:p>
          </table:table-cell>
          <table:table-cell office:value-type="string" table:style-name="ce42">
            <text:p>Fact#: 357842 Rec#: 10832 TELCONET <text:s/>S.A.</text:p>
          </table:table-cell>
          <table:table-cell table:style-name="ce38"/>
          <table:table-cell office:value-type="float" office:value="16033.67" table:style-name="ce43">
            <text:p>-16.033,67</text:p>
          </table:table-cell>
          <table:table-cell office:value-type="float" office:value="850598.28" table:style-name="ce40">
            <text:p>850.598,28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4-05T00:00:00" table:style-name="ce41">
            <text:p>05-abr-21</text:p>
          </table:table-cell>
          <table:table-cell office:value-type="string" table:style-name="ce37">
            <text:p>FA-358288</text:p>
          </table:table-cell>
          <table:table-cell office:value-type="string" table:style-name="ce42">
            <text:p>Registro.- Contabilización de factura # 358288 del 0991327371001-TELCONET <text:s/>S.A. Por: Factura <text:s/>Rev. del <text:s/>21/02/2020 AL 20/03/2021</text:p>
          </table:table-cell>
          <table:table-cell office:value-type="float" office:value="12518.53" table:style-name="ce40">
            <text:p>12.518,53<text:s/></text:p>
          </table:table-cell>
          <table:table-cell table:style-name="ce38"/>
          <table:table-cell office:value-type="float" office:value="863116.81" table:style-name="ce40">
            <text:p>863.116,81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4-13T00:00:00" table:style-name="ce41">
            <text:p>13-abr-21</text:p>
          </table:table-cell>
          <table:table-cell office:value-type="string" table:style-name="ce37">
            <text:p>DR-1217</text:p>
          </table:table-cell>
          <table:table-cell office:value-type="string" table:style-name="ce42">
            <text:p>Fact#: 357908-358145-358146-358288 Rec#: 6924 TELCONET <text:s/>S.A.</text:p>
          </table:table-cell>
          <table:table-cell table:style-name="ce38"/>
          <table:table-cell office:value-type="float" office:value="2001.02" table:style-name="ce43">
            <text:p>-2.001,02</text:p>
          </table:table-cell>
          <table:table-cell office:value-type="float" office:value="861115.79" table:style-name="ce40">
            <text:p>861.115,7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4-15T00:00:00" table:style-name="ce41">
            <text:p>15-abr-21</text:p>
          </table:table-cell>
          <table:table-cell office:value-type="string" table:style-name="ce37">
            <text:p>DR-1248</text:p>
          </table:table-cell>
          <table:table-cell office:value-type="string" table:style-name="ce42">
            <text:p>Fact#: 358137 Rec#: 6950 TELCONET <text:s/>S.A.</text:p>
          </table:table-cell>
          <table:table-cell table:style-name="ce38"/>
          <table:table-cell office:value-type="float" office:value="0.4" table:style-name="ce43">
            <text:p>-0,40</text:p>
          </table:table-cell>
          <table:table-cell office:value-type="float" office:value="861115.39" table:style-name="ce40">
            <text:p>861.115,3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4-19T00:00:00" table:style-name="ce41">
            <text:p>19-abr-21</text:p>
          </table:table-cell>
          <table:table-cell office:value-type="string" table:style-name="ce37">
            <text:p>IC-5464</text:p>
          </table:table-cell>
          <table:table-cell office:value-type="string" table:style-name="ce42">
            <text:p>Fact#: 357908-358145-358146-358288-4207 Rec#: 10924 TELCONET <text:s/>S.A.</text:p>
          </table:table-cell>
          <table:table-cell table:style-name="ce38"/>
          <table:table-cell office:value-type="float" office:value="18767.099999999999" table:style-name="ce43">
            <text:p>-18.767,10</text:p>
          </table:table-cell>
          <table:table-cell office:value-type="float" office:value="842348.29" table:style-name="ce40">
            <text:p>842.348,2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4-27T00:00:00" table:style-name="ce41">
            <text:p>27-abr-21</text:p>
          </table:table-cell>
          <table:table-cell office:value-type="string" table:style-name="ce37">
            <text:p>DR-1261</text:p>
          </table:table-cell>
          <table:table-cell office:value-type="string" table:style-name="ce42">
            <text:p>Fact#: 358287 Rec#: 6962 TELCONET <text:s/>S.A.</text:p>
          </table:table-cell>
          <table:table-cell table:style-name="ce38"/>
          <table:table-cell office:value-type="float" office:value="796.43" table:style-name="ce43">
            <text:p>-796,43</text:p>
          </table:table-cell>
          <table:table-cell office:value-type="float" office:value="841551.86" table:style-name="ce40">
            <text:p>841.551,86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01T00:00:00" table:style-name="ce41">
            <text:p>01-may-21</text:p>
          </table:table-cell>
          <table:table-cell office:value-type="string" table:style-name="ce37">
            <text:p>FA-360446</text:p>
          </table:table-cell>
          <table:table-cell office:value-type="string" table:style-name="ce42">
            <text:p>Registro.- Contabilización de factura # 360446 del 0991327371001-TELCONET <text:s/>S.A. por <text:s/>consumo telefónico</text:p>
          </table:table-cell>
          <table:table-cell office:value-type="float" office:value="26183.01" table:style-name="ce40">
            <text:p>26.183,01<text:s/></text:p>
          </table:table-cell>
          <table:table-cell table:style-name="ce38"/>
          <table:table-cell office:value-type="float" office:value="867734.87" table:style-name="ce40">
            <text:p>867.734,87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01T00:00:00" table:style-name="ce41">
            <text:p>01-may-21</text:p>
          </table:table-cell>
          <table:table-cell office:value-type="string" table:style-name="ce37">
            <text:p>FA-360672</text:p>
          </table:table-cell>
          <table:table-cell office:value-type="string" table:style-name="ce42">
            <text:p>Registro.- Contabilización de factura # 360672 del 0991327371001-TELCONET <text:s/>S.A. por <text:s/>consumo telefónico</text:p>
          </table:table-cell>
          <table:table-cell office:value-type="float" office:value="3.48" table:style-name="ce40">
            <text:p>3,48<text:s/></text:p>
          </table:table-cell>
          <table:table-cell table:style-name="ce38"/>
          <table:table-cell office:value-type="float" office:value="867738.35" table:style-name="ce40">
            <text:p>867.738,3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01T00:00:00" table:style-name="ce41">
            <text:p>01-may-21</text:p>
          </table:table-cell>
          <table:table-cell office:value-type="string" table:style-name="ce37">
            <text:p>FA-360680</text:p>
          </table:table-cell>
          <table:table-cell office:value-type="string" table:style-name="ce42">
            <text:p>Registro.- Contabilización de factura # 360680 del 0991327371001-TELCONET <text:s/>S.A. por <text:s/>consumo telefónico</text:p>
          </table:table-cell>
          <table:table-cell office:value-type="float" office:value="1.94" table:style-name="ce40">
            <text:p>1,94<text:s/></text:p>
          </table:table-cell>
          <table:table-cell table:style-name="ce38"/>
          <table:table-cell office:value-type="float" office:value="867740.29" table:style-name="ce40">
            <text:p>867.740,2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01T00:00:00" table:style-name="ce41">
            <text:p>01-may-21</text:p>
          </table:table-cell>
          <table:table-cell office:value-type="string" table:style-name="ce37">
            <text:p>FA-360681</text:p>
          </table:table-cell>
          <table:table-cell office:value-type="string" table:style-name="ce42">
            <text:p>Registro.- Contabilización de factura # 360681 del 0991327371001-TELCONET <text:s/>S.A. por <text:s/>consumo telefónico</text:p>
          </table:table-cell>
          <table:table-cell office:value-type="float" office:value="3.95" table:style-name="ce40">
            <text:p>3,95<text:s/></text:p>
          </table:table-cell>
          <table:table-cell table:style-name="ce38"/>
          <table:table-cell office:value-type="float" office:value="867744.24" table:style-name="ce40">
            <text:p>867.744,24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03T00:00:00" table:style-name="ce41">
            <text:p>03-may-21</text:p>
          </table:table-cell>
          <table:table-cell office:value-type="string" table:style-name="ce37">
            <text:p>FA-360829</text:p>
          </table:table-cell>
          <table:table-cell office:value-type="string" table:style-name="ce42">
            <text:p>Registro.- Contabilización de factura # 360829 del 0991327371001-TELCONET <text:s/>S.A. Por: FACTURA POR SOPORTE TÉCNICO</text:p>
          </table:table-cell>
          <table:table-cell office:value-type="float" office:value="8000" table:style-name="ce40">
            <text:p>8.000,00<text:s/></text:p>
          </table:table-cell>
          <table:table-cell table:style-name="ce38"/>
          <table:table-cell office:value-type="float" office:value="875744.24" table:style-name="ce40">
            <text:p>875.744,24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03T00:00:00" table:style-name="ce41">
            <text:p>03-may-21</text:p>
          </table:table-cell>
          <table:table-cell office:value-type="string" table:style-name="ce37">
            <text:p>IC-5985</text:p>
          </table:table-cell>
          <table:table-cell office:value-type="string" table:style-name="ce42">
            <text:p>Fact#: 358287 Rec#: 10982 TELCONET <text:s/>S.A.</text:p>
          </table:table-cell>
          <table:table-cell table:style-name="ce38"/>
          <table:table-cell office:value-type="float" office:value="7203.57" table:style-name="ce43">
            <text:p>-7.203,57</text:p>
          </table:table-cell>
          <table:table-cell office:value-type="float" office:value="868540.67" table:style-name="ce40">
            <text:p>868.540,67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04T00:00:00" table:style-name="ce41">
            <text:p>04-may-21</text:p>
          </table:table-cell>
          <table:table-cell office:value-type="string" table:style-name="ce37">
            <text:p>FA-360830</text:p>
          </table:table-cell>
          <table:table-cell office:value-type="string" table:style-name="ce42">
            <text:p>Registro.- Contabilización de factura # 360830 del 0991327371001-TELCONET <text:s/>S.A. Por: Factura Rev del 21/03/2021 al 20/04/2021</text:p>
          </table:table-cell>
          <table:table-cell office:value-type="float" office:value="14112.21" table:style-name="ce40">
            <text:p>14.112,21<text:s/></text:p>
          </table:table-cell>
          <table:table-cell table:style-name="ce38"/>
          <table:table-cell office:value-type="float" office:value="882652.88" table:style-name="ce40">
            <text:p>882.652,88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07T00:00:00" table:style-name="ce41">
            <text:p>07-may-21</text:p>
          </table:table-cell>
          <table:table-cell office:value-type="string" table:style-name="ce37">
            <text:p>DR-1368</text:p>
          </table:table-cell>
          <table:table-cell office:value-type="string" table:style-name="ce42">
            <text:p>Fact#: 360829 Rec#: 7001 TELCONET <text:s/>S.A.</text:p>
          </table:table-cell>
          <table:table-cell table:style-name="ce38"/>
          <table:table-cell office:value-type="float" office:value="796.43" table:style-name="ce43">
            <text:p>-796,43</text:p>
          </table:table-cell>
          <table:table-cell office:value-type="float" office:value="881856.45" table:style-name="ce40">
            <text:p>881.856,4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10T00:00:00" table:style-name="ce41">
            <text:p>10-may-21</text:p>
          </table:table-cell>
          <table:table-cell office:value-type="string" table:style-name="ce37">
            <text:p>DR-1572</text:p>
          </table:table-cell>
          <table:table-cell office:value-type="string" table:style-name="ce42">
            <text:p>Fact#: 360446-360672-360680-360681 Rec#: 7014 TELCONET <text:s/>S.A.</text:p>
          </table:table-cell>
          <table:table-cell table:style-name="ce38"/>
          <table:table-cell office:value-type="float" office:value="2523.64" table:style-name="ce43">
            <text:p>-2.523,64</text:p>
          </table:table-cell>
          <table:table-cell office:value-type="float" office:value="879332.81" table:style-name="ce40">
            <text:p>879.332,81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13T00:00:00" table:style-name="ce41">
            <text:p>13-may-21</text:p>
          </table:table-cell>
          <table:table-cell office:value-type="string" table:style-name="ce37">
            <text:p>DR-1593</text:p>
          </table:table-cell>
          <table:table-cell office:value-type="string" table:style-name="ce42">
            <text:p>Fact#: 360830 Rec#: 7030 TELCONET <text:s/>S.A.</text:p>
          </table:table-cell>
          <table:table-cell table:style-name="ce38"/>
          <table:table-cell office:value-type="float" office:value="1359.72" table:style-name="ce43">
            <text:p>-1.359,72</text:p>
          </table:table-cell>
          <table:table-cell office:value-type="float" office:value="877973.09" table:style-name="ce40">
            <text:p>877.973,0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13T00:00:00" table:style-name="ce41">
            <text:p>13-may-21</text:p>
          </table:table-cell>
          <table:table-cell office:value-type="string" table:style-name="ce37">
            <text:p>IC-6859</text:p>
          </table:table-cell>
          <table:table-cell office:value-type="string" table:style-name="ce42">
            <text:p>Fact#: 360829 Rec#: 11068 TELCONET <text:s/>S.A.</text:p>
          </table:table-cell>
          <table:table-cell table:style-name="ce38"/>
          <table:table-cell office:value-type="float" office:value="7203.57" table:style-name="ce43">
            <text:p>-7.203,57</text:p>
          </table:table-cell>
          <table:table-cell office:value-type="float" office:value="870769.52" table:style-name="ce40">
            <text:p>870.769,52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14T00:00:00" table:style-name="ce41">
            <text:p>14-may-21</text:p>
          </table:table-cell>
          <table:table-cell office:value-type="string" table:style-name="ce37">
            <text:p>IC-6896</text:p>
          </table:table-cell>
          <table:table-cell office:value-type="string" table:style-name="ce42">
            <text:p>Fact#: 360446-360672-360680-360681 Rec#: 11072 TELCONET <text:s/>S.A.</text:p>
          </table:table-cell>
          <table:table-cell table:style-name="ce38"/>
          <table:table-cell office:value-type="float" office:value="23668.74" table:style-name="ce43">
            <text:p>-23.668,74</text:p>
          </table:table-cell>
          <table:table-cell office:value-type="float" office:value="847100.78" table:style-name="ce40">
            <text:p>847.100,78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14T00:00:00" table:style-name="ce41">
            <text:p>14-may-21</text:p>
          </table:table-cell>
          <table:table-cell office:value-type="string" table:style-name="ce37">
            <text:p>IC-6897</text:p>
          </table:table-cell>
          <table:table-cell office:value-type="string" table:style-name="ce42">
            <text:p>Fact#: 360830 Rec#: 11073 TELCONET <text:s/>S.A.</text:p>
          </table:table-cell>
          <table:table-cell table:style-name="ce38"/>
          <table:table-cell office:value-type="float" office:value="12752.49" table:style-name="ce43">
            <text:p>-12.752,49</text:p>
          </table:table-cell>
          <table:table-cell office:value-type="float" office:value="834348.29" table:style-name="ce40">
            <text:p>834.348,2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18T00:00:00" table:style-name="ce44">
            <text:p>18-may-21</text:p>
          </table:table-cell>
          <table:table-cell office:value-type="string" table:style-name="ce45">
            <text:p>MA-1</text:p>
          </table:table-cell>
          <table:table-cell office:value-type="string" table:style-name="ce46">
            <text:p>Regitro.- Cruce <text:s/>de valores cuenta de Telconet, como abono a la factura # 322626</text:p>
          </table:table-cell>
          <table:table-cell table:style-name="ce47"/>
          <table:table-cell office:value-type="float" office:value="658889.4" table:style-name="ce48">
            <text:p>-658.889,40</text:p>
          </table:table-cell>
          <table:table-cell office:value-type="float" office:value="175458.89" table:style-name="ce40">
            <text:p>175.458,8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5-27T00:00:00" table:style-name="ce41">
            <text:p>27-may-21</text:p>
          </table:table-cell>
          <table:table-cell office:value-type="string" table:style-name="ce37">
            <text:p>DR-1770</text:p>
          </table:table-cell>
          <table:table-cell office:value-type="string" table:style-name="ce42">
            <text:p>Ingreso por pago Telconet en banco pacifico por dep en cta #doc 29851485</text:p>
          </table:table-cell>
          <table:table-cell table:style-name="ce38"/>
          <table:table-cell office:value-type="float" office:value="1253.0999999999999" table:style-name="ce43">
            <text:p>-1.253,10</text:p>
          </table:table-cell>
          <table:table-cell office:value-type="float" office:value="174205.79" table:style-name="ce40">
            <text:p>174.205,7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6-01T00:00:00" table:style-name="ce41">
            <text:p>01-jun-21</text:p>
          </table:table-cell>
          <table:table-cell office:value-type="string" table:style-name="ce37">
            <text:p>FA-362990</text:p>
          </table:table-cell>
          <table:table-cell office:value-type="string" table:style-name="ce42">
            <text:p>Registro.- Contabilización de factura # 362990 del 0991327371001-TELCONET <text:s/>S.A. por <text:s/>consumo telefónico</text:p>
          </table:table-cell>
          <table:table-cell office:value-type="float" office:value="1088.01" table:style-name="ce40">
            <text:p>1.088,01<text:s/></text:p>
          </table:table-cell>
          <table:table-cell table:style-name="ce38"/>
          <table:table-cell office:value-type="float" office:value="175293.8" table:style-name="ce40">
            <text:p>175.293,80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6-01T00:00:00" table:style-name="ce41">
            <text:p>01-jun-21</text:p>
          </table:table-cell>
          <table:table-cell office:value-type="string" table:style-name="ce37">
            <text:p>FA-363216</text:p>
          </table:table-cell>
          <table:table-cell office:value-type="string" table:style-name="ce42">
            <text:p>Registro.- Contabilización de factura # 363216 del 0991327371001-TELCONET <text:s/>S.A. por <text:s/>consumo telefónico</text:p>
          </table:table-cell>
          <table:table-cell office:value-type="float" office:value="3.86" table:style-name="ce40">
            <text:p>3,86<text:s/></text:p>
          </table:table-cell>
          <table:table-cell table:style-name="ce38"/>
          <table:table-cell office:value-type="float" office:value="175297.66" table:style-name="ce40">
            <text:p>175.297,66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6-01T00:00:00" table:style-name="ce41">
            <text:p>01-jun-21</text:p>
          </table:table-cell>
          <table:table-cell office:value-type="string" table:style-name="ce37">
            <text:p>FA-363224</text:p>
          </table:table-cell>
          <table:table-cell office:value-type="string" table:style-name="ce42">
            <text:p>Registro.- Contabilización de factura # 363224 del 0991327371001-TELCONET <text:s/>S.A. por <text:s/>consumo telefónico</text:p>
          </table:table-cell>
          <table:table-cell office:value-type="float" office:value="1.94" table:style-name="ce40">
            <text:p>1,94<text:s/></text:p>
          </table:table-cell>
          <table:table-cell table:style-name="ce38"/>
          <table:table-cell office:value-type="float" office:value="175299.6" table:style-name="ce40">
            <text:p>175.299,60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6-01T00:00:00" table:style-name="ce41">
            <text:p>01-jun-21</text:p>
          </table:table-cell>
          <table:table-cell office:value-type="string" table:style-name="ce37">
            <text:p>FA-363225</text:p>
          </table:table-cell>
          <table:table-cell office:value-type="string" table:style-name="ce42">
            <text:p>Registro.- Contabilización de factura # 363225 del 0991327371001-TELCONET <text:s/>S.A. por <text:s/>consumo telefónico</text:p>
          </table:table-cell>
          <table:table-cell office:value-type="float" office:value="3.86" table:style-name="ce40">
            <text:p>3,86<text:s/></text:p>
          </table:table-cell>
          <table:table-cell table:style-name="ce38"/>
          <table:table-cell office:value-type="float" office:value="175303.46" table:style-name="ce40">
            <text:p>175.303,46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6-01T00:00:00" table:style-name="ce41">
            <text:p>01-jun-21</text:p>
          </table:table-cell>
          <table:table-cell office:value-type="string" table:style-name="ce37">
            <text:p>FA-363388</text:p>
          </table:table-cell>
          <table:table-cell office:value-type="string" table:style-name="ce42">
            <text:p>Registro.- Contabilización de factura # 363388 del 0991327371001-TELCONET <text:s/>S.A. Por: Factura Rev del 21/04/2021 al 20/05/2021</text:p>
          </table:table-cell>
          <table:table-cell office:value-type="float" office:value="12833.92" table:style-name="ce40">
            <text:p>12.833,92<text:s/></text:p>
          </table:table-cell>
          <table:table-cell table:style-name="ce38"/>
          <table:table-cell office:value-type="float" office:value="188137.38" table:style-name="ce40">
            <text:p>188.137,38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6-01T00:00:00" table:style-name="ce41">
            <text:p>01-jun-21</text:p>
          </table:table-cell>
          <table:table-cell office:value-type="string" table:style-name="ce37">
            <text:p>FA-363389</text:p>
          </table:table-cell>
          <table:table-cell office:value-type="string" table:style-name="ce42">
            <text:p>Registro.- Contabilización de factura # 363389 del 0991327371001-TELCONET <text:s/>S.A. Por: FACTURA POR SOPORTE TÉCNICO</text:p>
          </table:table-cell>
          <table:table-cell office:value-type="float" office:value="8000" table:style-name="ce40">
            <text:p>8.000,00<text:s/></text:p>
          </table:table-cell>
          <table:table-cell table:style-name="ce38"/>
          <table:table-cell office:value-type="float" office:value="196137.38" table:style-name="ce40">
            <text:p>196.137,38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6-08T00:00:00" table:style-name="ce41">
            <text:p>08-jun-21</text:p>
          </table:table-cell>
          <table:table-cell office:value-type="string" table:style-name="ce37">
            <text:p>DR-1791</text:p>
          </table:table-cell>
          <table:table-cell office:value-type="string" table:style-name="ce42">
            <text:p>Fact#: 363389 Rec#: 7123 TELCONET <text:s/>S.A.</text:p>
          </table:table-cell>
          <table:table-cell table:style-name="ce38"/>
          <table:table-cell office:value-type="float" office:value="796.43" table:style-name="ce43">
            <text:p>-796,43</text:p>
          </table:table-cell>
          <table:table-cell office:value-type="float" office:value="195340.95" table:style-name="ce40">
            <text:p>195.340,9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6-10T00:00:00" table:style-name="ce41">
            <text:p>10-jun-21</text:p>
          </table:table-cell>
          <table:table-cell office:value-type="string" table:style-name="ce37">
            <text:p>DR-1792</text:p>
          </table:table-cell>
          <table:table-cell office:value-type="string" table:style-name="ce42">
            <text:p>Fact#: 363388 Rec#: 7124 TELCONET <text:s/>S.A.</text:p>
          </table:table-cell>
          <table:table-cell table:style-name="ce38"/>
          <table:table-cell office:value-type="float" office:value="1236.56" table:style-name="ce43">
            <text:p>-1.236,56</text:p>
          </table:table-cell>
          <table:table-cell office:value-type="float" office:value="194104.39" table:style-name="ce40">
            <text:p>194.104,3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6-10T00:00:00" table:style-name="ce41">
            <text:p>10-jun-21</text:p>
          </table:table-cell>
          <table:table-cell office:value-type="string" table:style-name="ce37">
            <text:p>DR-1798</text:p>
          </table:table-cell>
          <table:table-cell office:value-type="string" table:style-name="ce42">
            <text:p>Fact#: 362990-363216-363225 Rec#: 7126 TELCONET <text:s/>S.A.</text:p>
          </table:table-cell>
          <table:table-cell table:style-name="ce38"/>
          <table:table-cell office:value-type="float" office:value="105.57" table:style-name="ce43">
            <text:p>-105,57</text:p>
          </table:table-cell>
          <table:table-cell office:value-type="float" office:value="193998.82" table:style-name="ce40">
            <text:p>193.998,82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6-10T00:00:00" table:style-name="ce41">
            <text:p>10-jun-21</text:p>
          </table:table-cell>
          <table:table-cell office:value-type="string" table:style-name="ce37">
            <text:p>DR-2326</text:p>
          </table:table-cell>
          <table:table-cell office:value-type="string" table:style-name="ce42">
            <text:p>Fact#: 363224 Rec#: 7248 TELCONET <text:s/>S.A.</text:p>
          </table:table-cell>
          <table:table-cell table:style-name="ce38"/>
          <table:table-cell office:value-type="float" office:value="0.19" table:style-name="ce43">
            <text:p>-0,19</text:p>
          </table:table-cell>
          <table:table-cell office:value-type="float" office:value="193998.63" table:style-name="ce40">
            <text:p>193.998,63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6-10T00:00:00" table:style-name="ce41">
            <text:p>10-jun-21</text:p>
          </table:table-cell>
          <table:table-cell office:value-type="string" table:style-name="ce37">
            <text:p>ND-1</text:p>
          </table:table-cell>
          <table:table-cell office:value-type="string" table:style-name="ce42">
            <text:p>REVERSO POR ERROR EN DEPOSITO, INGRESO POR PAGO TELCONET BCO PACIFICO POR DEP EN CTA #DOC 29851485</text:p>
          </table:table-cell>
          <table:table-cell office:value-type="float" office:value="1253.0999999999999" table:style-name="ce40">
            <text:p>1.253,10<text:s/></text:p>
          </table:table-cell>
          <table:table-cell table:style-name="ce38"/>
          <table:table-cell office:value-type="float" office:value="195251.73" table:style-name="ce40">
            <text:p>195.251,73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6-12T00:00:00" table:style-name="ce41">
            <text:p>12-jun-21</text:p>
          </table:table-cell>
          <table:table-cell office:value-type="string" table:style-name="ce37">
            <text:p>IC-8508</text:p>
          </table:table-cell>
          <table:table-cell office:value-type="string" table:style-name="ce42">
            <text:p>Fact#: 362990-363216-363224-363225-363388 Rec#: 11239 TELCONET <text:s/>S.A.</text:p>
          </table:table-cell>
          <table:table-cell table:style-name="ce38"/>
          <table:table-cell office:value-type="float" office:value="12589.27" table:style-name="ce43">
            <text:p>-12.589,27</text:p>
          </table:table-cell>
          <table:table-cell office:value-type="float" office:value="182662.46" table:style-name="ce40">
            <text:p>182.662,46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6-30T00:00:00" table:style-name="ce41">
            <text:p>30-jun-21</text:p>
          </table:table-cell>
          <table:table-cell office:value-type="string" table:style-name="ce37">
            <text:p>IC-9171</text:p>
          </table:table-cell>
          <table:table-cell office:value-type="string" table:style-name="ce42">
            <text:p>Fact#: 363389 Rec#: 11308 TELCONET <text:s/>S.A.</text:p>
          </table:table-cell>
          <table:table-cell table:style-name="ce38"/>
          <table:table-cell office:value-type="float" office:value="7203.57" table:style-name="ce43">
            <text:p>-7.203,57</text:p>
          </table:table-cell>
          <table:table-cell office:value-type="float" office:value="175458.89" table:style-name="ce40">
            <text:p>175.458,8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01T00:00:00" table:style-name="ce41">
            <text:p>01-jul-21</text:p>
          </table:table-cell>
          <table:table-cell office:value-type="string" table:style-name="ce37">
            <text:p>FA-365585</text:p>
          </table:table-cell>
          <table:table-cell office:value-type="string" table:style-name="ce42">
            <text:p>Registro.- Contabilización de factura # 365585 del 0991327371001-TELCONET <text:s/>S.A. por <text:s/>consumo telefónico</text:p>
          </table:table-cell>
          <table:table-cell office:value-type="float" office:value="979.1" table:style-name="ce40">
            <text:p>979,10<text:s/></text:p>
          </table:table-cell>
          <table:table-cell table:style-name="ce38"/>
          <table:table-cell office:value-type="float" office:value="176437.99" table:style-name="ce40">
            <text:p>176.437,9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01T00:00:00" table:style-name="ce41">
            <text:p>01-jul-21</text:p>
          </table:table-cell>
          <table:table-cell office:value-type="string" table:style-name="ce37">
            <text:p>FA-365810</text:p>
          </table:table-cell>
          <table:table-cell office:value-type="string" table:style-name="ce42">
            <text:p>Registro.- Contabilización de factura # 365810 del 0991327371001-TELCONET <text:s/>S.A. por <text:s/>consumo telefónico</text:p>
          </table:table-cell>
          <table:table-cell office:value-type="float" office:value="3.53" table:style-name="ce40">
            <text:p>3,53<text:s/></text:p>
          </table:table-cell>
          <table:table-cell table:style-name="ce38"/>
          <table:table-cell office:value-type="float" office:value="176441.52" table:style-name="ce40">
            <text:p>176.441,52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01T00:00:00" table:style-name="ce41">
            <text:p>01-jul-21</text:p>
          </table:table-cell>
          <table:table-cell office:value-type="string" table:style-name="ce37">
            <text:p>FA-365818</text:p>
          </table:table-cell>
          <table:table-cell office:value-type="string" table:style-name="ce42">
            <text:p>Registro.- Contabilización de factura # 365818 del 0991327371001-TELCONET <text:s/>S.A. por <text:s/>consumo telefónico</text:p>
          </table:table-cell>
          <table:table-cell office:value-type="float" office:value="1.94" table:style-name="ce40">
            <text:p>1,94<text:s/></text:p>
          </table:table-cell>
          <table:table-cell table:style-name="ce38"/>
          <table:table-cell office:value-type="float" office:value="176443.46" table:style-name="ce40">
            <text:p>176.443,46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01T00:00:00" table:style-name="ce41">
            <text:p>01-jul-21</text:p>
          </table:table-cell>
          <table:table-cell office:value-type="string" table:style-name="ce37">
            <text:p>FA-365819</text:p>
          </table:table-cell>
          <table:table-cell office:value-type="string" table:style-name="ce42">
            <text:p>Registro.- Contabilización de factura # 365819 del 0991327371001-TELCONET <text:s/>S.A. por <text:s/>consumo telefónico</text:p>
          </table:table-cell>
          <table:table-cell office:value-type="float" office:value="3.86" table:style-name="ce40">
            <text:p>3,86<text:s/></text:p>
          </table:table-cell>
          <table:table-cell table:style-name="ce38"/>
          <table:table-cell office:value-type="float" office:value="176447.32" table:style-name="ce40">
            <text:p>176.447,32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01T00:00:00" table:style-name="ce41">
            <text:p>01-jul-21</text:p>
          </table:table-cell>
          <table:table-cell office:value-type="string" table:style-name="ce37">
            <text:p>FA-365984</text:p>
          </table:table-cell>
          <table:table-cell office:value-type="string" table:style-name="ce42">
            <text:p>Registro.- Contabilización de factura # 365984 del 0991327371001-TELCONET <text:s/>S.A. Por: FACTURA POR SOPORTE TÉCNICO</text:p>
          </table:table-cell>
          <table:table-cell office:value-type="float" office:value="8000" table:style-name="ce40">
            <text:p>8.000,00<text:s/></text:p>
          </table:table-cell>
          <table:table-cell table:style-name="ce38"/>
          <table:table-cell office:value-type="float" office:value="184447.32" table:style-name="ce40">
            <text:p>184.447,32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01T00:00:00" table:style-name="ce41">
            <text:p>01-jul-21</text:p>
          </table:table-cell>
          <table:table-cell office:value-type="string" table:style-name="ce37">
            <text:p>FA-365985</text:p>
          </table:table-cell>
          <table:table-cell office:value-type="string" table:style-name="ce42">
            <text:p>Registro.- Contabilización de factura # 365985 del 0991327371001-TELCONET <text:s/>S.A. Por: Factura Rev del 21/05/2021 al 20/06/2021</text:p>
          </table:table-cell>
          <table:table-cell office:value-type="float" office:value="16708.72" table:style-name="ce40">
            <text:p>16.708,72<text:s/></text:p>
          </table:table-cell>
          <table:table-cell table:style-name="ce38"/>
          <table:table-cell office:value-type="float" office:value="201156.04" table:style-name="ce40">
            <text:p>201.156,04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09T00:00:00" table:style-name="ce41">
            <text:p>09-jul-21</text:p>
          </table:table-cell>
          <table:table-cell office:value-type="string" table:style-name="ce37">
            <text:p>DR-2268</text:p>
          </table:table-cell>
          <table:table-cell office:value-type="string" table:style-name="ce42">
            <text:p>Fact#: 365810 Rec#: 7229 TELCONET <text:s/>S.A.</text:p>
          </table:table-cell>
          <table:table-cell table:style-name="ce38"/>
          <table:table-cell office:value-type="float" office:value="0.35" table:style-name="ce43">
            <text:p>-0,35</text:p>
          </table:table-cell>
          <table:table-cell office:value-type="float" office:value="201155.69" table:style-name="ce40">
            <text:p>201.155,6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09T00:00:00" table:style-name="ce41">
            <text:p>09-jul-21</text:p>
          </table:table-cell>
          <table:table-cell office:value-type="string" table:style-name="ce37">
            <text:p>DR-2269</text:p>
          </table:table-cell>
          <table:table-cell office:value-type="string" table:style-name="ce42">
            <text:p>Fact#: 365985 Rec#: 7230 TELCONET <text:s/>S.A.</text:p>
          </table:table-cell>
          <table:table-cell table:style-name="ce38"/>
          <table:table-cell office:value-type="float" office:value="1609.9" table:style-name="ce43">
            <text:p>-1.609,90</text:p>
          </table:table-cell>
          <table:table-cell office:value-type="float" office:value="199545.79" table:style-name="ce40">
            <text:p>199.545,7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09T00:00:00" table:style-name="ce41">
            <text:p>09-jul-21</text:p>
          </table:table-cell>
          <table:table-cell office:value-type="string" table:style-name="ce37">
            <text:p>IC-9963</text:p>
          </table:table-cell>
          <table:table-cell office:value-type="string" table:style-name="ce42">
            <text:p>Fact#: 358137 Rec#: 11374 TELCONET <text:s/>S.A.</text:p>
          </table:table-cell>
          <table:table-cell table:style-name="ce38"/>
          <table:table-cell office:value-type="float" office:value="3.74" table:style-name="ce43">
            <text:p>-3,74</text:p>
          </table:table-cell>
          <table:table-cell office:value-type="float" office:value="199542.05" table:style-name="ce40">
            <text:p>199.542,0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13T00:00:00" table:style-name="ce41">
            <text:p>13-jul-21</text:p>
          </table:table-cell>
          <table:table-cell office:value-type="string" table:style-name="ce37">
            <text:p>DR-2277</text:p>
          </table:table-cell>
          <table:table-cell office:value-type="string" table:style-name="ce42">
            <text:p>Fact#: 365585-365818-365819-4896 Rec#: 7236 TELCONET <text:s/>S.A.</text:p>
          </table:table-cell>
          <table:table-cell table:style-name="ce38"/>
          <table:table-cell office:value-type="float" office:value="94.89" table:style-name="ce43">
            <text:p>-94,89</text:p>
          </table:table-cell>
          <table:table-cell office:value-type="float" office:value="199447.16" table:style-name="ce40">
            <text:p>199.447,16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16T00:00:00" table:style-name="ce41">
            <text:p>16-jul-21</text:p>
          </table:table-cell>
          <table:table-cell office:value-type="string" table:style-name="ce37">
            <text:p>IC-10213</text:p>
          </table:table-cell>
          <table:table-cell office:value-type="string" table:style-name="ce42">
            <text:p>Fact#: 365985 Rec#: 11407 TELCONET <text:s/>S.A.</text:p>
          </table:table-cell>
          <table:table-cell table:style-name="ce38"/>
          <table:table-cell office:value-type="float" office:value="15098.82" table:style-name="ce43">
            <text:p>-15.098,82</text:p>
          </table:table-cell>
          <table:table-cell office:value-type="float" office:value="184348.34" table:style-name="ce40">
            <text:p>184.348,34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16T00:00:00" table:style-name="ce41">
            <text:p>16-jul-21</text:p>
          </table:table-cell>
          <table:table-cell office:value-type="string" table:style-name="ce37">
            <text:p>IC-10214</text:p>
          </table:table-cell>
          <table:table-cell office:value-type="string" table:style-name="ce42">
            <text:p>Fact#: 365585-365810-365818-365819-4896 Rec#: 11408 TELCONET <text:s/>S.A.</text:p>
          </table:table-cell>
          <table:table-cell table:style-name="ce38"/>
          <table:table-cell office:value-type="float" office:value="893.19" table:style-name="ce43">
            <text:p>-893,19</text:p>
          </table:table-cell>
          <table:table-cell office:value-type="float" office:value="183455.15" table:style-name="ce40">
            <text:p>183.455,1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19T00:00:00" table:style-name="ce41">
            <text:p>19-jul-21</text:p>
          </table:table-cell>
          <table:table-cell office:value-type="string" table:style-name="ce37">
            <text:p>DR-2347</text:p>
          </table:table-cell>
          <table:table-cell office:value-type="string" table:style-name="ce42">
            <text:p>Fact#: 365984 Rec#: 7264 TELCONET <text:s/>S.A.</text:p>
          </table:table-cell>
          <table:table-cell table:style-name="ce38"/>
          <table:table-cell office:value-type="float" office:value="796.43" table:style-name="ce43">
            <text:p>-796,43</text:p>
          </table:table-cell>
          <table:table-cell office:value-type="float" office:value="182658.72" table:style-name="ce40">
            <text:p>182.658,72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7-22T00:00:00" table:style-name="ce41">
            <text:p>22-jul-21</text:p>
          </table:table-cell>
          <table:table-cell office:value-type="string" table:style-name="ce37">
            <text:p>IC-10417</text:p>
          </table:table-cell>
          <table:table-cell office:value-type="string" table:style-name="ce42">
            <text:p>Fact#: 365984 Rec#: 11428 TELCONET <text:s/>S.A.</text:p>
          </table:table-cell>
          <table:table-cell table:style-name="ce38"/>
          <table:table-cell office:value-type="float" office:value="7203.57" table:style-name="ce43">
            <text:p>-7.203,57</text:p>
          </table:table-cell>
          <table:table-cell office:value-type="float" office:value="175455.15" table:style-name="ce40">
            <text:p>175.455,1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8-01T00:00:00" table:style-name="ce41">
            <text:p>01-ago-21</text:p>
          </table:table-cell>
          <table:table-cell office:value-type="string" table:style-name="ce37">
            <text:p>FA-368216</text:p>
          </table:table-cell>
          <table:table-cell office:value-type="string" table:style-name="ce42">
            <text:p>Registro.- Contabilización de factura # 368216 del 0991327371001-TELCONET <text:s/>S.A. por <text:s/>consumo telefónico</text:p>
          </table:table-cell>
          <table:table-cell office:value-type="float" office:value="898.32" table:style-name="ce40">
            <text:p>898,32<text:s/></text:p>
          </table:table-cell>
          <table:table-cell table:style-name="ce38"/>
          <table:table-cell office:value-type="float" office:value="176353.47" table:style-name="ce40">
            <text:p>176.353,47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8-01T00:00:00" table:style-name="ce41">
            <text:p>01-ago-21</text:p>
          </table:table-cell>
          <table:table-cell office:value-type="string" table:style-name="ce37">
            <text:p>FA-368440</text:p>
          </table:table-cell>
          <table:table-cell office:value-type="string" table:style-name="ce42">
            <text:p>Registro.- Contabilización de factura # 368440 del 0991327371001-TELCONET <text:s/>S.A. por <text:s/>consumo telefónico</text:p>
          </table:table-cell>
          <table:table-cell office:value-type="float" office:value="2.78" table:style-name="ce40">
            <text:p>2,78<text:s/></text:p>
          </table:table-cell>
          <table:table-cell table:style-name="ce38"/>
          <table:table-cell office:value-type="float" office:value="176356.25" table:style-name="ce40">
            <text:p>176.356,25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8-01T00:00:00" table:style-name="ce41">
            <text:p>01-ago-21</text:p>
          </table:table-cell>
          <table:table-cell office:value-type="string" table:style-name="ce37">
            <text:p>FA-368448</text:p>
          </table:table-cell>
          <table:table-cell office:value-type="string" table:style-name="ce42">
            <text:p>Registro.- Contabilización de factura # 368448 del 0991327371001-TELCONET <text:s/>S.A. por <text:s/>consumo telefónico</text:p>
          </table:table-cell>
          <table:table-cell office:value-type="float" office:value="1.94" table:style-name="ce40">
            <text:p>1,94<text:s/></text:p>
          </table:table-cell>
          <table:table-cell table:style-name="ce38"/>
          <table:table-cell office:value-type="float" office:value="176358.19" table:style-name="ce40">
            <text:p>176.358,19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8-01T00:00:00" table:style-name="ce41">
            <text:p>01-ago-21</text:p>
          </table:table-cell>
          <table:table-cell office:value-type="string" table:style-name="ce37">
            <text:p>FA-368449</text:p>
          </table:table-cell>
          <table:table-cell office:value-type="string" table:style-name="ce42">
            <text:p>Registro.- Contabilización de factura # 368449 del 0991327371001-TELCONET <text:s/>S.A. por <text:s/>consumo telefónico</text:p>
          </table:table-cell>
          <table:table-cell office:value-type="float" office:value="4.2699999999999996" table:style-name="ce40">
            <text:p>4,27<text:s/></text:p>
          </table:table-cell>
          <table:table-cell table:style-name="ce38"/>
          <table:table-cell office:value-type="float" office:value="176362.46" table:style-name="ce40">
            <text:p>176.362,46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8-01T00:00:00" table:style-name="ce41">
            <text:p>01-ago-21</text:p>
          </table:table-cell>
          <table:table-cell office:value-type="string" table:style-name="ce37">
            <text:p>FA-368622</text:p>
          </table:table-cell>
          <table:table-cell office:value-type="string" table:style-name="ce42">
            <text:p>Registro.- Contabilización de factura # 368622 del 0991327371001-TELCONET <text:s/>S.A. Por: FACTURA POR SOPORTE TÉCNICO</text:p>
          </table:table-cell>
          <table:table-cell office:value-type="float" office:value="8000" table:style-name="ce40">
            <text:p>8.000,00<text:s/></text:p>
          </table:table-cell>
          <table:table-cell table:style-name="ce38"/>
          <table:table-cell office:value-type="float" office:value="184362.46" table:style-name="ce40">
            <text:p>184.362,46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8-03T00:00:00" table:style-name="ce41">
            <text:p>03-ago-21</text:p>
          </table:table-cell>
          <table:table-cell office:value-type="string" table:style-name="ce37">
            <text:p>FA-368624</text:p>
          </table:table-cell>
          <table:table-cell office:value-type="string" table:style-name="ce42">
            <text:p>Registro.- Contabilización de factura # 368624 del 0991327371001-TELCONET <text:s/>S.A. Por: Factura Rev del 21/06/2021 al 20/07/2021</text:p>
          </table:table-cell>
          <table:table-cell office:value-type="float" office:value="17119.14" table:style-name="ce40">
            <text:p>17.119,14<text:s/></text:p>
          </table:table-cell>
          <table:table-cell table:style-name="ce38"/>
          <table:table-cell office:value-type="float" office:value="201481.60000000001" table:style-name="ce40">
            <text:p>201.481,60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8-19T00:00:00" table:style-name="ce41">
            <text:p>19-ago-21</text:p>
          </table:table-cell>
          <table:table-cell office:value-type="string" table:style-name="ce37">
            <text:p>DR-2720</text:p>
          </table:table-cell>
          <table:table-cell office:value-type="string" table:style-name="ce42">
            <text:p>Fact#: 368622 Rec#: 7357 TELCONET <text:s/>S.A.</text:p>
          </table:table-cell>
          <table:table-cell table:style-name="ce38"/>
          <table:table-cell office:value-type="float" office:value="796.43" table:style-name="ce43">
            <text:p>-796,43</text:p>
          </table:table-cell>
          <table:table-cell office:value-type="float" office:value="200685.17" table:style-name="ce40">
            <text:p>200.685,17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8-20T00:00:00" table:style-name="ce41">
            <text:p>20-ago-21</text:p>
          </table:table-cell>
          <table:table-cell office:value-type="string" table:style-name="ce37">
            <text:p>DR-2728</text:p>
          </table:table-cell>
          <table:table-cell office:value-type="string" table:style-name="ce42">
            <text:p>Fact#: 368216-368440-368448-368449-368624-5136 Rec#: 7363 TELCONET <text:s/>S.A.</text:p>
          </table:table-cell>
          <table:table-cell table:style-name="ce38"/>
          <table:table-cell office:value-type="float" office:value="1736.87" table:style-name="ce43">
            <text:p>-1.736,87</text:p>
          </table:table-cell>
          <table:table-cell office:value-type="float" office:value="198948.3" table:style-name="ce40">
            <text:p>198.948,30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8-23T00:00:00" table:style-name="ce41">
            <text:p>23-ago-21</text:p>
          </table:table-cell>
          <table:table-cell office:value-type="string" table:style-name="ce37">
            <text:p>IC-12079</text:p>
          </table:table-cell>
          <table:table-cell office:value-type="string" table:style-name="ce42">
            <text:p>Fact#: 368216-368440-368448-368449-5136 Rec#: 11589 TELCONET <text:s/>S.A.</text:p>
          </table:table-cell>
          <table:table-cell table:style-name="ce38"/>
          <table:table-cell office:value-type="float" office:value="819.88" table:style-name="ce43">
            <text:p>-819,88</text:p>
          </table:table-cell>
          <table:table-cell office:value-type="float" office:value="198128.42" table:style-name="ce40">
            <text:p>198.128,42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office:value-type="date" office:date-value="2021-08-25T00:00:00" table:style-name="ce41">
            <text:p>25-ago-21</text:p>
          </table:table-cell>
          <table:table-cell office:value-type="string" table:style-name="ce37">
            <text:p>IC-12208</text:p>
          </table:table-cell>
          <table:table-cell office:value-type="string" table:style-name="ce42">
            <text:p>Fact#: 368624 Rec#: 11600 TELCONET <text:s/>S.A.</text:p>
          </table:table-cell>
          <table:table-cell table:style-name="ce38"/>
          <table:table-cell office:value-type="float" office:value="15469.7" table:style-name="ce43">
            <text:p>-15.469,70</text:p>
          </table:table-cell>
          <table:table-cell office:value-type="float" office:value="182658.72" table:style-name="ce40">
            <text:p>182.658,72<text:s/></text:p>
          </table:table-cell>
          <table:table-cell table:style-name="ce38"/>
          <table:table-cell table:number-columns-repeated="16377" table:style-name="ce1"/>
        </table:table-row>
        <table:table-row table:style-name="ro2">
          <table:table-cell table:style-name="ce49"/>
          <table:table-cell table:style-name="ce39"/>
          <table:table-cell table:style-name="ce50"/>
          <table:table-cell table:number-columns-repeated="3" table:style-name="ce51"/>
          <table:table-cell table:style-name="ce39"/>
          <table:table-cell table:style-name="ce26"/>
          <table:table-cell table:number-columns-repeated="16376" table:style-name="ce1"/>
        </table:table-row>
        <table:table-row table:style-name="ro2">
          <table:table-cell office:value-type="string" table:style-name="ce37">
            <text:p>FA-370865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0865 del 0991327371001-TELCONET <text:s/>S.A. por <text:s/>consumo telefónico</text:p>
          </table:table-cell>
          <table:table-cell office:value-type="float" office:value="1015.45" table:style-name="ce40">
            <text:p>1.015,45<text:s/></text:p>
          </table:table-cell>
          <table:table-cell table:style-name="ce52"/>
          <table:table-cell office:value-type="float" office:value="183674.17" table:style-name="ce40">
            <text:p>183.674,17<text:s/></text:p>
          </table:table-cell>
          <table:table-cell table:number-columns-repeated="48" table:style-name="ce26"/>
          <table:table-cell table:number-columns-repeated="16330"/>
        </table:table-row>
        <table:table-row table:style-name="ro2">
          <table:table-cell office:value-type="string" table:style-name="ce37">
            <text:p>FA-371086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1086 del 0991327371001-TELCONET <text:s/>S.A. por <text:s/>consumo telefónico</text:p>
          </table:table-cell>
          <table:table-cell office:value-type="float" office:value="3.08" table:style-name="ce40">
            <text:p>3,08<text:s/></text:p>
          </table:table-cell>
          <table:table-cell table:style-name="ce52"/>
          <table:table-cell office:value-type="float" office:value="183677.25" table:style-name="ce40">
            <text:p>183.677,25<text:s/></text:p>
          </table:table-cell>
          <table:table-cell table:number-columns-repeated="48" table:style-name="ce26"/>
          <table:table-cell table:number-columns-repeated="16330"/>
        </table:table-row>
        <table:table-row table:style-name="ro2">
          <table:table-cell office:value-type="string" table:style-name="ce37">
            <text:p>FA-371094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1094 del 0991327371001-TELCONET <text:s/>S.A. por <text:s/>consumo telefónico</text:p>
          </table:table-cell>
          <table:table-cell office:value-type="float" office:value="1.94" table:style-name="ce40">
            <text:p>1,94<text:s/></text:p>
          </table:table-cell>
          <table:table-cell table:style-name="ce52"/>
          <table:table-cell office:value-type="float" office:value="183679.19" table:style-name="ce40">
            <text:p>183.679,19<text:s/></text:p>
          </table:table-cell>
          <table:table-cell table:number-columns-repeated="48" table:style-name="ce26"/>
          <table:table-cell table:number-columns-repeated="16330"/>
        </table:table-row>
        <table:table-row table:style-name="ro2">
          <table:table-cell office:value-type="string" table:style-name="ce37">
            <text:p>FA-371095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1095 del 0991327371001-TELCONET <text:s/>S.A. por <text:s/>consumo telefónico</text:p>
          </table:table-cell>
          <table:table-cell office:value-type="float" office:value="3.94" table:style-name="ce40">
            <text:p>3,94<text:s/></text:p>
          </table:table-cell>
          <table:table-cell table:style-name="ce52"/>
          <table:table-cell office:value-type="float" office:value="183683.13" table:style-name="ce40">
            <text:p>183.683,13<text:s/></text:p>
          </table:table-cell>
          <table:table-cell table:number-columns-repeated="48" table:style-name="ce26"/>
          <table:table-cell table:number-columns-repeated="16330"/>
        </table:table-row>
        <table:table-row table:style-name="ro2">
          <table:table-cell office:value-type="string" table:style-name="ce37">
            <text:p>FA-371270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1270 del 0991327371001-TELCONET <text:s/>S.A. Por: Factura Rev del 21/07/2021 al 20/08/2021</text:p>
          </table:table-cell>
          <table:table-cell office:value-type="float" office:value="17057.12" table:style-name="ce40">
            <text:p>17.057,12<text:s/></text:p>
          </table:table-cell>
          <table:table-cell table:style-name="ce52"/>
          <table:table-cell office:value-type="float" office:value="200740.25" table:style-name="ce40">
            <text:p>200.740,25<text:s/></text:p>
          </table:table-cell>
          <table:table-cell table:number-columns-repeated="48" table:style-name="ce26"/>
          <table:table-cell table:number-columns-repeated="16330"/>
        </table:table-row>
        <table:table-row table:style-name="ro2">
          <table:table-cell office:value-type="string" table:style-name="ce37">
            <text:p>FA-371271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1271 del 0991327371001-TELCONET <text:s/>S.A. Por: FACTURA POR SOPORTE TÉCNICO</text:p>
          </table:table-cell>
          <table:table-cell office:value-type="float" office:value="8000" table:style-name="ce40">
            <text:p>8.000,00<text:s/></text:p>
          </table:table-cell>
          <table:table-cell table:style-name="ce52"/>
          <table:table-cell office:value-type="float" office:value="208740.25" table:style-name="ce40">
            <text:p>208.740,25<text:s/></text:p>
          </table:table-cell>
          <table:table-cell table:number-columns-repeated="48" table:style-name="ce26"/>
          <table:table-cell table:number-columns-repeated="16330"/>
        </table:table-row>
        <table:table-row table:style-name="ro2">
          <table:table-cell office:value-type="string" table:style-name="ce37">
            <text:p>IC-12734</text:p>
          </table:table-cell>
          <table:table-cell office:value-type="date" office:date-value="2021-09-02T00:00:00" table:style-name="ce41">
            <text:p>02-sep-21</text:p>
          </table:table-cell>
          <table:table-cell office:value-type="string" table:style-name="ce42">
            <text:p>Fact#: 368622 Rec#: 11647 TELCONET <text:s/>S.A.</text:p>
          </table:table-cell>
          <table:table-cell table:style-name="ce52"/>
          <table:table-cell office:value-type="float" office:value="7203.57" table:style-name="ce43">
            <text:p>-7.203,57</text:p>
          </table:table-cell>
          <table:table-cell office:value-type="float" office:value="201536.68" table:style-name="ce40">
            <text:p>201.536,68<text:s/></text:p>
          </table:table-cell>
          <table:table-cell table:number-columns-repeated="48" table:style-name="ce26"/>
          <table:table-cell table:number-columns-repeated="16330"/>
        </table:table-row>
        <table:table-row table:style-name="ro2">
          <table:table-cell office:value-type="string" table:style-name="ce37">
            <text:p>DR-2780</text:p>
          </table:table-cell>
          <table:table-cell office:value-type="date" office:date-value="2021-09-06T00:00:00" table:style-name="ce41">
            <text:p>06-sep-21</text:p>
          </table:table-cell>
          <table:table-cell office:value-type="string" table:style-name="ce42">
            <text:p>Fact#: 371271 Rec#: 7412 TELCONET <text:s/>S.A.</text:p>
          </table:table-cell>
          <table:table-cell table:style-name="ce52"/>
          <table:table-cell office:value-type="float" office:value="796.43" table:style-name="ce43">
            <text:p>-796,43</text:p>
          </table:table-cell>
          <table:table-cell office:value-type="float" office:value="200740.25" table:style-name="ce40">
            <text:p>200.740,25<text:s/></text:p>
          </table:table-cell>
          <table:table-cell table:number-columns-repeated="48" table:style-name="ce26"/>
          <table:table-cell table:number-columns-repeated="16330"/>
        </table:table-row>
        <table:table-row table:style-name="ro2">
          <table:table-cell office:value-type="string" table:style-name="ce37">
            <text:p>DR-3113</text:p>
          </table:table-cell>
          <table:table-cell office:value-type="date" office:date-value="2021-09-15T00:00:00" table:style-name="ce41">
            <text:p>15-sep-21</text:p>
          </table:table-cell>
          <table:table-cell office:value-type="string" table:style-name="ce42">
            <text:p>Fact#: 370865-371086-371094-371095 Rec#: 7453 TELCONET <text:s/>S.A.</text:p>
          </table:table-cell>
          <table:table-cell table:style-name="ce52"/>
          <table:table-cell office:value-type="float" office:value="98.7" table:style-name="ce43">
            <text:p>-98,70</text:p>
          </table:table-cell>
          <table:table-cell office:value-type="float" office:value="200641.55" table:style-name="ce40">
            <text:p>200.641,55<text:s/></text:p>
          </table:table-cell>
          <table:table-cell table:number-columns-repeated="48" table:style-name="ce26"/>
          <table:table-cell table:number-columns-repeated="16330"/>
        </table:table-row>
        <table:table-row table:style-name="ro2">
          <table:table-cell office:value-type="string" table:style-name="ce37">
            <text:p>IC-13633</text:p>
          </table:table-cell>
          <table:table-cell office:value-type="date" office:date-value="2021-09-16T00:00:00" table:style-name="ce41">
            <text:p>16-sep-21</text:p>
          </table:table-cell>
          <table:table-cell office:value-type="string" table:style-name="ce42">
            <text:p>Fact#: 371271 Rec#: 11730 TELCONET <text:s/>S.A.</text:p>
          </table:table-cell>
          <table:table-cell table:style-name="ce52"/>
          <table:table-cell office:value-type="float" office:value="7203.57" table:style-name="ce43">
            <text:p>-7.203,57</text:p>
          </table:table-cell>
          <table:table-cell office:value-type="float" office:value="193437.98" table:style-name="ce40">
            <text:p>193.437,98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3179</text:p>
          </table:table-cell>
          <table:table-cell office:value-type="date" office:date-value="2021-09-27T00:00:00" table:style-name="ce41">
            <text:p>27-sep-21</text:p>
          </table:table-cell>
          <table:table-cell office:value-type="string" table:style-name="ce42">
            <text:p>Fact#: 371270 Rec#: 7484 TELCONET <text:s/>S.A.</text:p>
          </table:table-cell>
          <table:table-cell table:style-name="ce52"/>
          <table:table-cell office:value-type="float" office:value="1643.48" table:style-name="ce43">
            <text:p>-1.643,48</text:p>
          </table:table-cell>
          <table:table-cell office:value-type="float" office:value="191794.5" table:style-name="ce40">
            <text:p>191.794,50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IC-14137</text:p>
          </table:table-cell>
          <table:table-cell office:value-type="date" office:date-value="2021-09-28T00:00:00" table:style-name="ce41">
            <text:p>28-sep-21</text:p>
          </table:table-cell>
          <table:table-cell office:value-type="string" table:style-name="ce42">
            <text:p>Fact#: 370865-371086-371094-371095 Rec#: 11791 TELCONET <text:s/>S.A.</text:p>
          </table:table-cell>
          <table:table-cell table:style-name="ce52"/>
          <table:table-cell office:value-type="float" office:value="925.71" table:style-name="ce43">
            <text:p>-925,71</text:p>
          </table:table-cell>
          <table:table-cell office:value-type="float" office:value="190868.79" table:style-name="ce40">
            <text:p>190.868,79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IC-14184</text:p>
          </table:table-cell>
          <table:table-cell office:value-type="date" office:date-value="2021-09-30T00:00:00" table:style-name="ce41">
            <text:p>30-sep-21</text:p>
          </table:table-cell>
          <table:table-cell office:value-type="string" table:style-name="ce42">
            <text:p>Fact#: 371270 Rec#: 11801 TELCONET <text:s/>S.A.</text:p>
          </table:table-cell>
          <table:table-cell table:style-name="ce52"/>
          <table:table-cell office:value-type="float" office:value="15413.64" table:style-name="ce43">
            <text:p>-15.413,64</text:p>
          </table:table-cell>
          <table:table-cell office:value-type="float" office:value="175455.15" table:style-name="ce40">
            <text:p>175.455,15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3581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42">
            <text:p>Registro.- Contabilización de factura # 373581 del 0991327371001-TELCONET <text:s/>S.A. por <text:s/>consumo telefónico</text:p>
          </table:table-cell>
          <table:table-cell office:value-type="float" office:value="913.98" table:style-name="ce40">
            <text:p>913,98<text:s/></text:p>
          </table:table-cell>
          <table:table-cell table:style-name="ce52"/>
          <table:table-cell office:value-type="float" office:value="176369.13" table:style-name="ce40">
            <text:p>176.369,13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3796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42">
            <text:p>Registro.- Contabilización de factura # 373796 del 0991327371001-TELCONET <text:s/>S.A. por <text:s/>consumo telefónico</text:p>
          </table:table-cell>
          <table:table-cell office:value-type="float" office:value="2.73" table:style-name="ce40">
            <text:p>2,73<text:s/></text:p>
          </table:table-cell>
          <table:table-cell table:style-name="ce52"/>
          <table:table-cell office:value-type="float" office:value="176371.86" table:style-name="ce40">
            <text:p>176.371,86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3803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42">
            <text:p>Registro.- Contabilización de factura # 373803 del 0991327371001-TELCONET <text:s/>S.A. por <text:s/>consumo telefónico</text:p>
          </table:table-cell>
          <table:table-cell office:value-type="float" office:value="1.94" table:style-name="ce40">
            <text:p>1,94<text:s/></text:p>
          </table:table-cell>
          <table:table-cell table:style-name="ce52"/>
          <table:table-cell office:value-type="float" office:value="176373.8" table:style-name="ce40">
            <text:p>176.373,80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3804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42">
            <text:p>Registro.- Contabilización de factura # 373804 del 0991327371001-TELCONET <text:s/>S.A. por <text:s/>consumo telefónico</text:p>
          </table:table-cell>
          <table:table-cell office:value-type="float" office:value="3.93" table:style-name="ce40">
            <text:p>3,93<text:s/></text:p>
          </table:table-cell>
          <table:table-cell table:style-name="ce52"/>
          <table:table-cell office:value-type="float" office:value="176377.73" table:style-name="ce40">
            <text:p>176.377,73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3986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42">
            <text:p>Registro.- Contabilización de factura # 373986 del 0991327371001-TELCONET <text:s/>S.A. Por: Factura Rev del 21/08/2021 al 20/09/2021</text:p>
          </table:table-cell>
          <table:table-cell office:value-type="float" office:value="18580.53" table:style-name="ce40">
            <text:p>18.580,53<text:s/></text:p>
          </table:table-cell>
          <table:table-cell table:style-name="ce52"/>
          <table:table-cell office:value-type="float" office:value="194958.26" table:style-name="ce40">
            <text:p>194.958,26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3987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42">
            <text:p>Registro.- Contabilización de factura # 373987 del 0991327371001-TELCONET <text:s/>S.A. Por: FACTURA POR SOPORTE TÉCNICO</text:p>
          </table:table-cell>
          <table:table-cell office:value-type="float" office:value="8000" table:style-name="ce40">
            <text:p>8.000,00<text:s/></text:p>
          </table:table-cell>
          <table:table-cell table:style-name="ce52"/>
          <table:table-cell office:value-type="float" office:value="202958.26" table:style-name="ce40">
            <text:p>202.958,26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3554</text:p>
          </table:table-cell>
          <table:table-cell office:value-type="date" office:date-value="2021-10-19T00:00:00" table:style-name="ce41">
            <text:p>19-oct-21</text:p>
          </table:table-cell>
          <table:table-cell office:value-type="string" table:style-name="ce42">
            <text:p>Fact#: 373581-373796-373803-373804-373986 Rec#: 7569 TELCONET <text:s/>S.A.</text:p>
          </table:table-cell>
          <table:table-cell table:style-name="ce52"/>
          <table:table-cell office:value-type="float" office:value="1879.13" table:style-name="ce43">
            <text:p>-1.879,13</text:p>
          </table:table-cell>
          <table:table-cell office:value-type="float" office:value="201079.13" table:style-name="ce40">
            <text:p>201.079,13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IC-15471</text:p>
          </table:table-cell>
          <table:table-cell office:value-type="date" office:date-value="2021-10-20T00:00:00" table:style-name="ce41">
            <text:p>20-oct-21</text:p>
          </table:table-cell>
          <table:table-cell office:value-type="string" table:style-name="ce42">
            <text:p>Fact#: 373581-373796-373803-373804-373986-5631 Rec#: 11925 TELCONET <text:s/>S.A.</text:p>
          </table:table-cell>
          <table:table-cell table:style-name="ce52"/>
          <table:table-cell office:value-type="float" office:value="17623.98" table:style-name="ce43">
            <text:p>-17.623,98</text:p>
          </table:table-cell>
          <table:table-cell office:value-type="float" office:value="183455.15" table:style-name="ce40">
            <text:p>183.455,15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3559</text:p>
          </table:table-cell>
          <table:table-cell office:value-type="date" office:date-value="2021-10-22T00:00:00" table:style-name="ce41">
            <text:p>22-oct-21</text:p>
          </table:table-cell>
          <table:table-cell office:value-type="string" table:style-name="ce42">
            <text:p>Fact#: 373987 Rec#: 7574 TELCONET <text:s/>S.A.</text:p>
          </table:table-cell>
          <table:table-cell table:style-name="ce52"/>
          <table:table-cell office:value-type="float" office:value="796.43" table:style-name="ce43">
            <text:p>-796,43</text:p>
          </table:table-cell>
          <table:table-cell office:value-type="float" office:value="182658.72" table:style-name="ce40">
            <text:p>182.658,72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IC-15630</text:p>
          </table:table-cell>
          <table:table-cell office:value-type="date" office:date-value="2021-10-25T00:00:00" table:style-name="ce41">
            <text:p>25-oct-21</text:p>
          </table:table-cell>
          <table:table-cell office:value-type="string" table:style-name="ce42">
            <text:p>Fact#: 373987 Rec#: 11937 TELCONET <text:s/>S.A.</text:p>
          </table:table-cell>
          <table:table-cell table:style-name="ce52"/>
          <table:table-cell office:value-type="float" office:value="7203.57" table:style-name="ce43">
            <text:p>-7.203,57</text:p>
          </table:table-cell>
          <table:table-cell office:value-type="float" office:value="175455.15" table:style-name="ce40">
            <text:p>175.455,15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6209</text:p>
          </table:table-cell>
          <table:table-cell office:value-type="date" office:date-value="2021-11-01T00:00:00" table:style-name="ce41">
            <text:p>01-nov-21</text:p>
          </table:table-cell>
          <table:table-cell office:value-type="string" table:style-name="ce42">
            <text:p>Registro.- Contabilización de factura # 376209 del 0991327371001-TELCONET <text:s/>S.A. Por: FACTURA POR SOPORTE TÉCNICO</text:p>
          </table:table-cell>
          <table:table-cell office:value-type="float" office:value="8000" table:style-name="ce40">
            <text:p>8.000,00<text:s/></text:p>
          </table:table-cell>
          <table:table-cell table:style-name="ce52"/>
          <table:table-cell office:value-type="float" office:value="183455.15" table:style-name="ce40">
            <text:p>183.455,15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6267</text:p>
          </table:table-cell>
          <table:table-cell office:value-type="date" office:date-value="2021-11-01T00:00:00" table:style-name="ce41">
            <text:p>01-nov-21</text:p>
          </table:table-cell>
          <table:table-cell office:value-type="string" table:style-name="ce42">
            <text:p>Registro.- Contabilización de factura # 376267 del 0991327371001-TELCONET <text:s/>S.A. por <text:s/>consumo telefónico</text:p>
          </table:table-cell>
          <table:table-cell office:value-type="float" office:value="936.57" table:style-name="ce40">
            <text:p>936,57<text:s/></text:p>
          </table:table-cell>
          <table:table-cell table:style-name="ce52"/>
          <table:table-cell office:value-type="float" office:value="184391.72" table:style-name="ce40">
            <text:p>184.391,72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6477</text:p>
          </table:table-cell>
          <table:table-cell office:value-type="date" office:date-value="2021-11-01T00:00:00" table:style-name="ce41">
            <text:p>01-nov-21</text:p>
          </table:table-cell>
          <table:table-cell office:value-type="string" table:style-name="ce42">
            <text:p>Registro.- Contabilización de factura # 376477 del 0991327371001-TELCONET <text:s/>S.A. por <text:s/>consumo telefónico</text:p>
          </table:table-cell>
          <table:table-cell office:value-type="float" office:value="2.59" table:style-name="ce40">
            <text:p>2,59<text:s/></text:p>
          </table:table-cell>
          <table:table-cell table:style-name="ce52"/>
          <table:table-cell office:value-type="float" office:value="184394.31" table:style-name="ce40">
            <text:p>184.394,31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6484</text:p>
          </table:table-cell>
          <table:table-cell office:value-type="date" office:date-value="2021-11-01T00:00:00" table:style-name="ce41">
            <text:p>01-nov-21</text:p>
          </table:table-cell>
          <table:table-cell office:value-type="string" table:style-name="ce42">
            <text:p>Registro.- Contabilización de factura # 376484 del 0991327371001-TELCONET <text:s/>S.A. por <text:s/>consumo telefónico</text:p>
          </table:table-cell>
          <table:table-cell office:value-type="float" office:value="1.94" table:style-name="ce40">
            <text:p>1,94<text:s/></text:p>
          </table:table-cell>
          <table:table-cell table:style-name="ce52"/>
          <table:table-cell office:value-type="float" office:value="184396.25" table:style-name="ce40">
            <text:p>184.396,25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6485</text:p>
          </table:table-cell>
          <table:table-cell office:value-type="date" office:date-value="2021-11-01T00:00:00" table:style-name="ce41">
            <text:p>01-nov-21</text:p>
          </table:table-cell>
          <table:table-cell office:value-type="string" table:style-name="ce42">
            <text:p>Registro.- Contabilización de factura # 376485 del 0991327371001-TELCONET <text:s/>S.A. por <text:s/>consumo telefónico</text:p>
          </table:table-cell>
          <table:table-cell office:value-type="float" office:value="3.86" table:style-name="ce40">
            <text:p>3,86<text:s/></text:p>
          </table:table-cell>
          <table:table-cell table:style-name="ce52"/>
          <table:table-cell office:value-type="float" office:value="184400.11" table:style-name="ce40">
            <text:p>184.400,11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3844</text:p>
          </table:table-cell>
          <table:table-cell office:value-type="date" office:date-value="2021-11-10T00:00:00" table:style-name="ce41">
            <text:p>10-nov-21</text:p>
          </table:table-cell>
          <table:table-cell office:value-type="string" table:style-name="ce42">
            <text:p>Fact#: 376209 Rec#: 7636 TELCONET <text:s/>S.A.</text:p>
          </table:table-cell>
          <table:table-cell table:style-name="ce52"/>
          <table:table-cell office:value-type="float" office:value="796.43" table:style-name="ce43">
            <text:p>-796,43</text:p>
          </table:table-cell>
          <table:table-cell office:value-type="float" office:value="183603.68" table:style-name="ce40">
            <text:p>183.603,68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3873</text:p>
          </table:table-cell>
          <table:table-cell office:value-type="date" office:date-value="2021-11-11T00:00:00" table:style-name="ce41">
            <text:p>11-nov-21</text:p>
          </table:table-cell>
          <table:table-cell office:value-type="string" table:style-name="ce42">
            <text:p>Fact#: 376267-376477-376484-376485 Rec#: 7642 TELCONET <text:s/>S.A.</text:p>
          </table:table-cell>
          <table:table-cell table:style-name="ce52"/>
          <table:table-cell office:value-type="float" office:value="91.07" table:style-name="ce43">
            <text:p>-91,07</text:p>
          </table:table-cell>
          <table:table-cell office:value-type="float" office:value="183512.61" table:style-name="ce40">
            <text:p>183.512,61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IC-16746</text:p>
          </table:table-cell>
          <table:table-cell office:value-type="date" office:date-value="2021-11-12T00:00:00" table:style-name="ce41">
            <text:p>12-nov-21</text:p>
          </table:table-cell>
          <table:table-cell office:value-type="string" table:style-name="ce42">
            <text:p>Fact#: 376209 Rec#: 12042 TELCONET <text:s/>S.A.</text:p>
          </table:table-cell>
          <table:table-cell table:style-name="ce52"/>
          <table:table-cell office:value-type="float" office:value="7203.57" table:style-name="ce43">
            <text:p>-7.203,57</text:p>
          </table:table-cell>
          <table:table-cell office:value-type="float" office:value="176309.04" table:style-name="ce40">
            <text:p>176.309,04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IC-16834</text:p>
          </table:table-cell>
          <table:table-cell office:value-type="date" office:date-value="2021-11-15T00:00:00" table:style-name="ce41">
            <text:p>15-nov-21</text:p>
          </table:table-cell>
          <table:table-cell office:value-type="string" table:style-name="ce42">
            <text:p>Fact#: 376267-376477-376484-376485-5893 Rec#: 12052 TELCONET <text:s/>S.A.</text:p>
          </table:table-cell>
          <table:table-cell table:style-name="ce52"/>
          <table:table-cell office:value-type="float" office:value="853.89" table:style-name="ce43">
            <text:p>-853,89</text:p>
          </table:table-cell>
          <table:table-cell office:value-type="float" office:value="175455.15" table:style-name="ce40">
            <text:p>175.455,15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3944</text:p>
          </table:table-cell>
          <table:table-cell office:value-type="date" office:date-value="2021-11-18T00:00:00" table:style-name="ce41">
            <text:p>18-nov-21</text:p>
          </table:table-cell>
          <table:table-cell office:value-type="string" table:style-name="ce42">
            <text:p>Registro.- Cruce de las cuentas por pagar con Relaciona Telconet por abono a factura 322626, segun mail adjunto</text:p>
          </table:table-cell>
          <table:table-cell table:style-name="ce52"/>
          <table:table-cell office:value-type="float" office:value="68712.289999999994" table:style-name="ce43">
            <text:p>-68.712,29</text:p>
          </table:table-cell>
          <table:table-cell office:value-type="float" office:value="106742.86" table:style-name="ce40">
            <text:p>106.742,86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8952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42">
            <text:p>Registro.- Contabilización de factura # 378952 del 0991327371001-TELCONET <text:s/>S.A. por <text:s/>consumo telefónico</text:p>
          </table:table-cell>
          <table:table-cell office:value-type="float" office:value="1052.78" table:style-name="ce40">
            <text:p>1.052,78<text:s/></text:p>
          </table:table-cell>
          <table:table-cell table:style-name="ce52"/>
          <table:table-cell office:value-type="float" office:value="107795.64" table:style-name="ce40">
            <text:p>107.795,64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9160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42">
            <text:p>Registro.- Contabilización de factura # 379160 del 0991327371001-TELCONET <text:s/>S.A. por <text:s/>consumo telefónico</text:p>
          </table:table-cell>
          <table:table-cell office:value-type="float" office:value="2.42" table:style-name="ce40">
            <text:p>2,42<text:s/></text:p>
          </table:table-cell>
          <table:table-cell table:style-name="ce52"/>
          <table:table-cell office:value-type="float" office:value="107798.06" table:style-name="ce40">
            <text:p>107.798,06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9167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42">
            <text:p>Registro.- Contabilización de factura # 379167 del 0991327371001-TELCONET <text:s/>S.A. por <text:s/>consumo telefónico</text:p>
          </table:table-cell>
          <table:table-cell office:value-type="float" office:value="1.94" table:style-name="ce40">
            <text:p>1,94<text:s/></text:p>
          </table:table-cell>
          <table:table-cell table:style-name="ce52"/>
          <table:table-cell office:value-type="float" office:value="107800" table:style-name="ce40">
            <text:p>107.800,00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9168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42">
            <text:p>Registro.- Contabilización de factura # 379168 del 0991327371001-TELCONET <text:s/>S.A. por <text:s/>consumo telefónico</text:p>
          </table:table-cell>
          <table:table-cell office:value-type="float" office:value="3.86" table:style-name="ce40">
            <text:p>3,86<text:s/></text:p>
          </table:table-cell>
          <table:table-cell table:style-name="ce52"/>
          <table:table-cell office:value-type="float" office:value="107803.86" table:style-name="ce40">
            <text:p>107.803,86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9357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42">
            <text:p>Registro.- Contabilización de factura # 379357 del 0991327371001-TELCONET <text:s/>S.A. Por: FACTURA POR SOPORTE TÉCNICO</text:p>
          </table:table-cell>
          <table:table-cell office:value-type="float" office:value="8000" table:style-name="ce40">
            <text:p>8.000,00<text:s/></text:p>
          </table:table-cell>
          <table:table-cell table:style-name="ce52"/>
          <table:table-cell office:value-type="float" office:value="115803.86" table:style-name="ce40">
            <text:p>115.803,86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9361</text:p>
          </table:table-cell>
          <table:table-cell office:value-type="date" office:date-value="2021-12-03T00:00:00" table:style-name="ce41">
            <text:p>03-dic-21</text:p>
          </table:table-cell>
          <table:table-cell office:value-type="string" table:style-name="ce42">
            <text:p>Registro.- Contabilización de factura # 379361 del 0991327371001-TELCONET <text:s/>S.A. Por: Factura Rev del 21/10/2021 al 20/11/2021</text:p>
          </table:table-cell>
          <table:table-cell office:value-type="float" office:value="20160.55" table:style-name="ce40">
            <text:p>20.160,55<text:s/></text:p>
          </table:table-cell>
          <table:table-cell table:style-name="ce52"/>
          <table:table-cell office:value-type="float" office:value="135964.41" table:style-name="ce40">
            <text:p>135.964,41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4270</text:p>
          </table:table-cell>
          <table:table-cell office:value-type="date" office:date-value="2021-12-06T00:00:00" table:style-name="ce41">
            <text:p>06-dic-21</text:p>
          </table:table-cell>
          <table:table-cell office:value-type="string" table:style-name="ce42">
            <text:p>Fact#: 379357 Rec#: 7729 TELCONET <text:s/>S.A.</text:p>
          </table:table-cell>
          <table:table-cell table:style-name="ce52"/>
          <table:table-cell office:value-type="float" office:value="796.43" table:style-name="ce43">
            <text:p>-796,43</text:p>
          </table:table-cell>
          <table:table-cell office:value-type="float" office:value="135167.98000000001" table:style-name="ce40">
            <text:p>135.167,98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9362</text:p>
          </table:table-cell>
          <table:table-cell office:value-type="date" office:date-value="2021-12-06T00:00:00" table:style-name="ce41">
            <text:p>06-dic-21</text:p>
          </table:table-cell>
          <table:table-cell office:value-type="string" table:style-name="ce42">
            <text:p>Registro.- Contabilización de factura # 379362 del 0991327371001-TELCONET <text:s/>S.A. Por: Factura Rev del 21/09/2021 al 20/10/2021</text:p>
          </table:table-cell>
          <table:table-cell office:value-type="float" office:value="19547.490000000002" table:style-name="ce40">
            <text:p>19.547,49<text:s/></text:p>
          </table:table-cell>
          <table:table-cell table:style-name="ce52"/>
          <table:table-cell office:value-type="float" office:value="154715.47" table:style-name="ce40">
            <text:p>154.715,47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4518</text:p>
          </table:table-cell>
          <table:table-cell office:value-type="date" office:date-value="2021-12-07T00:00:00" table:style-name="ce41">
            <text:p>07-dic-21</text:p>
          </table:table-cell>
          <table:table-cell office:value-type="string" table:style-name="ce42">
            <text:p>Fact#: 379362 Rec#: 7733 TELCONET <text:s/>S.A.</text:p>
          </table:table-cell>
          <table:table-cell table:style-name="ce52"/>
          <table:table-cell office:value-type="float" office:value="1883.42" table:style-name="ce43">
            <text:p>-1.883,42</text:p>
          </table:table-cell>
          <table:table-cell office:value-type="float" office:value="152832.04999999999" table:style-name="ce40">
            <text:p>152.832,05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IC-18340</text:p>
          </table:table-cell>
          <table:table-cell office:value-type="date" office:date-value="2021-12-08T00:00:00" table:style-name="ce41">
            <text:p>08-dic-21</text:p>
          </table:table-cell>
          <table:table-cell office:value-type="string" table:style-name="ce42">
            <text:p>Fact#: 379357 Rec#: 12207 TELCONET <text:s/>S.A.</text:p>
          </table:table-cell>
          <table:table-cell table:style-name="ce52"/>
          <table:table-cell office:value-type="float" office:value="7203.57" table:style-name="ce43">
            <text:p>-7.203,57</text:p>
          </table:table-cell>
          <table:table-cell office:value-type="float" office:value="145628.48000000001" table:style-name="ce40">
            <text:p>145.628,48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4548</text:p>
          </table:table-cell>
          <table:table-cell office:value-type="date" office:date-value="2021-12-14T00:00:00" table:style-name="ce41">
            <text:p>14-dic-21</text:p>
          </table:table-cell>
          <table:table-cell office:value-type="string" table:style-name="ce42">
            <text:p>Fact#: 378952-379160-379167-379168-379361 Rec#: 7759 TELCONET <text:s/>S.A.</text:p>
          </table:table-cell>
          <table:table-cell table:style-name="ce52"/>
          <table:table-cell office:value-type="float" office:value="2044.72" table:style-name="ce43">
            <text:p>-2.044,72</text:p>
          </table:table-cell>
          <table:table-cell office:value-type="float" office:value="143583.76" table:style-name="ce40">
            <text:p>143.583,76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IC-18652</text:p>
          </table:table-cell>
          <table:table-cell office:value-type="date" office:date-value="2021-12-15T00:00:00" table:style-name="ce41">
            <text:p>15-dic-21</text:p>
          </table:table-cell>
          <table:table-cell office:value-type="string" table:style-name="ce42">
            <text:p>Fact#: 379362 Rec#: 12236 TELCONET <text:s/>S.A.</text:p>
          </table:table-cell>
          <table:table-cell table:style-name="ce52"/>
          <table:table-cell office:value-type="float" office:value="17664.07" table:style-name="ce43">
            <text:p>-17.664,07</text:p>
          </table:table-cell>
          <table:table-cell office:value-type="float" office:value="125919.69" table:style-name="ce40">
            <text:p>125.919,69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IC-18713</text:p>
          </table:table-cell>
          <table:table-cell office:value-type="date" office:date-value="2021-12-17T00:00:00" table:style-name="ce41">
            <text:p>17-dic-21</text:p>
          </table:table-cell>
          <table:table-cell office:value-type="string" table:style-name="ce42">
            <text:p>Fact#: 378952-379160-379167-379168-379361-6161 Rec#: 12248 TELCONET <text:s/>S.A.</text:p>
          </table:table-cell>
          <table:table-cell table:style-name="ce52"/>
          <table:table-cell office:value-type="float" office:value="19176.830000000002" table:style-name="ce43">
            <text:p>-19.176,83</text:p>
          </table:table-cell>
          <table:table-cell office:value-type="float" office:value="106742.86" table:style-name="ce40">
            <text:p>106.742,86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I-10</text:p>
          </table:table-cell>
          <table:table-cell office:value-type="date" office:date-value="2021-12-20T00:00:00" table:style-name="ce41">
            <text:p>20-dic-21</text:p>
          </table:table-cell>
          <table:table-cell office:value-type="string" table:style-name="ce42">
            <text:p>Registro.- Cruce de las cuentas por pagar con Relaciona Telconet por abono a factura 322626, segun mail adjunto</text:p>
          </table:table-cell>
          <table:table-cell table:style-name="ce52"/>
          <table:table-cell office:value-type="float" office:value="13815.55" table:style-name="ce43">
            <text:p>-13.815,55</text:p>
          </table:table-cell>
          <table:table-cell office:value-type="float" office:value="92927.31" table:style-name="ce40">
            <text:p>92.927,31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I-11</text:p>
          </table:table-cell>
          <table:table-cell office:value-type="date" office:date-value="2021-12-20T00:00:00" table:style-name="ce41">
            <text:p>20-dic-21</text:p>
          </table:table-cell>
          <table:table-cell office:value-type="string" table:style-name="ce42">
            <text:p>Registro.- Valor por cobrar a Telconet por descuento realizado al SR. Carlos Bustos de su Acta de Finiquito en Septiembre 1 del 2021</text:p>
          </table:table-cell>
          <table:table-cell office:value-type="float" office:value="939.46" table:style-name="ce40">
            <text:p>939,46<text:s/></text:p>
          </table:table-cell>
          <table:table-cell table:style-name="ce52"/>
          <table:table-cell office:value-type="float" office:value="93866.77" table:style-name="ce40">
            <text:p>93.866,77<text:s/></text:p>
          </table:table-cell>
          <table:table-cell table:number-columns-repeated="16378"/>
        </table:table-row>
        <table:table-row table:number-rows-repeated="1048409" table:style-name="ro2">
          <table:table-cell table:number-columns-repeated="16384"/>
        </table:table-row>
      </table:table>
      <table:table table:name="Cajamarca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16377" table:default-cell-style-name="ce1"/>
        <table:table-row table:style-name="ro1">
          <table:table-cell office:value-type="string" table:style-name="ce2">
            <text:p>LINKOTEL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DETALLE DE TRANSACCIONES CON CAJAMARCA PROTECTIVE SERV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Al 31 de diciemre del 2021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table:style-name="ce1"/>
          <table:table-cell office:value-type="string" table:style-name="ce53">
            <text:p>RESUMEN</text:p>
          </table:table-cell>
          <table:table-cell office:value-type="date" office:date-value="2021-08-01T00:00:00" table:style-name="ce54">
            <text:p>ago-21</text:p>
          </table:table-cell>
          <table:table-cell office:value-type="date" office:date-value="2021-12-01T00:00:00" table:style-name="ce54">
            <text:p>dic-21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table:style-name="ce1"/>
          <table:table-cell office:value-type="string" table:style-name="ce53">
            <text:p>Venta de servicio telefonico</text:p>
          </table:table-cell>
          <table:table-cell office:value-type="float" office:value="10106.780000000001" table:formula="of:=10546.78-440" table:style-name="ce55">
            <text:p><text:s/>10.106,78<text:s/></text:p>
          </table:table-cell>
          <table:table-cell office:value-type="float" office:value="5628.88" table:formula="of:=[.E42]" table:style-name="ce56">
            <text:p>5628,88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table:style-name="ce1"/>
          <table:table-cell office:value-type="string" table:style-name="ce53">
            <text:p>Pagos a cuenta de Linkotel (reembolso de gastos)</text:p>
          </table:table-cell>
          <table:table-cell office:value-type="float" office:value="440" table:formula="of:=+[.E17]+[.E18]" table:style-name="ce57">
            <text:p>440,00<text:s/></text:p>
          </table:table-cell>
          <table:table-cell office:value-type="float" office:value="0" table:style-name="ce56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string" table:style-name="ce58">
            <text:p>TOTAL (Enero a agosto)</text:p>
          </table:table-cell>
          <table:table-cell office:value-type="float" office:value="10546.78" table:formula="of:=+[.D6]+[.D7]" table:style-name="ce59">
            <text:p>10.546,78<text:s/></text:p>
          </table:table-cell>
          <table:table-cell office:value-type="float" office:value="5628.88" table:formula="of:=+[.E6]+[.E7]" table:style-name="ce59">
            <text:p>5.628,88<text:s/>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58"/>
          <table:table-cell table:number-columns-repeated="2" table:style-name="ce59"/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60">
            <text:p>Débitos</text:p>
          </table:table-cell>
          <table:table-cell office:value-type="string" table:style-name="ce60">
            <text:p>Créditos</text:p>
          </table:table-cell>
          <table:table-cell office:value-type="string" table:style-name="ce60">
            <text:p>Saldo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6">
            <text:p>Auxiliar</text:p>
          </table:table-cell>
          <table:table-cell office:value-type="string" table:style-name="ce37">
            <text:p>CL <text:s text:c="2"/>CAJ003 <text:s text:c="2"/>CAJAMARCA PROTECTIVE SERVICES C. LTDA.</text:p>
          </table:table-cell>
          <table:table-cell table:number-columns-repeated="4" table:style-name="ce38"/>
          <table:table-cell office:value-type="float" office:value="5859.98" table:style-name="ce40">
            <text:p>5.859,98<text:s/></text:p>
          </table:table-cell>
          <table:table-cell table:style-name="ce61"/>
          <table:table-cell table:number-columns-repeated="16376"/>
        </table:table-row>
        <table:table-row table:style-name="ro2">
          <table:table-cell table:number-columns-repeated="7" table:style-name="ce38"/>
          <table:table-cell table:number-columns-repeated="16377" table:style-name="ce1"/>
        </table:table-row>
        <table:table-row table:style-name="ro2">
          <table:table-cell office:value-type="string" table:style-name="ce37">
            <text:p>DR-262</text:p>
          </table:table-cell>
          <table:table-cell office:value-type="date" office:date-value="2021-01-01T00:00:00" table:style-name="ce41">
            <text:p>01-ene-21</text:p>
          </table:table-cell>
          <table:table-cell office:value-type="string" table:style-name="ce42">
            <text:p>Fact#: 350823 Rec#: 6658 CAJAMARCA PROTECTIVE SERVICES C. LTDA. CAJAPROTSERV</text:p>
          </table:table-cell>
          <table:table-cell table:number-columns-repeated="2" table:style-name="ce38"/>
          <table:table-cell office:value-type="float" office:value="116.79" table:style-name="ce43">
            <text:p>-116,79</text:p>
          </table:table-cell>
          <table:table-cell office:value-type="float" office:value="5743.19" table:style-name="ce40">
            <text:p>5.743,19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50823</text:p>
          </table:table-cell>
          <table:table-cell office:value-type="date" office:date-value="2021-01-01T00:00:00" table:style-name="ce41">
            <text:p>01-ene-21</text:p>
          </table:table-cell>
          <table:table-cell office:value-type="string" table:style-name="ce42">
            <text:p>Registro.- Contabilización de factura # 350823 del 0992810572001-CAJAMARCA PROTECTIVE SERVICES C. LTDA. CAJAPROTSERV por <text:s/>consumo telefónico</text:p>
          </table:table-cell>
          <table:table-cell table:style-name="ce38"/>
          <table:table-cell office:value-type="float" office:value="1212.2" table:style-name="ce40">
            <text:p>1.212,20<text:s/></text:p>
          </table:table-cell>
          <table:table-cell table:style-name="ce38"/>
          <table:table-cell office:value-type="float" office:value="6955.39" table:style-name="ce40">
            <text:p>6.955,39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DR-598</text:p>
          </table:table-cell>
          <table:table-cell office:value-type="date" office:date-value="2021-02-01T00:00:00" table:style-name="ce41">
            <text:p>01-feb-21</text:p>
          </table:table-cell>
          <table:table-cell office:value-type="string" table:style-name="ce42">
            <text:p>Fact#: 353150 Rec#: 6783 CAJAMARCA PROTECTIVE SERVICES C. LTDA. CAJAPROTSERV</text:p>
          </table:table-cell>
          <table:table-cell table:number-columns-repeated="2" table:style-name="ce38"/>
          <table:table-cell office:value-type="float" office:value="96.81" table:style-name="ce43">
            <text:p>-96,81</text:p>
          </table:table-cell>
          <table:table-cell office:value-type="float" office:value="6858.58" table:style-name="ce40">
            <text:p>6.858,58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53150</text:p>
          </table:table-cell>
          <table:table-cell office:value-type="date" office:date-value="2021-02-01T00:00:00" table:style-name="ce41">
            <text:p>01-feb-21</text:p>
          </table:table-cell>
          <table:table-cell office:value-type="string" table:style-name="ce42">
            <text:p>Registro.- Contabilización de factura # 353150 del 0992810572001-CAJAMARCA PROTECTIVE SERVICES C. LTDA. CAJAPROTSERV por <text:s/>consumo telefónico</text:p>
          </table:table-cell>
          <table:table-cell table:style-name="ce38"/>
          <table:table-cell office:value-type="float" office:value="1004.86" table:style-name="ce40">
            <text:p>1.004,86<text:s/></text:p>
          </table:table-cell>
          <table:table-cell table:style-name="ce38"/>
          <table:table-cell office:value-type="float" office:value="7863.44" table:style-name="ce40">
            <text:p>7.863,44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53383</text:p>
          </table:table-cell>
          <table:table-cell office:value-type="date" office:date-value="2021-02-22T00:00:00" table:style-name="ce41">
            <text:p>22-feb-21</text:p>
          </table:table-cell>
          <table:table-cell office:value-type="string" table:style-name="ce42">
            <text:p>Registro.- Contabilización de factura # 353383 del 0992810572001-CAJAMARCA PROTECTIVE SERVICES C. LTDA. CAJAPROTSERV por: REEMBOLSO POR AFILIACIÓN DE NUEVOS SOCIOS - A LA CÁMARA DE COMERCIO DE MANTA SEGÚN FACTURA 001-002-000007402</text:p>
          </table:table-cell>
          <table:table-cell table:style-name="ce38"/>
          <table:table-cell office:value-type="float" office:value="300" table:style-name="ce40">
            <text:p>300,00<text:s/></text:p>
          </table:table-cell>
          <table:table-cell table:style-name="ce38"/>
          <table:table-cell office:value-type="float" office:value="8163.44" table:style-name="ce40">
            <text:p>8.163,44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53384</text:p>
          </table:table-cell>
          <table:table-cell office:value-type="date" office:date-value="2021-02-23T00:00:00" table:style-name="ce41">
            <text:p>23-feb-21</text:p>
          </table:table-cell>
          <table:table-cell office:value-type="string" table:style-name="ce42">
            <text:p>Registro.- Contabilización de factura # 353384 del 0992810572001-CAJAMARCA PROTECTIVE SERVICES C. LTDA. CAJAPROTSERV por: Reembolso Cuota Enero año 2021 + Carnet, por estar afiliado a la Cámara de Comercio de Manta Según Factura <text:s/>001-002-000007569</text:p>
          </table:table-cell>
          <table:table-cell table:style-name="ce38"/>
          <table:table-cell office:value-type="float" office:value="140" table:style-name="ce40">
            <text:p>140,00<text:s/></text:p>
          </table:table-cell>
          <table:table-cell table:style-name="ce38"/>
          <table:table-cell office:value-type="float" office:value="8303.44" table:style-name="ce40">
            <text:p>8.303,44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DR-945</text:p>
          </table:table-cell>
          <table:table-cell office:value-type="date" office:date-value="2021-03-01T00:00:00" table:style-name="ce41">
            <text:p>01-mar-21</text:p>
          </table:table-cell>
          <table:table-cell office:value-type="string" table:style-name="ce42">
            <text:p>Fact#: 355570 Rec#: 6886 CAJAMARCA PROTECTIVE SERVICES C. LTDA. CAJAPROTSERV</text:p>
          </table:table-cell>
          <table:table-cell table:number-columns-repeated="2" table:style-name="ce38"/>
          <table:table-cell office:value-type="float" office:value="114.57" table:style-name="ce43">
            <text:p>-114,57</text:p>
          </table:table-cell>
          <table:table-cell office:value-type="float" office:value="8188.87" table:style-name="ce40">
            <text:p>8.188,87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55570</text:p>
          </table:table-cell>
          <table:table-cell office:value-type="date" office:date-value="2021-03-01T00:00:00" table:style-name="ce41">
            <text:p>01-mar-21</text:p>
          </table:table-cell>
          <table:table-cell office:value-type="string" table:style-name="ce42">
            <text:p>Registro.- Contabilización de factura # 355570 del 0992810572001-CAJAMARCA PROTECTIVE SERVICES C. LTDA. CAJAPROTSERV por <text:s/>consumo telefónico</text:p>
          </table:table-cell>
          <table:table-cell table:style-name="ce38"/>
          <table:table-cell office:value-type="float" office:value="1189.06" table:style-name="ce40">
            <text:p>1.189,06<text:s/></text:p>
          </table:table-cell>
          <table:table-cell table:style-name="ce38"/>
          <table:table-cell office:value-type="float" office:value="9377.93" table:style-name="ce40">
            <text:p>9.377,93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DR-1333</text:p>
          </table:table-cell>
          <table:table-cell office:value-type="date" office:date-value="2021-04-01T00:00:00" table:style-name="ce41">
            <text:p>01-abr-21</text:p>
          </table:table-cell>
          <table:table-cell office:value-type="string" table:style-name="ce42">
            <text:p>Fact#: 358034 Rec#: 6986 CAJAMARCA PROTECTIVE SERVICES C. LTDA. CAJAPROTSERV</text:p>
          </table:table-cell>
          <table:table-cell table:number-columns-repeated="2" table:style-name="ce38"/>
          <table:table-cell office:value-type="float" office:value="145.04" table:style-name="ce43">
            <text:p>-145,04</text:p>
          </table:table-cell>
          <table:table-cell office:value-type="float" office:value="9232.89" table:style-name="ce40">
            <text:p>9.232,89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58034</text:p>
          </table:table-cell>
          <table:table-cell office:value-type="date" office:date-value="2021-04-01T00:00:00" table:style-name="ce41">
            <text:p>01-abr-21</text:p>
          </table:table-cell>
          <table:table-cell office:value-type="string" table:style-name="ce42">
            <text:p>Registro.- Contabilización de factura # 358034 del 0992810572001-CAJAMARCA PROTECTIVE SERVICES C. LTDA. CAJAPROTSERV por <text:s/>consumo telefónico</text:p>
          </table:table-cell>
          <table:table-cell table:style-name="ce38"/>
          <table:table-cell office:value-type="float" office:value="1505.27" table:style-name="ce40">
            <text:p>1.505,27<text:s/></text:p>
          </table:table-cell>
          <table:table-cell table:style-name="ce38"/>
          <table:table-cell office:value-type="float" office:value="10738.16" table:style-name="ce40">
            <text:p>10.738,16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DR-1642</text:p>
          </table:table-cell>
          <table:table-cell office:value-type="date" office:date-value="2021-05-01T00:00:00" table:style-name="ce41">
            <text:p>01-may-21</text:p>
          </table:table-cell>
          <table:table-cell office:value-type="string" table:style-name="ce42">
            <text:p>Fact#: 360570 Rec#: 7075 CAJAMARCA PROTECTIVE SERVICES C. LTDA. CAJAPROTSERV</text:p>
          </table:table-cell>
          <table:table-cell table:number-columns-repeated="2" table:style-name="ce38"/>
          <table:table-cell office:value-type="float" office:value="111.99" table:style-name="ce43">
            <text:p>-111,99</text:p>
          </table:table-cell>
          <table:table-cell office:value-type="float" office:value="10626.17" table:style-name="ce40">
            <text:p>10.626,17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60570</text:p>
          </table:table-cell>
          <table:table-cell office:value-type="date" office:date-value="2021-05-01T00:00:00" table:style-name="ce41">
            <text:p>01-may-21</text:p>
          </table:table-cell>
          <table:table-cell office:value-type="string" table:style-name="ce42">
            <text:p>Registro.- Contabilización de factura # 360570 del 0992810572001-CAJAMARCA PROTECTIVE SERVICES C. LTDA. CAJAPROTSERV por <text:s/>consumo telefónico</text:p>
          </table:table-cell>
          <table:table-cell table:style-name="ce38"/>
          <table:table-cell office:value-type="float" office:value="1162.28" table:style-name="ce40">
            <text:p>1.162,28<text:s/></text:p>
          </table:table-cell>
          <table:table-cell table:style-name="ce38"/>
          <table:table-cell office:value-type="float" office:value="11788.45" table:style-name="ce40">
            <text:p>11.788,45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IC-6727</text:p>
          </table:table-cell>
          <table:table-cell office:value-type="date" office:date-value="2021-05-11T00:00:00" table:style-name="ce41">
            <text:p>11-may-21</text:p>
          </table:table-cell>
          <table:table-cell office:value-type="string" table:style-name="ce42">
            <text:p>Fact#: 353383-353384 Rec#: 21762 CAJAMARCA PROTECTIVE SERVICES C. LTDA. CAJAPROTSERV</text:p>
          </table:table-cell>
          <table:table-cell table:number-columns-repeated="2" table:style-name="ce38"/>
          <table:table-cell office:value-type="float" office:value="440" table:style-name="ce43">
            <text:p>-440,00</text:p>
          </table:table-cell>
          <table:table-cell office:value-type="float" office:value="11348.45" table:style-name="ce40">
            <text:p>11.348,45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DR-2081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Fact#: 363114 Rec#: 7214 CAJAMARCA PROTECTIVE SERVICES C. LTDA. CAJAPROTSERV</text:p>
          </table:table-cell>
          <table:table-cell table:number-columns-repeated="2" table:style-name="ce38"/>
          <table:table-cell office:value-type="float" office:value="135.35" table:style-name="ce43">
            <text:p>-135,35</text:p>
          </table:table-cell>
          <table:table-cell office:value-type="float" office:value="11213.1" table:style-name="ce40">
            <text:p>11.213,10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63114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Registro.- Contabilización de factura # 363114 del 0992810572001-CAJAMARCA PROTECTIVE SERVICES C. LTDA. CAJAPROTSERV por <text:s/>consumo telefónico</text:p>
          </table:table-cell>
          <table:table-cell table:style-name="ce38"/>
          <table:table-cell office:value-type="float" office:value="1404.79" table:style-name="ce40">
            <text:p>1.404,79<text:s/></text:p>
          </table:table-cell>
          <table:table-cell table:style-name="ce38"/>
          <table:table-cell office:value-type="float" office:value="12617.89" table:style-name="ce40">
            <text:p>12.617,89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DR-2620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Fact#: 365709 Rec#: 7325 CAJAMARCA PROTECTIVE SERVICES C. LTDA. CAJAPROTSERV</text:p>
          </table:table-cell>
          <table:table-cell table:number-columns-repeated="2" table:style-name="ce38"/>
          <table:table-cell office:value-type="float" office:value="123.29" table:style-name="ce43">
            <text:p>-123,29</text:p>
          </table:table-cell>
          <table:table-cell office:value-type="float" office:value="12494.6" table:style-name="ce40">
            <text:p>12.494,60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65709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Registro.- Contabilización de factura # 365709 del 0992810572001-CAJAMARCA PROTECTIVE SERVICES C. LTDA. CAJAPROTSERV por <text:s/>consumo telefónico</text:p>
          </table:table-cell>
          <table:table-cell table:style-name="ce38"/>
          <table:table-cell office:value-type="float" office:value="1279.6300000000001" table:style-name="ce40">
            <text:p>1.279,63<text:s/></text:p>
          </table:table-cell>
          <table:table-cell table:style-name="ce38"/>
          <table:table-cell office:value-type="float" office:value="13774.23" table:style-name="ce40">
            <text:p>13.774,23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DR-2860</text:p>
          </table:table-cell>
          <table:table-cell office:value-type="date" office:date-value="2021-08-01T00:00:00" table:style-name="ce41">
            <text:p>01-ago-21</text:p>
          </table:table-cell>
          <table:table-cell office:value-type="string" table:style-name="ce42">
            <text:p>Fact#: 368340 Rec#: 7429 CAJAMARCA PROTECTIVE SERVICES C. LTDA. CAJAPROTSERV</text:p>
          </table:table-cell>
          <table:table-cell table:number-columns-repeated="2" table:style-name="ce38"/>
          <table:table-cell office:value-type="float" office:value="129.94999999999999" table:style-name="ce43">
            <text:p>-129,95</text:p>
          </table:table-cell>
          <table:table-cell office:value-type="float" office:value="13644.28" table:style-name="ce40">
            <text:p>13.644,28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68340</text:p>
          </table:table-cell>
          <table:table-cell office:value-type="date" office:date-value="2021-08-01T00:00:00" table:style-name="ce41">
            <text:p>01-ago-21</text:p>
          </table:table-cell>
          <table:table-cell office:value-type="string" table:style-name="ce42">
            <text:p>Registro.- Contabilización de factura # 368340 del 0992810572001-CAJAMARCA PROTECTIVE SERVICES C. LTDA. CAJAPROTSERV por <text:s/>consumo telefónico</text:p>
          </table:table-cell>
          <table:table-cell table:style-name="ce38"/>
          <table:table-cell office:value-type="float" office:value="1348.69" table:style-name="ce40">
            <text:p>1.348,69<text:s/></text:p>
          </table:table-cell>
          <table:table-cell table:style-name="ce38"/>
          <table:table-cell office:value-type="float" office:value="14992.97" table:style-name="ce40">
            <text:p>14.992,97<text:s/></text:p>
          </table:table-cell>
          <table:table-cell table:number-columns-repeated="16377" table:style-name="ce1"/>
        </table:table-row>
        <table:table-row table:style-name="ro2">
          <table:table-cell table:style-name="ce39"/>
          <table:table-cell table:style-name="ce50"/>
          <table:table-cell table:style-name="ce39"/>
          <table:table-cell table:style-name="ce38"/>
          <table:table-cell office:value-type="float" office:value="10546.78" table:formula="of:=SUM([.E13:.E31])" table:style-name="ce62">
            <text:p><text:s/>10.546,78<text:s/></text:p>
          </table:table-cell>
          <table:table-cell table:style-name="ce62"/>
          <table:table-cell table:style-name="ce50"/>
          <table:table-cell table:style-name="ce61"/>
          <table:table-cell table:number-columns-repeated="16376"/>
        </table:table-row>
        <table:table-row table:style-name="ro2">
          <table:table-cell table:style-name="ce39"/>
          <table:table-cell table:style-name="ce50"/>
          <table:table-cell table:style-name="ce39"/>
          <table:table-cell table:style-name="ce38"/>
          <table:table-cell table:number-columns-repeated="2" table:style-name="ce62"/>
          <table:table-cell table:style-name="ce50"/>
          <table:table-cell table:style-name="ce61"/>
          <table:table-cell table:number-columns-repeated="16376"/>
        </table:table-row>
        <table:table-row table:style-name="ro2">
          <table:table-cell office:value-type="string" table:style-name="ce37">
            <text:p>DR-3489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Fact#: 370988 Rec#: 7531 CAJAMARCA PROTECTIVE SERVICES C. LTDA. CAJAPROTSERV</text:p>
          </table:table-cell>
          <table:table-cell table:number-columns-repeated="2" table:style-name="ce52"/>
          <table:table-cell office:value-type="float" office:value="140.41999999999999" table:style-name="ce43">
            <text:p>-140,42</text:p>
          </table:table-cell>
          <table:table-cell office:value-type="float" office:value="14852.55" table:style-name="ce40">
            <text:p>14.852,55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70988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0988 del 0992810572001-CAJAMARCA PROTECTIVE SERVICES C. LTDA. CAJAPROTSERV por <text:s/>consumo telefónico</text:p>
          </table:table-cell>
          <table:table-cell table:style-name="ce52"/>
          <table:table-cell office:value-type="float" office:value="1457.36" table:style-name="ce40">
            <text:p>1.457,36<text:s/></text:p>
          </table:table-cell>
          <table:table-cell table:style-name="ce52"/>
          <table:table-cell office:value-type="float" office:value="16309.91" table:style-name="ce40">
            <text:p>16.309,91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DR-3923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42">
            <text:p>Fact#: 373701 Rec#: 7653 CAJAMARCA PROTECTIVE SERVICES C. LTDA. CAJAPROTSERV</text:p>
          </table:table-cell>
          <table:table-cell table:number-columns-repeated="2" table:style-name="ce52"/>
          <table:table-cell office:value-type="float" office:value="118.96" table:style-name="ce43">
            <text:p>-118,96</text:p>
          </table:table-cell>
          <table:table-cell office:value-type="float" office:value="16190.95" table:style-name="ce40">
            <text:p>16.190,95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73701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42">
            <text:p>Registro.- Contabilización de factura # 373701 del 0992810572001-CAJAMARCA PROTECTIVE SERVICES C. LTDA. CAJAPROTSERV por <text:s/>consumo telefónico</text:p>
          </table:table-cell>
          <table:table-cell table:style-name="ce52"/>
          <table:table-cell office:value-type="float" office:value="1234.7" table:style-name="ce40">
            <text:p>1.234,70<text:s/></text:p>
          </table:table-cell>
          <table:table-cell table:style-name="ce52"/>
          <table:table-cell office:value-type="float" office:value="17425.650000000001" table:style-name="ce40">
            <text:p>17.425,65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DR-4594</text:p>
          </table:table-cell>
          <table:table-cell office:value-type="date" office:date-value="2021-11-01T00:00:00" table:style-name="ce41">
            <text:p>01-nov-21</text:p>
          </table:table-cell>
          <table:table-cell office:value-type="string" table:style-name="ce42">
            <text:p>Fact#: 376386 Rec#: 7814 CAJAMARCA PROTECTIVE SERVICES C. LTDA. CAJAPROTSERV</text:p>
          </table:table-cell>
          <table:table-cell table:number-columns-repeated="2" table:style-name="ce52"/>
          <table:table-cell office:value-type="float" office:value="117.81" table:style-name="ce43">
            <text:p>-117,81</text:p>
          </table:table-cell>
          <table:table-cell office:value-type="float" office:value="17307.84" table:style-name="ce40">
            <text:p>17.307,84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76386</text:p>
          </table:table-cell>
          <table:table-cell office:value-type="date" office:date-value="2021-11-01T00:00:00" table:style-name="ce41">
            <text:p>01-nov-21</text:p>
          </table:table-cell>
          <table:table-cell office:value-type="string" table:style-name="ce42">
            <text:p>Registro.- Contabilización de factura # 376386 del 0992810572001-CAJAMARCA PROTECTIVE SERVICES C. LTDA. CAJAPROTSERV por <text:s/>consumo telefónico</text:p>
          </table:table-cell>
          <table:table-cell table:style-name="ce52"/>
          <table:table-cell office:value-type="float" office:value="1329.89" table:style-name="ce40">
            <text:p>1.329,89<text:s/></text:p>
          </table:table-cell>
          <table:table-cell table:style-name="ce52"/>
          <table:table-cell office:value-type="float" office:value="18637.73" table:style-name="ce40">
            <text:p>18.637,73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DR-4595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42">
            <text:p>Fact#: 379071 Rec#: 7815 CAJAMARCA PROTECTIVE SERVICES C. LTDA. CAJAPROTSERV</text:p>
          </table:table-cell>
          <table:table-cell table:number-columns-repeated="2" table:style-name="ce52"/>
          <table:table-cell office:value-type="float" office:value="154.83000000000001" table:style-name="ce43">
            <text:p>-154,83</text:p>
          </table:table-cell>
          <table:table-cell office:value-type="float" office:value="18482.900000000001" table:style-name="ce40">
            <text:p>18.482,90<text:s/>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7">
            <text:p>FA-379071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42">
            <text:p>Registro.- Contabilización de factura # 379071 del 0992810572001-CAJAMARCA PROTECTIVE SERVICES C. LTDA. CAJAPROTSERV por <text:s/>consumo telefónico</text:p>
          </table:table-cell>
          <table:table-cell table:style-name="ce52"/>
          <table:table-cell office:value-type="float" office:value="1606.93" table:style-name="ce40">
            <text:p>1.606,93<text:s/></text:p>
          </table:table-cell>
          <table:table-cell table:style-name="ce52"/>
          <table:table-cell office:value-type="float" office:value="20089.830000000002" table:style-name="ce63">
            <text:p>20.089,83<text:s/>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float" office:value="5628.88" table:formula="of:=SUM([.E34:.E41])" table:style-name="ce3">
            <text:p>5628,88</text:p>
          </table:table-cell>
          <table:table-cell table:number-columns-repeated="16379" table:style-name="ce1"/>
        </table:table-row>
        <table:table-row table:number-rows-repeated="1048534" table:style-name="ro2">
          <table:table-cell table:number-columns-repeated="16384"/>
        </table:table-row>
      </table:table>
      <table:table table:name="Megadatos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10" table:default-cell-style-name="ce1"/>
        <table:table-column table:style-name="co26" table:number-columns-repeated="2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LINKOTEL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DETALLE DE TRANSACCIONES CON MEGADATOS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Al 31 de diciembre del 202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64">
            <text:p>Débitos</text:p>
          </table:table-cell>
          <table:table-cell office:value-type="string" table:style-name="ce64">
            <text:p>Créditos</text:p>
          </table:table-cell>
          <table:table-cell office:value-type="string" table:style-name="ce64">
            <text:p>Saldo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6">
            <text:p>Auxiliar</text:p>
          </table:table-cell>
          <table:table-cell office:value-type="string" table:style-name="ce37">
            <text:p>CL <text:s text:c="2"/>MEG006 <text:s text:c="2"/>MEGADATOS S. A.</text:p>
          </table:table-cell>
          <table:table-cell table:number-columns-repeated="3" table:style-name="ce38"/>
          <table:table-cell office:value-type="float" office:value="-0.09" table:style-name="ce40">
            <text:p>-0,09</text:p>
          </table:table-cell>
          <table:table-cell table:style-name="ce39"/>
          <table:table-cell table:number-columns-repeated="16377"/>
        </table:table-row>
        <table:table-row table:style-name="ro2">
          <table:table-cell table:number-columns-repeated="7" table:style-name="ce38"/>
          <table:table-cell table:number-columns-repeated="16377"/>
        </table:table-row>
        <table:table-row table:style-name="ro2">
          <table:table-cell office:value-type="string" table:style-name="ce37">
            <text:p>FA-350708</text:p>
          </table:table-cell>
          <table:table-cell office:value-type="date" office:date-value="2021-01-01T00:00:00" table:style-name="ce41">
            <text:p>01-ene-21</text:p>
          </table:table-cell>
          <table:table-cell office:value-type="string" table:style-name="ce42">
            <text:p>Registro.- Contabilización de factura # 350708 del 1791287541001-MEGADATOS S.A. por <text:s/>consumo telefónico</text:p>
          </table:table-cell>
          <table:table-cell office:value-type="float" office:value="7.13" table:style-name="ce40">
            <text:p>7,13<text:s/></text:p>
          </table:table-cell>
          <table:table-cell table:style-name="ce38"/>
          <table:table-cell office:value-type="float" office:value="7.04" table:style-name="ce40">
            <text:p>7,04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50799</text:p>
          </table:table-cell>
          <table:table-cell office:value-type="date" office:date-value="2021-01-01T00:00:00" table:style-name="ce41">
            <text:p>01-ene-21</text:p>
          </table:table-cell>
          <table:table-cell office:value-type="string" table:style-name="ce42">
            <text:p>Registro.- Contabilización de factura # 350799 del 1791287541001-MEGADATOS S.A. por <text:s/>consumo telefónico</text:p>
          </table:table-cell>
          <table:table-cell office:value-type="float" office:value="16225.89" table:style-name="ce40">
            <text:p>16.225,89<text:s/></text:p>
          </table:table-cell>
          <table:table-cell table:style-name="ce38"/>
          <table:table-cell office:value-type="float" office:value="16232.93" table:style-name="ce40">
            <text:p>16.232,93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236</text:p>
          </table:table-cell>
          <table:table-cell office:value-type="date" office:date-value="2021-01-19T00:00:00" table:style-name="ce41">
            <text:p>19-ene-21</text:p>
          </table:table-cell>
          <table:table-cell office:value-type="string" table:style-name="ce42">
            <text:p>Fact#: 350799 Rec#: 6621 MEGADATOS S.A.</text:p>
          </table:table-cell>
          <table:table-cell table:style-name="ce38"/>
          <table:table-cell office:value-type="float" office:value="1563.38" table:style-name="ce43">
            <text:p>-1.563,38</text:p>
          </table:table-cell>
          <table:table-cell office:value-type="float" office:value="14669.55" table:style-name="ce40">
            <text:p>14.669,55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237</text:p>
          </table:table-cell>
          <table:table-cell office:value-type="date" office:date-value="2021-01-19T00:00:00" table:style-name="ce41">
            <text:p>19-ene-21</text:p>
          </table:table-cell>
          <table:table-cell office:value-type="string" table:style-name="ce42">
            <text:p>Fact#: 350708 Rec#: 6622 MEGADATOS S.A.</text:p>
          </table:table-cell>
          <table:table-cell table:style-name="ce38"/>
          <table:table-cell office:value-type="float" office:value="0.68" table:style-name="ce43">
            <text:p>-0,68</text:p>
          </table:table-cell>
          <table:table-cell office:value-type="float" office:value="14668.87" table:style-name="ce40">
            <text:p>14.668,87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IC-1235</text:p>
          </table:table-cell>
          <table:table-cell office:value-type="date" office:date-value="2021-01-26T00:00:00" table:style-name="ce41">
            <text:p>26-ene-21</text:p>
          </table:table-cell>
          <table:table-cell office:value-type="string" table:style-name="ce42">
            <text:p>Fact#: 350708-350799 Rec#: 32230 MEGADATOS S.A.</text:p>
          </table:table-cell>
          <table:table-cell table:style-name="ce38"/>
          <table:table-cell office:value-type="float" office:value="14668.96" table:style-name="ce43">
            <text:p>-14.668,96</text:p>
          </table:table-cell>
          <table:table-cell office:value-type="float" office:value="-0.09" table:style-name="ce40">
            <text:p>-0,09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53042</text:p>
          </table:table-cell>
          <table:table-cell office:value-type="date" office:date-value="2021-02-01T00:00:00" table:style-name="ce41">
            <text:p>01-feb-21</text:p>
          </table:table-cell>
          <table:table-cell office:value-type="string" table:style-name="ce42">
            <text:p>Registro.- Contabilización de factura # 353042 del 1791287541001-MEGADATOS S.A. por <text:s/>consumo telefónico</text:p>
          </table:table-cell>
          <table:table-cell office:value-type="float" office:value="2.78" table:style-name="ce40">
            <text:p>2,78<text:s/></text:p>
          </table:table-cell>
          <table:table-cell table:style-name="ce38"/>
          <table:table-cell office:value-type="float" office:value="2.69" table:style-name="ce40">
            <text:p>2,69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53372</text:p>
          </table:table-cell>
          <table:table-cell office:value-type="date" office:date-value="2021-02-10T00:00:00" table:style-name="ce41">
            <text:p>10-feb-21</text:p>
          </table:table-cell>
          <table:table-cell office:value-type="string" table:style-name="ce42">
            <text:p>Registro.- Contabilización de factura # 353372 del 1791287541001-MEGADATOS S.A. Por: FACTURA POR CONSUMO Y SERVICIOS</text:p>
          </table:table-cell>
          <table:table-cell office:value-type="float" office:value="6177.35" table:style-name="ce40">
            <text:p>6.177,35<text:s/></text:p>
          </table:table-cell>
          <table:table-cell table:style-name="ce38"/>
          <table:table-cell office:value-type="float" office:value="6180.04" table:style-name="ce40">
            <text:p>6.180,04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403</text:p>
          </table:table-cell>
          <table:table-cell office:value-type="date" office:date-value="2021-02-12T00:00:00" table:style-name="ce41">
            <text:p>12-feb-21</text:p>
          </table:table-cell>
          <table:table-cell office:value-type="string" table:style-name="ce42">
            <text:p>Fact#: 353042 Rec#: 6713 MEGADATOS S.A.</text:p>
          </table:table-cell>
          <table:table-cell table:style-name="ce38"/>
          <table:table-cell office:value-type="float" office:value="0.27" table:style-name="ce43">
            <text:p>-0,27</text:p>
          </table:table-cell>
          <table:table-cell office:value-type="float" office:value="6179.77" table:style-name="ce40">
            <text:p>6.179,77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571</text:p>
          </table:table-cell>
          <table:table-cell office:value-type="date" office:date-value="2021-02-25T00:00:00" table:style-name="ce41">
            <text:p>25-feb-21</text:p>
          </table:table-cell>
          <table:table-cell office:value-type="string" table:style-name="ce42">
            <text:p>Fact#: 353372 Rec#: 6758 MEGADATOS S.A.</text:p>
          </table:table-cell>
          <table:table-cell table:style-name="ce38"/>
          <table:table-cell office:value-type="float" office:value="595.19000000000005" table:style-name="ce43">
            <text:p>-595,19</text:p>
          </table:table-cell>
          <table:table-cell office:value-type="float" office:value="5584.58" table:style-name="ce40">
            <text:p>5.584,58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IC-2814</text:p>
          </table:table-cell>
          <table:table-cell office:value-type="date" office:date-value="2021-02-26T00:00:00" table:style-name="ce41">
            <text:p>26-feb-21</text:p>
          </table:table-cell>
          <table:table-cell office:value-type="string" table:style-name="ce42">
            <text:p>NC Excedente #61-184365 Fact#: 348480-353042-353372 Rec#: 32520 MEGADATOS S.A.</text:p>
          </table:table-cell>
          <table:table-cell table:style-name="ce38"/>
          <table:table-cell office:value-type="float" office:value="0.13" table:style-name="ce43">
            <text:p>-0,13</text:p>
          </table:table-cell>
          <table:table-cell office:value-type="float" office:value="5584.45" table:style-name="ce40">
            <text:p>5.584,45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IC-2814</text:p>
          </table:table-cell>
          <table:table-cell office:value-type="date" office:date-value="2021-02-26T00:00:00" table:style-name="ce41">
            <text:p>26-feb-21</text:p>
          </table:table-cell>
          <table:table-cell office:value-type="string" table:style-name="ce42">
            <text:p>Fact#: 348480-353042-353372 Rec#: 32520 MEGADATOS S.A.</text:p>
          </table:table-cell>
          <table:table-cell table:style-name="ce38"/>
          <table:table-cell office:value-type="float" office:value="5584.54" table:style-name="ce43">
            <text:p>-5.584,54</text:p>
          </table:table-cell>
          <table:table-cell office:value-type="float" office:value="-0.09" table:style-name="ce40">
            <text:p>-0,09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55453</text:p>
          </table:table-cell>
          <table:table-cell office:value-type="date" office:date-value="2021-03-01T00:00:00" table:style-name="ce41">
            <text:p>01-mar-21</text:p>
          </table:table-cell>
          <table:table-cell office:value-type="string" table:style-name="ce42">
            <text:p>Registro.- Contabilización de factura # 355453 del 1791287541001-MEGADATOS S.A. por <text:s/>consumo telefónico</text:p>
          </table:table-cell>
          <table:table-cell office:value-type="float" office:value="0.74" table:style-name="ce40">
            <text:p>0,74<text:s/></text:p>
          </table:table-cell>
          <table:table-cell table:style-name="ce38"/>
          <table:table-cell office:value-type="float" office:value="0.65" table:style-name="ce40">
            <text:p>0,65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55546</text:p>
          </table:table-cell>
          <table:table-cell office:value-type="date" office:date-value="2021-03-01T00:00:00" table:style-name="ce41">
            <text:p>01-mar-21</text:p>
          </table:table-cell>
          <table:table-cell office:value-type="string" table:style-name="ce42">
            <text:p>Registro.- Contabilización de factura # 355546 del 1791287541001-MEGADATOS S.A. por <text:s/>consumo telefónico</text:p>
          </table:table-cell>
          <table:table-cell office:value-type="float" office:value="9130.18" table:style-name="ce40">
            <text:p>9.130,18<text:s/></text:p>
          </table:table-cell>
          <table:table-cell table:style-name="ce38"/>
          <table:table-cell office:value-type="float" office:value="9130.83" table:style-name="ce40">
            <text:p>9.130,83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852</text:p>
          </table:table-cell>
          <table:table-cell office:value-type="date" office:date-value="2021-03-09T00:00:00" table:style-name="ce41">
            <text:p>09-mar-21</text:p>
          </table:table-cell>
          <table:table-cell office:value-type="string" table:style-name="ce42">
            <text:p>Fact#: 355453 Rec#: 6823 MEGADATOS S.A.</text:p>
          </table:table-cell>
          <table:table-cell table:style-name="ce38"/>
          <table:table-cell office:value-type="float" office:value="0.08" table:style-name="ce43">
            <text:p>-0,08</text:p>
          </table:table-cell>
          <table:table-cell office:value-type="float" office:value="9130.75" table:style-name="ce40">
            <text:p>9.130,75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853</text:p>
          </table:table-cell>
          <table:table-cell office:value-type="date" office:date-value="2021-03-09T00:00:00" table:style-name="ce41">
            <text:p>09-mar-21</text:p>
          </table:table-cell>
          <table:table-cell office:value-type="string" table:style-name="ce42">
            <text:p>Fact#: 355546 Rec#: 6824 MEGADATOS S.A.</text:p>
          </table:table-cell>
          <table:table-cell table:style-name="ce38"/>
          <table:table-cell office:value-type="float" office:value="879.7" table:style-name="ce43">
            <text:p>-879,70</text:p>
          </table:table-cell>
          <table:table-cell office:value-type="float" office:value="8251.0499999999993" table:style-name="ce40">
            <text:p>8.251,05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IC-4372</text:p>
          </table:table-cell>
          <table:table-cell office:value-type="date" office:date-value="2021-03-31T00:00:00" table:style-name="ce41">
            <text:p>31-mar-21</text:p>
          </table:table-cell>
          <table:table-cell office:value-type="string" table:style-name="ce42">
            <text:p>Fact#: 353042-355453-355546 Rec#: 32784 MEGADATOS S.A.</text:p>
          </table:table-cell>
          <table:table-cell table:style-name="ce38"/>
          <table:table-cell office:value-type="float" office:value="8251.14" table:style-name="ce43">
            <text:p>-8.251,14</text:p>
          </table:table-cell>
          <table:table-cell office:value-type="float" office:value="-0.09" table:style-name="ce40">
            <text:p>-0,09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57919</text:p>
          </table:table-cell>
          <table:table-cell office:value-type="date" office:date-value="2021-04-01T00:00:00" table:style-name="ce41">
            <text:p>01-abr-21</text:p>
          </table:table-cell>
          <table:table-cell office:value-type="string" table:style-name="ce42">
            <text:p>Registro.- Contabilización de factura # 357919 del 1791287541001-MEGADATOS S.A. por <text:s/>consumo telefónico</text:p>
          </table:table-cell>
          <table:table-cell office:value-type="float" office:value="0.69" table:style-name="ce40">
            <text:p>0,69<text:s/></text:p>
          </table:table-cell>
          <table:table-cell table:style-name="ce38"/>
          <table:table-cell office:value-type="float" office:value="0.6" table:style-name="ce40">
            <text:p>0,60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58010</text:p>
          </table:table-cell>
          <table:table-cell office:value-type="date" office:date-value="2021-04-01T00:00:00" table:style-name="ce41">
            <text:p>01-abr-21</text:p>
          </table:table-cell>
          <table:table-cell office:value-type="string" table:style-name="ce42">
            <text:p>Registro.- Contabilización de factura # 358010 del 1791287541001-MEGADATOS S.A. por <text:s/>consumo telefónico</text:p>
          </table:table-cell>
          <table:table-cell office:value-type="float" office:value="8210.06" table:style-name="ce40">
            <text:p>8.210,06<text:s/></text:p>
          </table:table-cell>
          <table:table-cell table:style-name="ce38"/>
          <table:table-cell office:value-type="float" office:value="8210.66" table:style-name="ce40">
            <text:p>8.210,66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1247</text:p>
          </table:table-cell>
          <table:table-cell office:value-type="date" office:date-value="2021-04-15T00:00:00" table:style-name="ce41">
            <text:p>15-abr-21</text:p>
          </table:table-cell>
          <table:table-cell office:value-type="string" table:style-name="ce42">
            <text:p>Fact#: 357919-358010 Rec#: 6949 MEGADATOS S.A.</text:p>
          </table:table-cell>
          <table:table-cell table:style-name="ce38"/>
          <table:table-cell office:value-type="float" office:value="791.11" table:style-name="ce43">
            <text:p>-791,11</text:p>
          </table:table-cell>
          <table:table-cell office:value-type="float" office:value="7419.55" table:style-name="ce40">
            <text:p>7.419,55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IC-5762</text:p>
          </table:table-cell>
          <table:table-cell office:value-type="date" office:date-value="2021-04-26T00:00:00" table:style-name="ce41">
            <text:p>26-abr-21</text:p>
          </table:table-cell>
          <table:table-cell office:value-type="string" table:style-name="ce42">
            <text:p>Fact#: 357919-358010 Rec#: 33010 MEGADATOS S.A.</text:p>
          </table:table-cell>
          <table:table-cell table:style-name="ce38"/>
          <table:table-cell office:value-type="float" office:value="7419.64" table:style-name="ce43">
            <text:p>-7.419,64</text:p>
          </table:table-cell>
          <table:table-cell office:value-type="float" office:value="-0.09" table:style-name="ce40">
            <text:p>-0,09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0457</text:p>
          </table:table-cell>
          <table:table-cell office:value-type="date" office:date-value="2021-05-01T00:00:00" table:style-name="ce41">
            <text:p>01-may-21</text:p>
          </table:table-cell>
          <table:table-cell office:value-type="string" table:style-name="ce42">
            <text:p>Registro.- Contabilización de factura # 360457 del 1791287541001-MEGADATOS S.A. por <text:s/>consumo telefónico</text:p>
          </table:table-cell>
          <table:table-cell office:value-type="float" office:value="0.71" table:style-name="ce40">
            <text:p>0,71<text:s/></text:p>
          </table:table-cell>
          <table:table-cell table:style-name="ce38"/>
          <table:table-cell office:value-type="float" office:value="0.62" table:style-name="ce40">
            <text:p>0,62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0548</text:p>
          </table:table-cell>
          <table:table-cell office:value-type="date" office:date-value="2021-05-01T00:00:00" table:style-name="ce41">
            <text:p>01-may-21</text:p>
          </table:table-cell>
          <table:table-cell office:value-type="string" table:style-name="ce42">
            <text:p>Registro.- Contabilización de factura # 360548 del 1791287541001-MEGADATOS S.A. por <text:s/>consumo telefónico</text:p>
          </table:table-cell>
          <table:table-cell office:value-type="float" office:value="21413.200000000001" table:style-name="ce40">
            <text:p>21.413,20<text:s/></text:p>
          </table:table-cell>
          <table:table-cell table:style-name="ce38"/>
          <table:table-cell office:value-type="float" office:value="21413.82" table:style-name="ce40">
            <text:p>21.413,82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1619</text:p>
          </table:table-cell>
          <table:table-cell office:value-type="date" office:date-value="2021-05-19T00:00:00" table:style-name="ce41">
            <text:p>19-may-21</text:p>
          </table:table-cell>
          <table:table-cell office:value-type="string" table:style-name="ce42">
            <text:p>Fact#: 360457 Rec#: 7053 MEGADATOS S.A.</text:p>
          </table:table-cell>
          <table:table-cell table:style-name="ce38"/>
          <table:table-cell office:value-type="float" office:value="0.08" table:style-name="ce43">
            <text:p>-0,08</text:p>
          </table:table-cell>
          <table:table-cell office:value-type="float" office:value="21413.74" table:style-name="ce40">
            <text:p>21.413,74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1626</text:p>
          </table:table-cell>
          <table:table-cell office:value-type="date" office:date-value="2021-05-25T00:00:00" table:style-name="ce41">
            <text:p>25-may-21</text:p>
          </table:table-cell>
          <table:table-cell office:value-type="string" table:style-name="ce42">
            <text:p>Fact#: 360548 Rec#: 7058 MEGADATOS S.A.</text:p>
          </table:table-cell>
          <table:table-cell table:style-name="ce38"/>
          <table:table-cell office:value-type="float" office:value="2063.1799999999998" table:style-name="ce43">
            <text:p>-2.063,18</text:p>
          </table:table-cell>
          <table:table-cell office:value-type="float" office:value="19350.560000000001" table:style-name="ce40">
            <text:p>19.350,56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3001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Registro.- Contabilización de factura # 363001 del 1791287541001-MEGADATOS S.A. por <text:s/>consumo telefónico</text:p>
          </table:table-cell>
          <table:table-cell office:value-type="float" office:value="0.44" table:style-name="ce40">
            <text:p>0,44<text:s/></text:p>
          </table:table-cell>
          <table:table-cell table:style-name="ce38"/>
          <table:table-cell office:value-type="float" office:value="19351" table:style-name="ce40">
            <text:p>19.351,00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3092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Registro.- Contabilización de factura # 363092 del 1791287541001-MEGADATOS S.A. por <text:s/>consumo telefónico</text:p>
          </table:table-cell>
          <table:table-cell office:value-type="float" office:value="12435.75" table:style-name="ce40">
            <text:p>12.435,75<text:s/></text:p>
          </table:table-cell>
          <table:table-cell table:style-name="ce38"/>
          <table:table-cell office:value-type="float" office:value="31786.75" table:style-name="ce40">
            <text:p>31.786,75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3374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Registro.- Contabilización de factura # 363374 del 1791287541001-MEGADATOS S.A. por <text:s/>consumo telefónico</text:p>
          </table:table-cell>
          <table:table-cell office:value-type="float" office:value="8" table:style-name="ce40">
            <text:p>8,00<text:s/></text:p>
          </table:table-cell>
          <table:table-cell table:style-name="ce38"/>
          <table:table-cell office:value-type="float" office:value="31794.75" table:style-name="ce40">
            <text:p>31.794,75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3375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Registro.- Contabilización de factura # 363375 del 1791287541001-MEGADATOS S.A. por <text:s/>consumo telefónico</text:p>
          </table:table-cell>
          <table:table-cell office:value-type="float" office:value="0.46" table:style-name="ce40">
            <text:p>0,46<text:s/></text:p>
          </table:table-cell>
          <table:table-cell table:style-name="ce38"/>
          <table:table-cell office:value-type="float" office:value="31795.21" table:style-name="ce40">
            <text:p>31.795,21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3376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Registro.- Contabilización de factura # 363376 del 1791287541001-MEGADATOS S.A. por <text:s/>consumo telefónico</text:p>
          </table:table-cell>
          <table:table-cell office:value-type="float" office:value="1.32" table:style-name="ce40">
            <text:p>1,32<text:s/></text:p>
          </table:table-cell>
          <table:table-cell table:style-name="ce38"/>
          <table:table-cell office:value-type="float" office:value="31796.53" table:style-name="ce40">
            <text:p>31.796,53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3377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Registro.- Contabilización de factura # 363377 del 1791287541001-MEGADATOS S.A. por <text:s/>consumo telefónico</text:p>
          </table:table-cell>
          <table:table-cell office:value-type="float" office:value="0.8" table:style-name="ce40">
            <text:p>0,80<text:s/></text:p>
          </table:table-cell>
          <table:table-cell table:style-name="ce38"/>
          <table:table-cell office:value-type="float" office:value="31797.33" table:style-name="ce40">
            <text:p>31.797,33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3378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Registro.- Contabilización de factura # 363378 del 1791287541001-MEGADATOS S.A. por <text:s/>consumo telefónico</text:p>
          </table:table-cell>
          <table:table-cell office:value-type="float" office:value="96.25" table:style-name="ce40">
            <text:p>96,25<text:s/></text:p>
          </table:table-cell>
          <table:table-cell table:style-name="ce38"/>
          <table:table-cell office:value-type="float" office:value="31893.58" table:style-name="ce40">
            <text:p>31.893,58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IC-8501</text:p>
          </table:table-cell>
          <table:table-cell office:value-type="date" office:date-value="2021-06-14T00:00:00" table:style-name="ce41">
            <text:p>14-jun-21</text:p>
          </table:table-cell>
          <table:table-cell office:value-type="string" table:style-name="ce42">
            <text:p>Fact#: 360457-360548 Rec#: 33452 MEGADATOS S.A.</text:p>
          </table:table-cell>
          <table:table-cell table:style-name="ce38"/>
          <table:table-cell office:value-type="float" office:value="19350.650000000001" table:style-name="ce43">
            <text:p>-19.350,65</text:p>
          </table:table-cell>
          <table:table-cell office:value-type="float" office:value="12542.93" table:style-name="ce40">
            <text:p>12.542,93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1981</text:p>
          </table:table-cell>
          <table:table-cell office:value-type="date" office:date-value="2021-06-28T00:00:00" table:style-name="ce41">
            <text:p>28-jun-21</text:p>
          </table:table-cell>
          <table:table-cell office:value-type="string" table:style-name="ce42">
            <text:p>Fact#: 363377 Rec#: 7163 MEGADATOS S.A.</text:p>
          </table:table-cell>
          <table:table-cell table:style-name="ce38"/>
          <table:table-cell office:value-type="float" office:value="0.08" table:style-name="ce43">
            <text:p>-0,08</text:p>
          </table:table-cell>
          <table:table-cell office:value-type="float" office:value="12542.85" table:style-name="ce40">
            <text:p>12.542,85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1982</text:p>
          </table:table-cell>
          <table:table-cell office:value-type="date" office:date-value="2021-06-28T00:00:00" table:style-name="ce41">
            <text:p>28-jun-21</text:p>
          </table:table-cell>
          <table:table-cell office:value-type="string" table:style-name="ce42">
            <text:p>Fact#: 363092 Rec#: 7164 MEGADATOS S.A.</text:p>
          </table:table-cell>
          <table:table-cell table:style-name="ce38"/>
          <table:table-cell office:value-type="float" office:value="1198.19" table:style-name="ce43">
            <text:p>-1.198,19</text:p>
          </table:table-cell>
          <table:table-cell office:value-type="float" office:value="11344.66" table:style-name="ce40">
            <text:p>11.344,66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1983</text:p>
          </table:table-cell>
          <table:table-cell office:value-type="date" office:date-value="2021-06-28T00:00:00" table:style-name="ce41">
            <text:p>28-jun-21</text:p>
          </table:table-cell>
          <table:table-cell office:value-type="string" table:style-name="ce42">
            <text:p>Fact#: 363378 Rec#: 7165 MEGADATOS S.A.</text:p>
          </table:table-cell>
          <table:table-cell table:style-name="ce38"/>
          <table:table-cell office:value-type="float" office:value="9.2799999999999994" table:style-name="ce43">
            <text:p>-9,28</text:p>
          </table:table-cell>
          <table:table-cell office:value-type="float" office:value="11335.38" table:style-name="ce40">
            <text:p>11.335,38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1984</text:p>
          </table:table-cell>
          <table:table-cell office:value-type="date" office:date-value="2021-06-28T00:00:00" table:style-name="ce41">
            <text:p>28-jun-21</text:p>
          </table:table-cell>
          <table:table-cell office:value-type="string" table:style-name="ce42">
            <text:p>Fact#: 363376 Rec#: 7166 MEGADATOS S.A.</text:p>
          </table:table-cell>
          <table:table-cell table:style-name="ce38"/>
          <table:table-cell office:value-type="float" office:value="0.13" table:style-name="ce43">
            <text:p>-0,13</text:p>
          </table:table-cell>
          <table:table-cell office:value-type="float" office:value="11335.25" table:style-name="ce40">
            <text:p>11.335,25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1985</text:p>
          </table:table-cell>
          <table:table-cell office:value-type="date" office:date-value="2021-06-28T00:00:00" table:style-name="ce41">
            <text:p>28-jun-21</text:p>
          </table:table-cell>
          <table:table-cell office:value-type="string" table:style-name="ce42">
            <text:p>Fact#: 363001 Rec#: 7167 MEGADATOS S.A.</text:p>
          </table:table-cell>
          <table:table-cell table:style-name="ce38"/>
          <table:table-cell office:value-type="float" office:value="0.05" table:style-name="ce43">
            <text:p>-0,05</text:p>
          </table:table-cell>
          <table:table-cell office:value-type="float" office:value="11335.2" table:style-name="ce40">
            <text:p>11.335,20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1986</text:p>
          </table:table-cell>
          <table:table-cell office:value-type="date" office:date-value="2021-06-28T00:00:00" table:style-name="ce41">
            <text:p>28-jun-21</text:p>
          </table:table-cell>
          <table:table-cell office:value-type="string" table:style-name="ce42">
            <text:p>Fact#: 363374 Rec#: 7168 MEGADATOS S.A.</text:p>
          </table:table-cell>
          <table:table-cell table:style-name="ce38"/>
          <table:table-cell office:value-type="float" office:value="0.77" table:style-name="ce43">
            <text:p>-0,77</text:p>
          </table:table-cell>
          <table:table-cell office:value-type="float" office:value="11334.43" table:style-name="ce40">
            <text:p>11.334,43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1987</text:p>
          </table:table-cell>
          <table:table-cell office:value-type="date" office:date-value="2021-06-28T00:00:00" table:style-name="ce41">
            <text:p>28-jun-21</text:p>
          </table:table-cell>
          <table:table-cell office:value-type="string" table:style-name="ce42">
            <text:p>Fact#: 363375 Rec#: 7169 MEGADATOS S.A.</text:p>
          </table:table-cell>
          <table:table-cell table:style-name="ce38"/>
          <table:table-cell office:value-type="float" office:value="0.05" table:style-name="ce43">
            <text:p>-0,05</text:p>
          </table:table-cell>
          <table:table-cell office:value-type="float" office:value="11334.38" table:style-name="ce40">
            <text:p>11.334,38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5596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Registro.- Contabilización de factura # 365596 del 1791287541001-MEGADATOS S.A. por <text:s/>consumo telefónico</text:p>
          </table:table-cell>
          <table:table-cell office:value-type="float" office:value="0.43" table:style-name="ce40">
            <text:p>0,43<text:s/></text:p>
          </table:table-cell>
          <table:table-cell table:style-name="ce38"/>
          <table:table-cell office:value-type="float" office:value="11334.81" table:style-name="ce40">
            <text:p>11.334,81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5686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Registro.- Contabilización de factura # 365686 del 1791287541001-MEGADATOS S.A. por <text:s/>consumo telefónico</text:p>
          </table:table-cell>
          <table:table-cell office:value-type="float" office:value="9421.5499999999993" table:style-name="ce40">
            <text:p>9.421,55<text:s/></text:p>
          </table:table-cell>
          <table:table-cell table:style-name="ce38"/>
          <table:table-cell office:value-type="float" office:value="20756.36" table:style-name="ce40">
            <text:p>20.756,36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5964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Registro.- Contabilización de factura # 365964 del 1791287541001-MEGADATOS S.A. por <text:s/>consumo telefónico</text:p>
          </table:table-cell>
          <table:table-cell office:value-type="float" office:value="13.34" table:style-name="ce40">
            <text:p>13,34<text:s/></text:p>
          </table:table-cell>
          <table:table-cell table:style-name="ce38"/>
          <table:table-cell office:value-type="float" office:value="20769.7" table:style-name="ce40">
            <text:p>20.769,70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5965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Registro.- Contabilización de factura # 365965 del 1791287541001-MEGADATOS S.A. por <text:s/>consumo telefónico</text:p>
          </table:table-cell>
          <table:table-cell office:value-type="float" office:value="0.2" table:style-name="ce40">
            <text:p>0,20<text:s/></text:p>
          </table:table-cell>
          <table:table-cell table:style-name="ce38"/>
          <table:table-cell office:value-type="float" office:value="20769.900000000001" table:style-name="ce40">
            <text:p>20.769,90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5966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Registro.- Contabilización de factura # 365966 del 1791287541001-MEGADATOS S.A. por <text:s/>consumo telefónico</text:p>
          </table:table-cell>
          <table:table-cell office:value-type="float" office:value="1.28" table:style-name="ce40">
            <text:p>1,28<text:s/></text:p>
          </table:table-cell>
          <table:table-cell table:style-name="ce38"/>
          <table:table-cell office:value-type="float" office:value="20771.18" table:style-name="ce40">
            <text:p>20.771,18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5967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Registro.- Contabilización de factura # 365967 del 1791287541001-MEGADATOS S.A. por <text:s/>consumo telefónico</text:p>
          </table:table-cell>
          <table:table-cell office:value-type="float" office:value="0.28000000000000003" table:style-name="ce40">
            <text:p>0,28<text:s/></text:p>
          </table:table-cell>
          <table:table-cell table:style-name="ce38"/>
          <table:table-cell office:value-type="float" office:value="20771.46" table:style-name="ce40">
            <text:p>20.771,46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5968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Registro.- Contabilización de factura # 365968 del 1791287541001-MEGADATOS S.A. por <text:s/>consumo telefónico</text:p>
          </table:table-cell>
          <table:table-cell office:value-type="float" office:value="0.25" table:style-name="ce40">
            <text:p>0,25<text:s/></text:p>
          </table:table-cell>
          <table:table-cell table:style-name="ce38"/>
          <table:table-cell office:value-type="float" office:value="20771.71" table:style-name="ce40">
            <text:p>20.771,71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2324</text:p>
          </table:table-cell>
          <table:table-cell office:value-type="date" office:date-value="2021-07-16T00:00:00" table:style-name="ce41">
            <text:p>16-jul-21</text:p>
          </table:table-cell>
          <table:table-cell office:value-type="string" table:style-name="ce42">
            <text:p>Fact#: 365596-365686-365964-365965-365966-365967-365968 Rec#: 7247 MEGADATOS S.A.</text:p>
          </table:table-cell>
          <table:table-cell table:style-name="ce38"/>
          <table:table-cell office:value-type="float" office:value="909.31" table:style-name="ce43">
            <text:p>-909,31</text:p>
          </table:table-cell>
          <table:table-cell office:value-type="float" office:value="19862.400000000001" table:style-name="ce40">
            <text:p>19.862,40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IC-10208</text:p>
          </table:table-cell>
          <table:table-cell office:value-type="date" office:date-value="2021-07-16T00:00:00" table:style-name="ce41">
            <text:p>16-jul-21</text:p>
          </table:table-cell>
          <table:table-cell office:value-type="string" table:style-name="ce42">
            <text:p>Fact#: 363001-363092-363374-363375-363376-363377-363378 Rec#: 33731 MEGADATOS S.A.</text:p>
          </table:table-cell>
          <table:table-cell table:style-name="ce38"/>
          <table:table-cell office:value-type="float" office:value="11334.47" table:style-name="ce43">
            <text:p>-11.334,47</text:p>
          </table:table-cell>
          <table:table-cell office:value-type="float" office:value="8527.93" table:style-name="ce40">
            <text:p>8.527,93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IC-10447</text:p>
          </table:table-cell>
          <table:table-cell office:value-type="date" office:date-value="2021-07-26T00:00:00" table:style-name="ce41">
            <text:p>26-jul-21</text:p>
          </table:table-cell>
          <table:table-cell office:value-type="string" table:style-name="ce42">
            <text:p>Fact#: 365596-365686-365964-365965-365966-365967-365968 Rec#: 33775 MEGADATOS S.A.</text:p>
          </table:table-cell>
          <table:table-cell table:style-name="ce38"/>
          <table:table-cell office:value-type="float" office:value="8528.02" table:style-name="ce43">
            <text:p>-8.528,02</text:p>
          </table:table-cell>
          <table:table-cell office:value-type="float" office:value="-0.09" table:style-name="ce40">
            <text:p>-0,09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8227</text:p>
          </table:table-cell>
          <table:table-cell office:value-type="date" office:date-value="2021-08-01T00:00:00" table:style-name="ce41">
            <text:p>01-ago-21</text:p>
          </table:table-cell>
          <table:table-cell office:value-type="string" table:style-name="ce42">
            <text:p>Registro.- Contabilización de factura # 368227 del 1791287541001-MEGADATOS S.A. por <text:s/>consumo telefónico</text:p>
          </table:table-cell>
          <table:table-cell office:value-type="float" office:value="0.75" table:style-name="ce40">
            <text:p>0,75<text:s/></text:p>
          </table:table-cell>
          <table:table-cell table:style-name="ce38"/>
          <table:table-cell office:value-type="float" office:value="0.66" table:style-name="ce40">
            <text:p>0,66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8317</text:p>
          </table:table-cell>
          <table:table-cell office:value-type="date" office:date-value="2021-08-01T00:00:00" table:style-name="ce41">
            <text:p>01-ago-21</text:p>
          </table:table-cell>
          <table:table-cell office:value-type="string" table:style-name="ce42">
            <text:p>Registro.- Contabilización de factura # 368317 del 1791287541001-MEGADATOS S.A. por <text:s/>consumo telefónico</text:p>
          </table:table-cell>
          <table:table-cell office:value-type="float" office:value="11186.18" table:style-name="ce40">
            <text:p>11.186,18<text:s/></text:p>
          </table:table-cell>
          <table:table-cell table:style-name="ce38"/>
          <table:table-cell office:value-type="float" office:value="11186.84" table:style-name="ce40">
            <text:p>11.186,84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8590</text:p>
          </table:table-cell>
          <table:table-cell office:value-type="date" office:date-value="2021-08-01T00:00:00" table:style-name="ce41">
            <text:p>01-ago-21</text:p>
          </table:table-cell>
          <table:table-cell office:value-type="string" table:style-name="ce42">
            <text:p>Registro.- Contabilización de factura # 368590 del 1791287541001-MEGADATOS S.A. por <text:s/>consumo telefónico</text:p>
          </table:table-cell>
          <table:table-cell office:value-type="float" office:value="14.08" table:style-name="ce40">
            <text:p>14,08<text:s/></text:p>
          </table:table-cell>
          <table:table-cell table:style-name="ce38"/>
          <table:table-cell office:value-type="float" office:value="11200.92" table:style-name="ce40">
            <text:p>11.200,92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8591</text:p>
          </table:table-cell>
          <table:table-cell office:value-type="date" office:date-value="2021-08-01T00:00:00" table:style-name="ce41">
            <text:p>01-ago-21</text:p>
          </table:table-cell>
          <table:table-cell office:value-type="string" table:style-name="ce42">
            <text:p>Registro.- Contabilización de factura # 368591 del 1791287541001-MEGADATOS S.A. por <text:s/>consumo telefónico</text:p>
          </table:table-cell>
          <table:table-cell office:value-type="float" office:value="0.78" table:style-name="ce40">
            <text:p>0,78<text:s/></text:p>
          </table:table-cell>
          <table:table-cell table:style-name="ce38"/>
          <table:table-cell office:value-type="float" office:value="11201.7" table:style-name="ce40">
            <text:p>11.201,70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8592</text:p>
          </table:table-cell>
          <table:table-cell office:value-type="date" office:date-value="2021-08-01T00:00:00" table:style-name="ce41">
            <text:p>01-ago-21</text:p>
          </table:table-cell>
          <table:table-cell office:value-type="string" table:style-name="ce42">
            <text:p>Registro.- Contabilización de factura # 368592 del 1791287541001-MEGADATOS S.A. por <text:s/>consumo telefónico</text:p>
          </table:table-cell>
          <table:table-cell office:value-type="float" office:value="1.49" table:style-name="ce40">
            <text:p>1,49<text:s/></text:p>
          </table:table-cell>
          <table:table-cell table:style-name="ce38"/>
          <table:table-cell office:value-type="float" office:value="11203.19" table:style-name="ce40">
            <text:p>11.203,19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8593</text:p>
          </table:table-cell>
          <table:table-cell office:value-type="date" office:date-value="2021-08-01T00:00:00" table:style-name="ce41">
            <text:p>01-ago-21</text:p>
          </table:table-cell>
          <table:table-cell office:value-type="string" table:style-name="ce42">
            <text:p>Registro.- Contabilización de factura # 368593 del 1791287541001-MEGADATOS S.A. por <text:s/>consumo telefónico</text:p>
          </table:table-cell>
          <table:table-cell office:value-type="float" office:value="0.71" table:style-name="ce40">
            <text:p>0,71<text:s/></text:p>
          </table:table-cell>
          <table:table-cell table:style-name="ce38"/>
          <table:table-cell office:value-type="float" office:value="11203.9" table:style-name="ce40">
            <text:p>11.203,90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68594</text:p>
          </table:table-cell>
          <table:table-cell office:value-type="date" office:date-value="2021-08-01T00:00:00" table:style-name="ce41">
            <text:p>01-ago-21</text:p>
          </table:table-cell>
          <table:table-cell office:value-type="string" table:style-name="ce42">
            <text:p>Registro.- Contabilización de factura # 368594 del 1791287541001-MEGADATOS S.A. por <text:s/>consumo telefónico</text:p>
          </table:table-cell>
          <table:table-cell office:value-type="float" office:value="0.43" table:style-name="ce40">
            <text:p>0,43<text:s/></text:p>
          </table:table-cell>
          <table:table-cell table:style-name="ce38"/>
          <table:table-cell office:value-type="float" office:value="11204.33" table:style-name="ce40">
            <text:p>11.204,33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2732</text:p>
          </table:table-cell>
          <table:table-cell office:value-type="date" office:date-value="2021-08-25T00:00:00" table:style-name="ce41">
            <text:p>25-ago-21</text:p>
          </table:table-cell>
          <table:table-cell office:value-type="string" table:style-name="ce42">
            <text:p>Fact#: 368593 Rec#: 7366 MEGADATOS S.A.</text:p>
          </table:table-cell>
          <table:table-cell table:style-name="ce38"/>
          <table:table-cell office:value-type="float" office:value="0.08" table:style-name="ce43">
            <text:p>-0,08</text:p>
          </table:table-cell>
          <table:table-cell office:value-type="float" office:value="11204.25" table:style-name="ce40">
            <text:p>11.204,25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2733</text:p>
          </table:table-cell>
          <table:table-cell office:value-type="date" office:date-value="2021-08-25T00:00:00" table:style-name="ce41">
            <text:p>25-ago-21</text:p>
          </table:table-cell>
          <table:table-cell office:value-type="string" table:style-name="ce42">
            <text:p>Fact#: 368591 Rec#: 7367 MEGADATOS S.A.</text:p>
          </table:table-cell>
          <table:table-cell table:style-name="ce38"/>
          <table:table-cell office:value-type="float" office:value="0.08" table:style-name="ce43">
            <text:p>-0,08</text:p>
          </table:table-cell>
          <table:table-cell office:value-type="float" office:value="11204.17" table:style-name="ce40">
            <text:p>11.204,17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2734</text:p>
          </table:table-cell>
          <table:table-cell office:value-type="date" office:date-value="2021-08-25T00:00:00" table:style-name="ce41">
            <text:p>25-ago-21</text:p>
          </table:table-cell>
          <table:table-cell office:value-type="string" table:style-name="ce42">
            <text:p>Fact#: 368594 Rec#: 7368 MEGADATOS S.A.</text:p>
          </table:table-cell>
          <table:table-cell table:style-name="ce38"/>
          <table:table-cell office:value-type="float" office:value="0.05" table:style-name="ce43">
            <text:p>-0,05</text:p>
          </table:table-cell>
          <table:table-cell office:value-type="float" office:value="11204.12" table:style-name="ce40">
            <text:p>11.204,12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2735</text:p>
          </table:table-cell>
          <table:table-cell office:value-type="date" office:date-value="2021-08-25T00:00:00" table:style-name="ce41">
            <text:p>25-ago-21</text:p>
          </table:table-cell>
          <table:table-cell office:value-type="string" table:style-name="ce42">
            <text:p>Fact#: 368317 Rec#: 7369 MEGADATOS S.A.</text:p>
          </table:table-cell>
          <table:table-cell table:style-name="ce38"/>
          <table:table-cell office:value-type="float" office:value="1077.8" table:style-name="ce43">
            <text:p>-1.077,80</text:p>
          </table:table-cell>
          <table:table-cell office:value-type="float" office:value="10126.32" table:style-name="ce40">
            <text:p>10.126,32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2736</text:p>
          </table:table-cell>
          <table:table-cell office:value-type="date" office:date-value="2021-08-25T00:00:00" table:style-name="ce41">
            <text:p>25-ago-21</text:p>
          </table:table-cell>
          <table:table-cell office:value-type="string" table:style-name="ce42">
            <text:p>Fact#: 368592 Rec#: 7370 MEGADATOS S.A.</text:p>
          </table:table-cell>
          <table:table-cell table:style-name="ce38"/>
          <table:table-cell office:value-type="float" office:value="0.14000000000000001" table:style-name="ce43">
            <text:p>-0,14</text:p>
          </table:table-cell>
          <table:table-cell office:value-type="float" office:value="10126.18" table:style-name="ce40">
            <text:p>10.126,18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2737</text:p>
          </table:table-cell>
          <table:table-cell office:value-type="date" office:date-value="2021-08-25T00:00:00" table:style-name="ce41">
            <text:p>25-ago-21</text:p>
          </table:table-cell>
          <table:table-cell office:value-type="string" table:style-name="ce42">
            <text:p>Fact#: 368590 Rec#: 7371 MEGADATOS S.A.</text:p>
          </table:table-cell>
          <table:table-cell table:style-name="ce38"/>
          <table:table-cell office:value-type="float" office:value="1.36" table:style-name="ce43">
            <text:p>-1,36</text:p>
          </table:table-cell>
          <table:table-cell office:value-type="float" office:value="10124.82" table:style-name="ce40">
            <text:p>10.124,82<text:s/></text:p>
          </table:table-cell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DR-2738</text:p>
          </table:table-cell>
          <table:table-cell office:value-type="date" office:date-value="2021-08-25T00:00:00" table:style-name="ce41">
            <text:p>25-ago-21</text:p>
          </table:table-cell>
          <table:table-cell office:value-type="string" table:style-name="ce42">
            <text:p>Fact#: 368227 Rec#: 7372 MEGADATOS S.A.</text:p>
          </table:table-cell>
          <table:table-cell table:style-name="ce38"/>
          <table:table-cell office:value-type="float" office:value="0.08" table:style-name="ce43">
            <text:p>-0,08</text:p>
          </table:table-cell>
          <table:table-cell office:value-type="float" office:value="10124.74" table:style-name="ce40">
            <text:p>10.124,74<text:s/></text:p>
          </table:table-cell>
          <table:table-cell table:style-name="ce38"/>
          <table:table-cell table:number-columns-repeated="16377"/>
        </table:table-row>
        <table:table-row table:style-name="ro2">
          <table:table-cell table:style-name="ce39"/>
          <table:table-cell table:style-name="ce50"/>
          <table:table-cell table:style-name="ce39"/>
          <table:table-cell office:value-type="float" office:value="94353.500000000015" table:formula="of:=SUM([.D8:.D70])" table:style-name="ce51">
            <text:p>94.353,50<text:s/></text:p>
          </table:table-cell>
          <table:table-cell table:number-columns-repeated="2" table:style-name="ce51"/>
          <table:table-cell table:style-name="ce38"/>
          <table:table-cell table:number-columns-repeated="16377"/>
        </table:table-row>
        <table:table-row table:style-name="ro2">
          <table:table-cell table:style-name="ce39"/>
          <table:table-cell table:style-name="ce50"/>
          <table:table-cell table:style-name="ce39"/>
          <table:table-cell table:number-columns-repeated="3" table:style-name="ce51"/>
          <table:table-cell table:style-name="ce38"/>
          <table:table-cell table:number-columns-repeated="16377"/>
        </table:table-row>
        <table:table-row table:style-name="ro2">
          <table:table-cell office:value-type="string" table:style-name="ce37">
            <text:p>FA-370875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0875 del 1791287541001-MEGADATOS S.A. por <text:s/>consumo telefónico</text:p>
          </table:table-cell>
          <table:table-cell office:value-type="float" office:value="1.04" table:style-name="ce40">
            <text:p>1,04<text:s/></text:p>
          </table:table-cell>
          <table:table-cell table:style-name="ce52"/>
          <table:table-cell office:value-type="float" office:value="10125.780000000001" table:style-name="ce40">
            <text:p>10.125,78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7">
            <text:p>FA-370965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0965 del 1791287541001-MEGADATOS S.A. por <text:s/>consumo telefónico</text:p>
          </table:table-cell>
          <table:table-cell office:value-type="float" office:value="10430.49" table:style-name="ce40">
            <text:p>10.430,49<text:s/></text:p>
          </table:table-cell>
          <table:table-cell table:style-name="ce52"/>
          <table:table-cell office:value-type="float" office:value="20556.27" table:style-name="ce40">
            <text:p>20.556,27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7">
            <text:p>FA-371239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1239 del 1791287541001-MEGADATOS S.A. por <text:s/>consumo telefónico</text:p>
          </table:table-cell>
          <table:table-cell office:value-type="float" office:value="1682.05" table:style-name="ce40">
            <text:p>1.682,05<text:s/></text:p>
          </table:table-cell>
          <table:table-cell table:style-name="ce52"/>
          <table:table-cell office:value-type="float" office:value="22238.32" table:style-name="ce40">
            <text:p>22.238,3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7">
            <text:p>FA-371240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1240 del 1791287541001-MEGADATOS S.A. por <text:s/>consumo telefónico</text:p>
          </table:table-cell>
          <table:table-cell office:value-type="float" office:value="1" table:style-name="ce40">
            <text:p>1,00<text:s/></text:p>
          </table:table-cell>
          <table:table-cell table:style-name="ce52"/>
          <table:table-cell office:value-type="float" office:value="22239.32" table:style-name="ce40">
            <text:p>22.239,32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7">
            <text:p>FA-371241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1241 del 1791287541001-MEGADATOS S.A. por <text:s/>consumo telefónico</text:p>
          </table:table-cell>
          <table:table-cell office:value-type="float" office:value="1.1399999999999999" table:style-name="ce40">
            <text:p>1,14<text:s/></text:p>
          </table:table-cell>
          <table:table-cell table:style-name="ce52"/>
          <table:table-cell office:value-type="float" office:value="22240.46" table:style-name="ce40">
            <text:p>22.240,46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7">
            <text:p>FA-371242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1242 del 1791287541001-MEGADATOS S.A. por <text:s/>consumo telefónico</text:p>
          </table:table-cell>
          <table:table-cell office:value-type="float" office:value="0.54" table:style-name="ce40">
            <text:p>0,54<text:s/></text:p>
          </table:table-cell>
          <table:table-cell table:style-name="ce52"/>
          <table:table-cell office:value-type="float" office:value="22241" table:style-name="ce40">
            <text:p>22.241,0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7">
            <text:p>FA-371243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42">
            <text:p>Registro.- Contabilización de factura # 371243 del 1791287541001-MEGADATOS S.A. por <text:s/>consumo telefónico</text:p>
          </table:table-cell>
          <table:table-cell office:value-type="float" office:value="0.34" table:style-name="ce40">
            <text:p>0,34<text:s/></text:p>
          </table:table-cell>
          <table:table-cell table:style-name="ce52"/>
          <table:table-cell office:value-type="float" office:value="22241.34" table:style-name="ce40">
            <text:p>22.241,34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7">
            <text:p>IC-13574</text:p>
          </table:table-cell>
          <table:table-cell office:value-type="date" office:date-value="2021-09-15T00:00:00" table:style-name="ce41">
            <text:p>15-sep-21</text:p>
          </table:table-cell>
          <table:table-cell office:value-type="string" table:style-name="ce42">
            <text:p>Fact#: 368227-368317-368590-368591-368592-368593-368594 Rec#: 34246 MEGADATOS S.A.</text:p>
          </table:table-cell>
          <table:table-cell table:style-name="ce52"/>
          <table:table-cell office:value-type="float" office:value="10124.83" table:style-name="ce43">
            <text:p>-10.124,83</text:p>
          </table:table-cell>
          <table:table-cell office:value-type="float" office:value="12116.51" table:style-name="ce40">
            <text:p>12.116,51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7">
            <text:p>DR-3144</text:p>
          </table:table-cell>
          <table:table-cell office:value-type="date" office:date-value="2021-09-21T00:00:00" table:style-name="ce41">
            <text:p>21-sep-21</text:p>
          </table:table-cell>
          <table:table-cell office:value-type="string" table:style-name="ce42">
            <text:p>Fact#: 370875-370965-371239-371240-371241-371242-371243 Rec#: 7462 MEGADATOS S.A.</text:p>
          </table:table-cell>
          <table:table-cell table:style-name="ce52"/>
          <table:table-cell office:value-type="float" office:value="1167.44" table:style-name="ce43">
            <text:p>-1.167,44</text:p>
          </table:table-cell>
          <table:table-cell office:value-type="float" office:value="10949.07" table:style-name="ce40">
            <text:p>10.949,07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IC-13984</text:p>
          </table:table-cell>
          <table:table-cell office:value-type="date" office:date-value="2021-09-27T00:00:00" table:style-name="ce41">
            <text:p>27-sep-21</text:p>
          </table:table-cell>
          <table:table-cell office:value-type="string" table:style-name="ce42">
            <text:p>Fact#: 370875-370965-371239-371240-371241-371242-371243 Rec#: 34326 MEGADATOS S.A.</text:p>
          </table:table-cell>
          <table:table-cell table:style-name="ce52"/>
          <table:table-cell office:value-type="float" office:value="10949.16" table:style-name="ce43">
            <text:p>-10.949,16</text:p>
          </table:table-cell>
          <table:table-cell office:value-type="float" office:value="-0.09" table:style-name="ce40">
            <text:p>-0,09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3591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42">
            <text:p>Registro.- Contabilización de factura # 373591 del 1791287541001-MEGADATOS S.A. por <text:s/>consumo telefónico</text:p>
          </table:table-cell>
          <table:table-cell office:value-type="float" office:value="0.56999999999999995" table:style-name="ce40">
            <text:p>0,57<text:s/></text:p>
          </table:table-cell>
          <table:table-cell table:style-name="ce52"/>
          <table:table-cell office:value-type="float" office:value="0.48" table:style-name="ce40">
            <text:p>0,48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3678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42">
            <text:p>Registro.- Contabilización de factura # 373678 del 1791287541001-MEGADATOS S.A. por <text:s/>consumo telefónico</text:p>
          </table:table-cell>
          <table:table-cell office:value-type="float" office:value="14064.01" table:style-name="ce40">
            <text:p>14.064,01<text:s/></text:p>
          </table:table-cell>
          <table:table-cell table:style-name="ce52"/>
          <table:table-cell office:value-type="float" office:value="14064.49" table:style-name="ce40">
            <text:p>14.064,49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3947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42">
            <text:p>Registro.- Contabilización de factura # 373947 del 1791287541001-MEGADATOS S.A. por <text:s/>consumo telefónico</text:p>
          </table:table-cell>
          <table:table-cell office:value-type="float" office:value="0.39" table:style-name="ce40">
            <text:p>0,39<text:s/></text:p>
          </table:table-cell>
          <table:table-cell table:style-name="ce52"/>
          <table:table-cell office:value-type="float" office:value="14064.88" table:style-name="ce40">
            <text:p>14.064,88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3563</text:p>
          </table:table-cell>
          <table:table-cell office:value-type="date" office:date-value="2021-10-25T00:00:00" table:style-name="ce41">
            <text:p>25-oct-21</text:p>
          </table:table-cell>
          <table:table-cell office:value-type="string" table:style-name="ce42">
            <text:p>Fact#: 373591 Rec#: 7577 MEGADATOS S.A.</text:p>
          </table:table-cell>
          <table:table-cell table:style-name="ce52"/>
          <table:table-cell office:value-type="float" office:value="0.05" table:style-name="ce43">
            <text:p>-0,05</text:p>
          </table:table-cell>
          <table:table-cell office:value-type="float" office:value="14064.83" table:style-name="ce40">
            <text:p>14.064,83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3564</text:p>
          </table:table-cell>
          <table:table-cell office:value-type="date" office:date-value="2021-10-25T00:00:00" table:style-name="ce41">
            <text:p>25-oct-21</text:p>
          </table:table-cell>
          <table:table-cell office:value-type="string" table:style-name="ce42">
            <text:p>Fact#: 373678 Rec#: 7578 MEGADATOS S.A.</text:p>
          </table:table-cell>
          <table:table-cell table:style-name="ce52"/>
          <table:table-cell office:value-type="float" office:value="1355.08" table:style-name="ce43">
            <text:p>-1.355,08</text:p>
          </table:table-cell>
          <table:table-cell office:value-type="float" office:value="12709.75" table:style-name="ce40">
            <text:p>12.709,75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3565</text:p>
          </table:table-cell>
          <table:table-cell office:value-type="date" office:date-value="2021-10-25T00:00:00" table:style-name="ce41">
            <text:p>25-oct-21</text:p>
          </table:table-cell>
          <table:table-cell office:value-type="string" table:style-name="ce42">
            <text:p>Fact#: 373947 Rec#: 7579 MEGADATOS S.A.</text:p>
          </table:table-cell>
          <table:table-cell table:style-name="ce52"/>
          <table:table-cell office:value-type="float" office:value="0.04" table:style-name="ce43">
            <text:p>-0,04</text:p>
          </table:table-cell>
          <table:table-cell office:value-type="float" office:value="12709.71" table:style-name="ce40">
            <text:p>12.709,71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6277</text:p>
          </table:table-cell>
          <table:table-cell office:value-type="date" office:date-value="2021-11-01T00:00:00" table:style-name="ce41">
            <text:p>01-nov-21</text:p>
          </table:table-cell>
          <table:table-cell office:value-type="string" table:style-name="ce42">
            <text:p>Registro.- Contabilización de factura # 376277 del 1791287541001-MEGADATOS S.A. por <text:s/>consumo telefónico</text:p>
          </table:table-cell>
          <table:table-cell office:value-type="float" office:value="0.85" table:style-name="ce40">
            <text:p>0,85<text:s/></text:p>
          </table:table-cell>
          <table:table-cell table:style-name="ce52"/>
          <table:table-cell office:value-type="float" office:value="12710.56" table:style-name="ce40">
            <text:p>12.710,56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6365</text:p>
          </table:table-cell>
          <table:table-cell office:value-type="date" office:date-value="2021-11-01T00:00:00" table:style-name="ce41">
            <text:p>01-nov-21</text:p>
          </table:table-cell>
          <table:table-cell office:value-type="string" table:style-name="ce42">
            <text:p>Registro.- Contabilización de factura # 376365 del 1791287541001-MEGADATOS S.A. por <text:s/>consumo telefónico</text:p>
          </table:table-cell>
          <table:table-cell office:value-type="float" office:value="13562.84" table:style-name="ce40">
            <text:p>13.562,84<text:s/></text:p>
          </table:table-cell>
          <table:table-cell table:style-name="ce52"/>
          <table:table-cell office:value-type="float" office:value="26273.4" table:style-name="ce40">
            <text:p>26.273,40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IC-16942</text:p>
          </table:table-cell>
          <table:table-cell office:value-type="date" office:date-value="2021-11-16T00:00:00" table:style-name="ce41">
            <text:p>16-nov-21</text:p>
          </table:table-cell>
          <table:table-cell office:value-type="string" table:style-name="ce42">
            <text:p>Fact#: 373591-373678-373947 Rec#: 34767 MEGADATOS S.A.</text:p>
          </table:table-cell>
          <table:table-cell table:style-name="ce52"/>
          <table:table-cell office:value-type="float" office:value="12709.8" table:style-name="ce43">
            <text:p>-12.709,80</text:p>
          </table:table-cell>
          <table:table-cell office:value-type="float" office:value="13563.6" table:style-name="ce40">
            <text:p>13.563,60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3952</text:p>
          </table:table-cell>
          <table:table-cell office:value-type="date" office:date-value="2021-11-22T00:00:00" table:style-name="ce41">
            <text:p>22-nov-21</text:p>
          </table:table-cell>
          <table:table-cell office:value-type="string" table:style-name="ce42">
            <text:p>Fact#: 376277 Rec#: 7672 MEGADATOS S.A.</text:p>
          </table:table-cell>
          <table:table-cell table:style-name="ce52"/>
          <table:table-cell office:value-type="float" office:value="0.08" table:style-name="ce43">
            <text:p>-0,08</text:p>
          </table:table-cell>
          <table:table-cell office:value-type="float" office:value="13563.52" table:style-name="ce40">
            <text:p>13.563,52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3953</text:p>
          </table:table-cell>
          <table:table-cell office:value-type="date" office:date-value="2021-11-22T00:00:00" table:style-name="ce41">
            <text:p>22-nov-21</text:p>
          </table:table-cell>
          <table:table-cell office:value-type="string" table:style-name="ce42">
            <text:p>Fact#: 376365 Rec#: 7673 MEGADATOS S.A.</text:p>
          </table:table-cell>
          <table:table-cell table:style-name="ce52"/>
          <table:table-cell office:value-type="float" office:value="1306.79" table:style-name="ce43">
            <text:p>-1.306,79</text:p>
          </table:table-cell>
          <table:table-cell office:value-type="float" office:value="12256.73" table:style-name="ce40">
            <text:p>12.256,73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IC-17363</text:p>
          </table:table-cell>
          <table:table-cell office:value-type="date" office:date-value="2021-11-29T00:00:00" table:style-name="ce41">
            <text:p>29-nov-21</text:p>
          </table:table-cell>
          <table:table-cell office:value-type="string" table:style-name="ce42">
            <text:p>Fact#: 376277-376365 Rec#: 34829 MEGADATOS S.A.</text:p>
          </table:table-cell>
          <table:table-cell table:style-name="ce52"/>
          <table:table-cell office:value-type="float" office:value="12256.82" table:style-name="ce43">
            <text:p>-12.256,82</text:p>
          </table:table-cell>
          <table:table-cell office:value-type="float" office:value="-0.09" table:style-name="ce40">
            <text:p>-0,09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8962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42">
            <text:p>Registro.- Contabilización de factura # 378962 del 1791287541001-MEGADATOS S.A. por <text:s/>consumo telefónico</text:p>
          </table:table-cell>
          <table:table-cell office:value-type="float" office:value="1.22" table:style-name="ce40">
            <text:p>1,22<text:s/></text:p>
          </table:table-cell>
          <table:table-cell table:style-name="ce52"/>
          <table:table-cell office:value-type="float" office:value="1.1299999999999999" table:style-name="ce40">
            <text:p>1,13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FA-379049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42">
            <text:p>Registro.- Contabilización de factura # 379049 del 1791287541001-MEGADATOS S.A. por <text:s/>consumo telefónico</text:p>
          </table:table-cell>
          <table:table-cell office:value-type="float" office:value="7969.92" table:style-name="ce40">
            <text:p>7.969,92<text:s/></text:p>
          </table:table-cell>
          <table:table-cell table:style-name="ce52"/>
          <table:table-cell office:value-type="float" office:value="7971.05" table:style-name="ce40">
            <text:p>7.971,05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4576</text:p>
          </table:table-cell>
          <table:table-cell office:value-type="date" office:date-value="2021-12-27T00:00:00" table:style-name="ce41">
            <text:p>27-dic-21</text:p>
          </table:table-cell>
          <table:table-cell office:value-type="string" table:style-name="ce42">
            <text:p>Fact#: 379049 Rec#: 7780 MEGADATOS S.A.</text:p>
          </table:table-cell>
          <table:table-cell table:style-name="ce52"/>
          <table:table-cell office:value-type="float" office:value="767.91" table:style-name="ce43">
            <text:p>-767,91</text:p>
          </table:table-cell>
          <table:table-cell office:value-type="float" office:value="7203.14" table:style-name="ce40">
            <text:p>7.203,14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4577</text:p>
          </table:table-cell>
          <table:table-cell office:value-type="date" office:date-value="2021-12-27T00:00:00" table:style-name="ce41">
            <text:p>27-dic-21</text:p>
          </table:table-cell>
          <table:table-cell office:value-type="string" table:style-name="ce42">
            <text:p>Fact#: 378962 Rec#: 7781 MEGADATOS S.A.</text:p>
          </table:table-cell>
          <table:table-cell table:style-name="ce52"/>
          <table:table-cell office:value-type="float" office:value="0.12" table:style-name="ce43">
            <text:p>-0,12</text:p>
          </table:table-cell>
          <table:table-cell office:value-type="float" office:value="7203.02" table:style-name="ce40">
            <text:p>7.203,02<text:s/>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IC-19239</text:p>
          </table:table-cell>
          <table:table-cell office:value-type="date" office:date-value="2021-12-29T00:00:00" table:style-name="ce41">
            <text:p>29-dic-21</text:p>
          </table:table-cell>
          <table:table-cell office:value-type="string" table:style-name="ce42">
            <text:p>Fact#: 378962-379049 Rec#: 35104 MEGADATOS S.A.</text:p>
          </table:table-cell>
          <table:table-cell table:style-name="ce52"/>
          <table:table-cell office:value-type="float" office:value="7203.11" table:style-name="ce43">
            <text:p>-7.203,11</text:p>
          </table:table-cell>
          <table:table-cell office:value-type="float" office:value="-0.09" table:style-name="ce40">
            <text:p>-0,09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47716.399999999994" table:formula="of:=SUM([.D73:.D99])" table:style-name="ce65">
            <text:p>47.716,40<text:s/></text:p>
          </table:table-cell>
          <table:table-cell table:number-columns-repeated="16380" table:style-name="ce1"/>
        </table:table-row>
        <table:table-row table:number-rows-repeated="1048476" table:style-name="ro2">
          <table:table-cell table:number-columns-repeated="16384"/>
        </table:table-row>
      </table:table>
      <table:table table:name="Telcomag" table:style-name="ta3">
        <table:table-column table:style-name="co10" table:number-columns-repeated="3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number-columns-repeated="3" table:default-cell-style-name="ce66"/>
        <table:table-column table:style-name="co10" table:number-columns-repeated="16376" table:default-cell-style-name="ce66"/>
        <table:table-row table:number-rows-repeated="3" table:style-name="ro4">
          <table:table-cell table:number-columns-repeated="16384"/>
        </table:table-row>
        <table:table-row table:style-name="ro4">
          <table:table-cell office:value-type="string" table:style-name="ce36">
            <text:p>Auxiliar</text:p>
          </table:table-cell>
          <table:table-cell office:value-type="string" table:style-name="ce37">
            <text:p>PV <text:s text:c="2"/>TEL011 <text:s text:c="2"/>TELCOMAG S.A.</text:p>
          </table:table-cell>
          <table:table-cell table:number-columns-repeated="4" table:style-name="ce66"/>
          <table:table-cell office:value-type="string" table:style-name="ce39">
            <text:p>Saldo Inicial</text:p>
          </table:table-cell>
          <table:table-cell office:value-type="float" office:value="0" table:style-name="ce40">
            <text:p>0,00<text:s/>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66"/>
          <table:table-cell office:value-type="string" table:style-name="ce37">
            <text:p>DF-5</text:p>
          </table:table-cell>
          <table:table-cell office:value-type="date" office:date-value="2021-01-21T00:00:00" table:style-name="ce41">
            <text:p>21-ene-21</text:p>
          </table:table-cell>
          <table:table-cell office:value-type="string" table:style-name="ce42">
            <text:p>Fact # 997 TEL011-TELCOMAG S.A. MANTENIMIENTO TÉCNICO REDES Y EQUIPO TELEFÓNICO MES DE ENERO 2021</text:p>
          </table:table-cell>
          <table:table-cell table:style-name="ce66"/>
          <table:table-cell office:value-type="float" office:value="6417.72" table:style-name="ce43">
            <text:p>-6.417,72</text:p>
          </table:table-cell>
          <table:table-cell office:value-type="float" office:value="-6417.72" table:style-name="ce40">
            <text:p>-6.417,72</text:p>
          </table:table-cell>
          <table:table-cell table:number-columns-repeated="16376"/>
        </table:table-row>
        <table:table-row table:style-name="ro4">
          <table:table-cell table:number-columns-repeated="2" table:style-name="ce66"/>
          <table:table-cell office:value-type="string" table:style-name="ce37">
            <text:p>NDL-16</text:p>
          </table:table-cell>
          <table:table-cell office:value-type="date" office:date-value="2021-01-29T00:00:00" table:style-name="ce41">
            <text:p>29-ene-21</text:p>
          </table:table-cell>
          <table:table-cell office:value-type="string" table:style-name="ce42">
            <text:p>N/D PRODUBANCO TRANSF. CANCELACIÓN DE FACTURA#997 TELCOMAG S.A.</text:p>
          </table:table-cell>
          <table:table-cell office:value-type="float" office:value="6417.72" table:style-name="ce40">
            <text:p>6.417,72<text:s/></text:p>
          </table:table-cell>
          <table:table-cell table:style-name="ce66"/>
          <table:table-cell office:value-type="float" office:value="0" table:style-name="ce40">
            <text:p>0,00<text:s/></text:p>
          </table:table-cell>
          <table:table-cell table:number-columns-repeated="16376"/>
        </table:table-row>
        <table:table-row table:style-name="ro4">
          <table:table-cell table:number-columns-repeated="2" table:style-name="ce66"/>
          <table:table-cell office:value-type="string" table:style-name="ce37">
            <text:p>DF-26</text:p>
          </table:table-cell>
          <table:table-cell office:value-type="date" office:date-value="2021-02-24T00:00:00" table:style-name="ce41">
            <text:p>24-feb-21</text:p>
          </table:table-cell>
          <table:table-cell office:value-type="string" table:style-name="ce42">
            <text:p>Fact # 1017 TEL011-TELCOMAG S.A. MANTENIMIENTO TÉCNICO REDES Y EQUIPO TELEFÓNICO MES DE FEBRERO 2021</text:p>
          </table:table-cell>
          <table:table-cell table:style-name="ce66"/>
          <table:table-cell office:value-type="float" office:value="6417.72" table:style-name="ce43">
            <text:p>-6.417,72</text:p>
          </table:table-cell>
          <table:table-cell office:value-type="float" office:value="-6417.72" table:style-name="ce40">
            <text:p>-6.417,72</text:p>
          </table:table-cell>
          <table:table-cell table:number-columns-repeated="16376"/>
        </table:table-row>
        <table:table-row table:style-name="ro4">
          <table:table-cell table:number-columns-repeated="2" table:style-name="ce66"/>
          <table:table-cell office:value-type="string" table:style-name="ce37">
            <text:p>NDL-54</text:p>
          </table:table-cell>
          <table:table-cell office:value-type="date" office:date-value="2021-02-26T00:00:00" table:style-name="ce41">
            <text:p>26-feb-21</text:p>
          </table:table-cell>
          <table:table-cell office:value-type="string" table:style-name="ce42">
            <text:p>N/D PRODUBANCO TRANSFERENCIA CANCELACION DE FACTURA#1017 TELCOMAG S.A.</text:p>
          </table:table-cell>
          <table:table-cell office:value-type="float" office:value="6417.72" table:style-name="ce40">
            <text:p>6.417,72<text:s/></text:p>
          </table:table-cell>
          <table:table-cell table:style-name="ce66"/>
          <table:table-cell office:value-type="float" office:value="0" table:style-name="ce40">
            <text:p>0,00<text:s/></text:p>
          </table:table-cell>
          <table:table-cell table:number-columns-repeated="16376"/>
        </table:table-row>
        <table:table-row table:style-name="ro4">
          <table:table-cell table:number-columns-repeated="2" table:style-name="ce66"/>
          <table:table-cell office:value-type="string" table:style-name="ce37">
            <text:p>DF-9</text:p>
          </table:table-cell>
          <table:table-cell office:value-type="date" office:date-value="2021-03-25T00:00:00" table:style-name="ce41">
            <text:p>25-mar-21</text:p>
          </table:table-cell>
          <table:table-cell office:value-type="string" table:style-name="ce42">
            <text:p>Fact # 1036 TEL011-TELCOMAG S.A. MANTENIMIENTO TÉCNICO REDES Y EQUIPO TELEFÓNICO MES DE MARZO 2021</text:p>
          </table:table-cell>
          <table:table-cell table:style-name="ce66"/>
          <table:table-cell office:value-type="float" office:value="6417.72" table:style-name="ce43">
            <text:p>-6.417,72</text:p>
          </table:table-cell>
          <table:table-cell office:value-type="float" office:value="-6417.72" table:style-name="ce40">
            <text:p>-6.417,72</text:p>
          </table:table-cell>
          <table:table-cell table:number-columns-repeated="16376"/>
        </table:table-row>
        <table:table-row table:style-name="ro4">
          <table:table-cell table:number-columns-repeated="2" table:style-name="ce66"/>
          <table:table-cell office:value-type="string" table:style-name="ce37">
            <text:p>NDL-53</text:p>
          </table:table-cell>
          <table:table-cell office:value-type="date" office:date-value="2021-03-31T00:00:00" table:style-name="ce41">
            <text:p>31-mar-21</text:p>
          </table:table-cell>
          <table:table-cell office:value-type="string" table:style-name="ce42">
            <text:p>N/D PRODUBANCO TRANSFERENCIA CANCELACIÓN DE FACTURA#1036 TELCOMAG S.A.</text:p>
          </table:table-cell>
          <table:table-cell office:value-type="float" office:value="6417.72" table:style-name="ce40">
            <text:p>6.417,72<text:s/></text:p>
          </table:table-cell>
          <table:table-cell table:style-name="ce66"/>
          <table:table-cell office:value-type="float" office:value="0" table:style-name="ce40">
            <text:p>0,00<text:s/></text:p>
          </table:table-cell>
          <table:table-cell table:number-columns-repeated="16376"/>
        </table:table-row>
        <table:table-row table:style-name="ro4">
          <table:table-cell table:number-columns-repeated="2" table:style-name="ce66"/>
          <table:table-cell office:value-type="string" table:style-name="ce37">
            <text:p>DF-46</text:p>
          </table:table-cell>
          <table:table-cell office:value-type="date" office:date-value="2021-04-26T00:00:00" table:style-name="ce41">
            <text:p>26-abr-21</text:p>
          </table:table-cell>
          <table:table-cell office:value-type="string" table:style-name="ce42">
            <text:p>Fact # 1055 TEL011-TELCOMAG S.A. MANTENIMIENTO TÉCNICO REDES Y EQUIPO TELEFÓNICO MES DE ABRIL 2021</text:p>
          </table:table-cell>
          <table:table-cell table:style-name="ce66"/>
          <table:table-cell office:value-type="float" office:value="6417.72" table:style-name="ce43">
            <text:p>-6.417,72</text:p>
          </table:table-cell>
          <table:table-cell office:value-type="float" office:value="-6417.72" table:style-name="ce40">
            <text:p>-6.417,72</text:p>
          </table:table-cell>
          <table:table-cell table:number-columns-repeated="16376"/>
        </table:table-row>
        <table:table-row table:style-name="ro4">
          <table:table-cell table:number-columns-repeated="2" table:style-name="ce66"/>
          <table:table-cell office:value-type="string" table:style-name="ce37">
            <text:p>NDL-50</text:p>
          </table:table-cell>
          <table:table-cell office:value-type="date" office:date-value="2021-04-29T00:00:00" table:style-name="ce41">
            <text:p>29-abr-21</text:p>
          </table:table-cell>
          <table:table-cell office:value-type="string" table:style-name="ce42">
            <text:p>N/D PRODUBANCO CANCELACIÓN DE FACTURA#1055 TELCOMAG S.A.</text:p>
          </table:table-cell>
          <table:table-cell office:value-type="float" office:value="6417.72" table:style-name="ce40">
            <text:p>6.417,72<text:s/></text:p>
          </table:table-cell>
          <table:table-cell table:style-name="ce66"/>
          <table:table-cell office:value-type="float" office:value="0" table:style-name="ce40">
            <text:p>0,00<text:s/></text:p>
          </table:table-cell>
          <table:table-cell table:number-columns-repeated="16376"/>
        </table:table-row>
        <table:table-row table:style-name="ro4">
          <table:table-cell table:number-columns-repeated="2" table:style-name="ce66"/>
          <table:table-cell office:value-type="string" table:style-name="ce37">
            <text:p>DF-52</text:p>
          </table:table-cell>
          <table:table-cell office:value-type="date" office:date-value="2021-05-27T00:00:00" table:style-name="ce41">
            <text:p>27-may-21</text:p>
          </table:table-cell>
          <table:table-cell office:value-type="string" table:style-name="ce42">
            <text:p>Fact # 1076 TEL011-TELCOMAG S.A. MANTENIMIENTO TÉCNICO REDES Y EQUIPO TELEFÓNICO MES DE MAYO 2021</text:p>
          </table:table-cell>
          <table:table-cell table:style-name="ce66"/>
          <table:table-cell office:value-type="float" office:value="6417.72" table:style-name="ce43">
            <text:p>-6.417,72</text:p>
          </table:table-cell>
          <table:table-cell office:value-type="float" office:value="-6417.72" table:style-name="ce40">
            <text:p>-6.417,72</text:p>
          </table:table-cell>
          <table:table-cell table:number-columns-repeated="16376"/>
        </table:table-row>
        <table:table-row table:style-name="ro4">
          <table:table-cell table:number-columns-repeated="2" table:style-name="ce66"/>
          <table:table-cell office:value-type="string" table:style-name="ce37">
            <text:p>NDL-44</text:p>
          </table:table-cell>
          <table:table-cell office:value-type="date" office:date-value="2021-05-28T00:00:00" table:style-name="ce41">
            <text:p>28-may-21</text:p>
          </table:table-cell>
          <table:table-cell office:value-type="string" table:style-name="ce42">
            <text:p>N/D PRODUBANCO TRANSF. CANCELACIÓN DE FACTURA#1076 TELCOMAG S.A.</text:p>
          </table:table-cell>
          <table:table-cell office:value-type="float" office:value="6417.72" table:style-name="ce40">
            <text:p>6.417,72<text:s/></text:p>
          </table:table-cell>
          <table:table-cell table:style-name="ce66"/>
          <table:table-cell office:value-type="float" office:value="0" table:style-name="ce40">
            <text:p>0,00<text:s/></text:p>
          </table:table-cell>
          <table:table-cell table:number-columns-repeated="16376"/>
        </table:table-row>
        <table:table-row table:style-name="ro4">
          <table:table-cell table:number-columns-repeated="2" table:style-name="ce66"/>
          <table:table-cell office:value-type="string" table:style-name="ce37">
            <text:p>DF-30</text:p>
          </table:table-cell>
          <table:table-cell office:value-type="date" office:date-value="2021-06-28T00:00:00" table:style-name="ce41">
            <text:p>28-jun-21</text:p>
          </table:table-cell>
          <table:table-cell office:value-type="string" table:style-name="ce42">
            <text:p>Fact # 1111 TEL011-TELCOMAG S.A. MANTENIMIENTO TÉCNICO REDES Y EQUIPO TELEFÓNICO MES DE JUNIO 2021</text:p>
          </table:table-cell>
          <table:table-cell table:style-name="ce66"/>
          <table:table-cell office:value-type="float" office:value="6417.72" table:style-name="ce43">
            <text:p>-6.417,72</text:p>
          </table:table-cell>
          <table:table-cell office:value-type="float" office:value="-6417.72" table:style-name="ce40">
            <text:p>-6.417,72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7">
            <text:p>NDL-42</text:p>
          </table:table-cell>
          <table:table-cell office:value-type="date" office:date-value="2021-06-30T00:00:00" table:style-name="ce41">
            <text:p>30-jun-21</text:p>
          </table:table-cell>
          <table:table-cell office:value-type="string" table:style-name="ce42">
            <text:p>N/D PRODUBANCO TRANSF. CANCELACIÓN DE FACTURA#1111 TELCOMAG S.A.</text:p>
          </table:table-cell>
          <table:table-cell office:value-type="float" office:value="6417.72" table:style-name="ce40">
            <text:p>6.417,72<text:s/></text:p>
          </table:table-cell>
          <table:table-cell table:style-name="ce66"/>
          <table:table-cell office:value-type="float" office:value="0" table:style-name="ce40">
            <text:p>0,00<text:s/>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7">
            <text:p>DF-21</text:p>
          </table:table-cell>
          <table:table-cell office:value-type="date" office:date-value="2021-07-29T00:00:00" table:style-name="ce41">
            <text:p>29-jul-21</text:p>
          </table:table-cell>
          <table:table-cell office:value-type="string" table:style-name="ce42">
            <text:p>Fact # 1130 TEL011-TELCOMAG S.A. MANTENIMIENTO TÉCNICO REDES Y EQUIPO TELEFÓNICO MES DE JULIO 2021</text:p>
          </table:table-cell>
          <table:table-cell table:style-name="ce66"/>
          <table:table-cell office:value-type="float" office:value="6417.72" table:style-name="ce43">
            <text:p>-6.417,72</text:p>
          </table:table-cell>
          <table:table-cell office:value-type="float" office:value="-6417.72" table:style-name="ce40">
            <text:p>-6.417,72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7">
            <text:p>NDL-32</text:p>
          </table:table-cell>
          <table:table-cell office:value-type="date" office:date-value="2021-07-30T00:00:00" table:style-name="ce41">
            <text:p>30-jul-21</text:p>
          </table:table-cell>
          <table:table-cell office:value-type="string" table:style-name="ce42">
            <text:p>N/D PRODUBANCO TRANSF. CANCELACIÓN DE FACTURA#1130 TELCOMAG S.A.</text:p>
          </table:table-cell>
          <table:table-cell office:value-type="float" office:value="6417.72" table:style-name="ce40">
            <text:p>6.417,72<text:s/></text:p>
          </table:table-cell>
          <table:table-cell table:style-name="ce66"/>
          <table:table-cell office:value-type="float" office:value="0" table:style-name="ce40">
            <text:p>0,00<text:s/>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7">
            <text:p>DF-11</text:p>
          </table:table-cell>
          <table:table-cell office:value-type="date" office:date-value="2021-08-20T00:00:00" table:style-name="ce41">
            <text:p>20-ago-21</text:p>
          </table:table-cell>
          <table:table-cell office:value-type="string" table:style-name="ce42">
            <text:p>Fact # 1149 TEL011-TELCOMAG S.A. MANTENIMIENTO TÉCNICO REDES Y EQUIPO TELEFÓNICO MES DE AGOSTO 2021</text:p>
          </table:table-cell>
          <table:table-cell table:style-name="ce66"/>
          <table:table-cell office:value-type="float" office:value="6417.72" table:style-name="ce43">
            <text:p>-6.417,72</text:p>
          </table:table-cell>
          <table:table-cell office:value-type="float" office:value="-6417.72" table:style-name="ce40">
            <text:p>-6.417,72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7">
            <text:p>NDL-33</text:p>
          </table:table-cell>
          <table:table-cell office:value-type="date" office:date-value="2021-08-27T00:00:00" table:style-name="ce41">
            <text:p>27-ago-21</text:p>
          </table:table-cell>
          <table:table-cell office:value-type="string" table:style-name="ce42">
            <text:p>N/D PRODUBANCO TRANSF. CANCELACIÓN DE FACTURA#1149 TELCOMAG S.A.</text:p>
          </table:table-cell>
          <table:table-cell office:value-type="float" office:value="6417.72" table:style-name="ce40">
            <text:p>6.417,72<text:s/></text:p>
          </table:table-cell>
          <table:table-cell table:style-name="ce66"/>
          <table:table-cell office:value-type="float" office:value="0" table:style-name="ce40">
            <text:p>0,00<text:s/>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office:value-type="string" table:style-name="ce37">
            <text:p>DF-8</text:p>
          </table:table-cell>
          <table:table-cell office:value-type="date" office:date-value="2021-09-08T00:00:00" table:style-name="ce41">
            <text:p>08-sep-21</text:p>
          </table:table-cell>
          <table:table-cell office:value-type="string" table:style-name="ce42">
            <text:p>Fact # 1167 TEL011-TELCOMAG S.A. MANTENIMIENTO TÉCNICO REDES Y EQUIPO TELEFÓNICO MES DE SEPTIEMBRE 2021</text:p>
          </table:table-cell>
          <table:table-cell table:style-name="ce52"/>
          <table:table-cell office:value-type="float" office:value="6417.72" table:style-name="ce43">
            <text:p>-6.417,72</text:p>
          </table:table-cell>
          <table:table-cell office:value-type="float" office:value="-6417.72" table:style-name="ce40">
            <text:p>-6.417,72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7">
            <text:p>NDL-40</text:p>
          </table:table-cell>
          <table:table-cell office:value-type="date" office:date-value="2021-09-30T00:00:00" table:style-name="ce41">
            <text:p>30-sep-21</text:p>
          </table:table-cell>
          <table:table-cell office:value-type="string" table:style-name="ce42">
            <text:p>N/D PRODUBANCO CANCELACIÓN DE FACTURA#1167</text:p>
          </table:table-cell>
          <table:table-cell office:value-type="float" office:value="6417.72" table:style-name="ce40">
            <text:p>6.417,72<text:s/></text:p>
          </table:table-cell>
          <table:table-cell table:style-name="ce52"/>
          <table:table-cell office:value-type="float" office:value="0" table:style-name="ce40">
            <text:p>0,00<text:s/>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7">
            <text:p>DF-2</text:p>
          </table:table-cell>
          <table:table-cell office:value-type="date" office:date-value="2021-10-07T00:00:00" table:style-name="ce41">
            <text:p>07-oct-21</text:p>
          </table:table-cell>
          <table:table-cell office:value-type="string" table:style-name="ce42">
            <text:p>Fact # 1187 TEL011-TELCOMAG S.A. MANTENIMIENTO TÉCNICO REDES Y EQUIPO TELEFÓNICO MES DE OCTUBRE 2021</text:p>
          </table:table-cell>
          <table:table-cell table:style-name="ce52"/>
          <table:table-cell office:value-type="float" office:value="6417.72" table:style-name="ce43">
            <text:p>-6.417,72</text:p>
          </table:table-cell>
          <table:table-cell office:value-type="float" office:value="-6417.72" table:style-name="ce40">
            <text:p>-6.417,72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7">
            <text:p>NDL-47</text:p>
          </table:table-cell>
          <table:table-cell office:value-type="date" office:date-value="2021-10-27T00:00:00" table:style-name="ce41">
            <text:p>27-oct-21</text:p>
          </table:table-cell>
          <table:table-cell office:value-type="string" table:style-name="ce42">
            <text:p>N/D PRODUBANCO TRANSF. CANCELACIÓN DE FACTURA#1187 TELCOMAG S.A.</text:p>
          </table:table-cell>
          <table:table-cell office:value-type="float" office:value="6417.72" table:style-name="ce40">
            <text:p>6.417,72<text:s/></text:p>
          </table:table-cell>
          <table:table-cell table:style-name="ce52"/>
          <table:table-cell office:value-type="float" office:value="0" table:style-name="ce40">
            <text:p>0,00<text:s/>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7">
            <text:p>DF-13</text:p>
          </table:table-cell>
          <table:table-cell office:value-type="date" office:date-value="2021-11-10T00:00:00" table:style-name="ce41">
            <text:p>10-nov-21</text:p>
          </table:table-cell>
          <table:table-cell office:value-type="string" table:style-name="ce42">
            <text:p>Fact # 1205 TEL011-TELCOMAG S.A. MANTENIMIENTO TÉCNICO REDES Y EQUIPO TELEFÓNICO MES DE NOVIEMBRE 2021</text:p>
          </table:table-cell>
          <table:table-cell table:style-name="ce52"/>
          <table:table-cell office:value-type="float" office:value="6417.72" table:style-name="ce43">
            <text:p>-6.417,72</text:p>
          </table:table-cell>
          <table:table-cell office:value-type="float" office:value="-6417.72" table:style-name="ce40">
            <text:p>-6.417,72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7">
            <text:p>NDL-26</text:p>
          </table:table-cell>
          <table:table-cell office:value-type="date" office:date-value="2021-11-29T00:00:00" table:style-name="ce41">
            <text:p>29-nov-21</text:p>
          </table:table-cell>
          <table:table-cell office:value-type="string" table:style-name="ce42">
            <text:p>N/D PRODUBANCO CANCELACIÓN DE FACTURA#1205 TELCOMAG S.A.</text:p>
          </table:table-cell>
          <table:table-cell office:value-type="float" office:value="6417.72" table:style-name="ce40">
            <text:p>6.417,72<text:s/></text:p>
          </table:table-cell>
          <table:table-cell table:style-name="ce52"/>
          <table:table-cell office:value-type="float" office:value="0" table:style-name="ce40">
            <text:p>0,00<text:s/>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7">
            <text:p>DF-2</text:p>
          </table:table-cell>
          <table:table-cell office:value-type="date" office:date-value="2021-12-04T00:00:00" table:style-name="ce41">
            <text:p>04-dic-21</text:p>
          </table:table-cell>
          <table:table-cell office:value-type="string" table:style-name="ce42">
            <text:p>Fact # 1225 TEL011-TELCOMAG S.A. MANTENIMIENTO TÉCNICO REDES Y EQUIPO TELEFÓNICO MES DE DICIEMBRE 2021</text:p>
          </table:table-cell>
          <table:table-cell table:style-name="ce52"/>
          <table:table-cell office:value-type="float" office:value="6417.72" table:style-name="ce43">
            <text:p>-6.417,72</text:p>
          </table:table-cell>
          <table:table-cell office:value-type="float" office:value="-6417.72" table:style-name="ce40">
            <text:p>-6.417,72</text:p>
          </table:table-cell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37">
            <text:p>NDL-45</text:p>
          </table:table-cell>
          <table:table-cell office:value-type="date" office:date-value="2021-12-29T00:00:00" table:style-name="ce41">
            <text:p>29-dic-21</text:p>
          </table:table-cell>
          <table:table-cell office:value-type="string" table:style-name="ce42">
            <text:p>N/D PRODUBANCO CANCELACIÓN DE FACTURA#1225 TELCOMAG S.A.</text:p>
          </table:table-cell>
          <table:table-cell office:value-type="float" office:value="6417.72" table:style-name="ce40">
            <text:p>6.417,72<text:s/></text:p>
          </table:table-cell>
          <table:table-cell table:style-name="ce52"/>
          <table:table-cell office:value-type="float" office:value="0" table:style-name="ce40">
            <text:p>0,00<text:s/></text:p>
          </table:table-cell>
          <table:table-cell table:number-columns-repeated="16376"/>
        </table:table-row>
        <table:table-row table:number-rows-repeated="1048546" table:style-name="ro4">
          <table:table-cell table:number-columns-repeated="16384"/>
        </table:table-row>
      </table:table>
      <table:table table:name="Compras" table:style-name="ta3">
        <table:table-column table:style-name="co10" table:default-cell-style-name="ce1"/>
        <table:table-column table:style-name="co30" table:default-cell-style-name="ce1"/>
        <table:table-column table:style-name="co31" table:default-cell-style-name="ce1"/>
        <table:table-column table:style-name="co19" table:number-columns-repeated="2" table:default-cell-style-name="ce67"/>
        <table:table-column table:style-name="co11" table:default-cell-style-name="ce1"/>
        <table:table-column table:style-name="co26" table:default-cell-style-name="ce1"/>
        <table:table-column table:style-name="co29" table:default-cell-style-name="ce1"/>
        <table:table-column table:style-name="co26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LINKOTEL S.A.</text:p>
          </table:table-cell>
          <table:table-cell table:number-columns-repeated="2" table:style-name="ce1"/>
          <table:table-cell table:number-columns-repeated="2" table:style-name="ce67"/>
          <table:table-cell table:number-columns-repeated="16379" table:style-name="ce1"/>
        </table:table-row>
        <table:table-row table:style-name="ro1">
          <table:table-cell office:value-type="string" table:style-name="ce3">
            <text:p>DETALLE DE COMPRAS A TELCONET (PROVEEDOR)</text:p>
          </table:table-cell>
          <table:table-cell table:style-name="ce1"/>
          <table:table-cell office:value-type="string" table:style-name="ce53">
            <text:p>Cruce de cuentas</text:p>
          </table:table-cell>
          <table:table-cell office:value-type="float" office:value="82527.839999999997" table:formula="of:=[.D91]+[.D99]" table:style-name="ce67">
            <text:p><text:s/>82.527,84<text:s/></text:p>
          </table:table-cell>
          <table:table-cell table:style-name="ce67"/>
          <table:table-cell table:number-columns-repeated="16379" table:style-name="ce1"/>
        </table:table-row>
        <table:table-row table:style-name="ro1">
          <table:table-cell office:value-type="string" table:style-name="ce3">
            <text:p>Al 31 de diciembre del 2021</text:p>
          </table:table-cell>
          <table:table-cell table:number-columns-repeated="2" table:style-name="ce1"/>
          <table:table-cell table:number-columns-repeated="2" table:style-name="ce67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8">
            <text:p>Auxiliar</text:p>
          </table:table-cell>
          <table:table-cell office:value-type="string" table:style-name="ce69">
            <text:p>PV <text:s text:c="2"/>TEL001 <text:s text:c="2"/>TELCONET S.A.</text:p>
          </table:table-cell>
          <table:table-cell table:style-name="ce1"/>
          <table:table-cell office:value-type="string" table:style-name="ce70">
            <text:p>Créditos</text:p>
          </table:table-cell>
          <table:table-cell office:value-type="string" table:style-name="ce70">
            <text:p>Saldo</text:p>
          </table:table-cell>
          <table:table-cell office:value-type="string" table:style-name="ce61">
            <text:p>Saldo Inicial</text:p>
          </table:table-cell>
          <table:table-cell office:value-type="float" office:value="0" table:style-name="ce71">
            <text:p>0,00<text:s/>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DF-19</text:p>
          </table:table-cell>
          <table:table-cell office:value-type="date" office:date-value="2021-01-04T00:00:00" table:style-name="ce41">
            <text:p>04-ene-21</text:p>
          </table:table-cell>
          <table:table-cell office:value-type="string" table:style-name="ce42">
            <text:p>Fact # 434117 TEL001-TELCONET S.A. SERVICIO POR L3MPLS 30720 K - NETVOICE-CNTCORREOSGYE MES DE ENERO 2021</text:p>
          </table:table-cell>
          <table:table-cell office:value-type="float" office:value="229.42" table:style-name="ce72">
            <text:p><text:s/>229,42<text:s/></text:p>
          </table:table-cell>
          <table:table-cell office:value-type="float" office:value="-229.42" table:style-name="ce72">
            <text:p>-229,42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7">
            <text:p>DF-20</text:p>
          </table:table-cell>
          <table:table-cell office:value-type="date" office:date-value="2021-01-04T00:00:00" table:style-name="ce41">
            <text:p>04-ene-21</text:p>
          </table:table-cell>
          <table:table-cell office:value-type="string" table:style-name="ce42">
            <text:p>Fact # 434118 TEL001-TELCONET S.A. SERVICIOS POR CLOUD EMAIL PROTECTION BASICO 30 DOMINIO Y SERVICIO DE CLOUDMAIL 5 GB(30 CORREO) MES DE ENERO 2021</text:p>
          </table:table-cell>
          <table:table-cell office:value-type="float" office:value="138.41" table:style-name="ce72">
            <text:p><text:s/>138,41<text:s/></text:p>
          </table:table-cell>
          <table:table-cell office:value-type="float" office:value="-367.83" table:style-name="ce72">
            <text:p>-367,83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7">
            <text:p>DF-21</text:p>
          </table:table-cell>
          <table:table-cell office:value-type="date" office:date-value="2021-01-04T00:00:00" table:style-name="ce41">
            <text:p>04-ene-21</text:p>
          </table:table-cell>
          <table:table-cell office:value-type="string" table:style-name="ce42">
            <text:p>Fact # 434119 TEL001-TELCONET S.A. SERVICIO POR UNIDAD VIRTUAL MES DE ENERO 2021</text:p>
          </table:table-cell>
          <table:table-cell office:value-type="float" office:value="3524.83" table:style-name="ce72">
            <text:p><text:s/>3.524,83<text:s/></text:p>
          </table:table-cell>
          <table:table-cell office:value-type="float" office:value="-3892.66" table:style-name="ce72">
            <text:p>-3.892,66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7">
            <text:p>DF-22</text:p>
          </table:table-cell>
          <table:table-cell office:value-type="date" office:date-value="2021-01-04T00:00:00" table:style-name="ce41">
            <text:p>04-ene-21</text:p>
          </table:table-cell>
          <table:table-cell office:value-type="string" table:style-name="ce42">
            <text:p>Fact # 434999 TEL001-TELCONET S.A. SERVICIOS POR L3MPLS 1024 K ETAPABMALOCUENCA, ETAPARUMIURCUCUENCA, L3MPLS 10240 K LEVEL3PROSPERINA, L3MPLS 5120 K CONTECONGYE, L3MPLS 30720K VALLECNT <text:s/>MES DE ENERO 2021</text:p>
          </table:table-cell>
          <table:table-cell office:value-type="float" office:value="622.72" table:style-name="ce72">
            <text:p><text:s/>622,72<text:s/></text:p>
          </table:table-cell>
          <table:table-cell office:value-type="float" office:value="-4515.38" table:style-name="ce72">
            <text:p>-4.515,38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7">
            <text:p>DF-23</text:p>
          </table:table-cell>
          <table:table-cell office:value-type="date" office:date-value="2021-01-04T00:00:00" table:style-name="ce41">
            <text:p>04-ene-21</text:p>
          </table:table-cell>
          <table:table-cell office:value-type="string" table:style-name="ce42">
            <text:p>Fact # 435559 TEL001-TELCONET S.A. SERVICIOS POR CANAL TELEFONIA Y CLEAR CHANNEL TDMOIP 3 E1 20480K LINKO_MOVIL MES DE ENERO 2021</text:p>
          </table:table-cell>
          <table:table-cell office:value-type="float" office:value="229.42" table:style-name="ce72">
            <text:p><text:s/>229,42<text:s/></text:p>
          </table:table-cell>
          <table:table-cell office:value-type="float" office:value="-4744.8" table:style-name="ce72">
            <text:p>-4.744,80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7">
            <text:p>DF-24</text:p>
          </table:table-cell>
          <table:table-cell office:value-type="date" office:date-value="2021-01-04T00:00:00" table:style-name="ce41">
            <text:p>04-ene-21</text:p>
          </table:table-cell>
          <table:table-cell office:value-type="string" table:style-name="ce42">
            <text:p>Fact # 435560 TEL001-TELCONET S.A. SERVICIOS POR LÍNEAS TELEFÓNICAS MES DE ENERO 2021</text:p>
          </table:table-cell>
          <table:table-cell office:value-type="float" office:value="1551.35" table:style-name="ce72">
            <text:p><text:s/>1.551,35<text:s/></text:p>
          </table:table-cell>
          <table:table-cell office:value-type="float" office:value="-6296.15" table:style-name="ce72">
            <text:p>-6.296,15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7">
            <text:p>DF-25</text:p>
          </table:table-cell>
          <table:table-cell office:value-type="date" office:date-value="2021-01-04T00:00:00" table:style-name="ce41">
            <text:p>04-ene-21</text:p>
          </table:table-cell>
          <table:table-cell office:value-type="string" table:style-name="ce42">
            <text:p>Fact # 435870 TEL001-TELCONET S.A. SERVICIOS POR ENLACE TDM CLEAR CHANNEL CONTRA SETEL 1E1 MES DE ENERO 2021</text:p>
          </table:table-cell>
          <table:table-cell office:value-type="float" office:value="76.47" table:style-name="ce72">
            <text:p><text:s/>76,47<text:s/></text:p>
          </table:table-cell>
          <table:table-cell office:value-type="float" office:value="-6372.62" table:style-name="ce72">
            <text:p>-6.372,62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7">
            <text:p>DF-4</text:p>
          </table:table-cell>
          <table:table-cell office:value-type="date" office:date-value="2021-02-01T00:00:00" table:style-name="ce41">
            <text:p>01-feb-21</text:p>
          </table:table-cell>
          <table:table-cell office:value-type="string" table:style-name="ce42">
            <text:p>Fact # 436941 TEL001-TELCONET S.A. SERVICIOS POR L3MPLS 1024K ETAPABMALOCUENCA, L3MPLS 1024 K-ETAPARUMIURCUCUENCA, L3MPLS 10240 K-LEVEL3PROSPERINA, L3MPLS 5120 K -CONTECONGYE, L3MPLS 30720K VALLECNT <text:s/>MES DE FEB 2021</text:p>
          </table:table-cell>
          <table:table-cell office:value-type="float" office:value="622.72" table:style-name="ce72">
            <text:p><text:s/>622,72<text:s/></text:p>
          </table:table-cell>
          <table:table-cell office:value-type="float" office:value="-6995.34" table:style-name="ce72">
            <text:p>-6.995,34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7">
            <text:p>DF-5</text:p>
          </table:table-cell>
          <table:table-cell office:value-type="date" office:date-value="2021-02-01T00:00:00" table:style-name="ce41">
            <text:p>01-feb-21</text:p>
          </table:table-cell>
          <table:table-cell office:value-type="string" table:style-name="ce42">
            <text:p>Fact # 437253 TEL001-TELCONET S.A. SERVICIOS POR L3MPLS 30720 K - NETVOICE-CNTCORREOSGYE MES DE FEB 2021</text:p>
          </table:table-cell>
          <table:table-cell office:value-type="float" office:value="229.42" table:style-name="ce72">
            <text:p><text:s/>229,42<text:s/></text:p>
          </table:table-cell>
          <table:table-cell office:value-type="float" office:value="-7224.76" table:style-name="ce72">
            <text:p>-7.224,76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7">
            <text:p>DF-6</text:p>
          </table:table-cell>
          <table:table-cell office:value-type="date" office:date-value="2021-02-01T00:00:00" table:style-name="ce41">
            <text:p>01-feb-21</text:p>
          </table:table-cell>
          <table:table-cell office:value-type="string" table:style-name="ce42">
            <text:p>Fact # 437254 TEL001-TELCONET S.A. SERVICIOS POR CLOUD EMAIL PROTECTION BASICO 30 DOMINIO Y SERVICIO DE CLOUDMAIL 5 GB(30 CORREO) MES DE FEB 2021</text:p>
          </table:table-cell>
          <table:table-cell office:value-type="float" office:value="138.41" table:style-name="ce72">
            <text:p><text:s/>138,41<text:s/></text:p>
          </table:table-cell>
          <table:table-cell office:value-type="float" office:value="-7363.17" table:style-name="ce72">
            <text:p>-7.363,17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7">
            <text:p>DF-7</text:p>
          </table:table-cell>
          <table:table-cell office:value-type="date" office:date-value="2021-02-01T00:00:00" table:style-name="ce41">
            <text:p>01-feb-21</text:p>
          </table:table-cell>
          <table:table-cell office:value-type="string" table:style-name="ce42">
            <text:p>Fact # 437255 TEL001-TELCONET S.A. SERVICIO POR UNIDAD VIRTUAL MES DE FEB 2021</text:p>
          </table:table-cell>
          <table:table-cell office:value-type="float" office:value="3524.83" table:style-name="ce72">
            <text:p><text:s/>3.524,83<text:s/></text:p>
          </table:table-cell>
          <table:table-cell office:value-type="float" office:value="-10888" table:style-name="ce72">
            <text:p>-10.888,00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8</text:p>
          </table:table-cell>
          <table:table-cell office:value-type="date" office:date-value="2021-02-01T00:00:00" table:style-name="ce41">
            <text:p>01-feb-21</text:p>
          </table:table-cell>
          <table:table-cell office:value-type="string" table:style-name="ce42">
            <text:p>Fact # 438809 TEL001-TELCONET S.A. SERVICIO POR CANAL TELEFONIA Y CLEAR CHANNEL TDMOIP 3 E1 20480K LINKO_MOVIL MES DE FEB 2021</text:p>
          </table:table-cell>
          <table:table-cell office:value-type="float" office:value="229.42" table:style-name="ce72">
            <text:p><text:s/>229,42<text:s/></text:p>
          </table:table-cell>
          <table:table-cell office:value-type="float" office:value="-11117.42" table:style-name="ce72">
            <text:p>-11.117,42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9</text:p>
          </table:table-cell>
          <table:table-cell office:value-type="date" office:date-value="2021-02-01T00:00:00" table:style-name="ce41">
            <text:p>01-feb-21</text:p>
          </table:table-cell>
          <table:table-cell office:value-type="string" table:style-name="ce42">
            <text:p>Fact # 438810 TEL001-TELCONET S.A. SERVICIOS POR LÍNEAS TELEFÓNICAS MES DE FEB 2021</text:p>
          </table:table-cell>
          <table:table-cell office:value-type="float" office:value="1551.35" table:style-name="ce72">
            <text:p><text:s/>1.551,35<text:s/></text:p>
          </table:table-cell>
          <table:table-cell office:value-type="float" office:value="-12668.77" table:style-name="ce72">
            <text:p>-12.668,77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10</text:p>
          </table:table-cell>
          <table:table-cell office:value-type="date" office:date-value="2021-02-01T00:00:00" table:style-name="ce41">
            <text:p>01-feb-21</text:p>
          </table:table-cell>
          <table:table-cell office:value-type="string" table:style-name="ce42">
            <text:p>Fact # 439118 TEL001-TELCONET S.A. SERVICIO POR ENLACE TDM CLEAR CHANNEL CONTRA SETEL 1E1 MES DE FEB 2021</text:p>
          </table:table-cell>
          <table:table-cell office:value-type="float" office:value="76.47" table:style-name="ce72">
            <text:p><text:s/>76,47<text:s/></text:p>
          </table:table-cell>
          <table:table-cell office:value-type="float" office:value="-12745.24" table:style-name="ce72">
            <text:p>-12.745,24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48</text:p>
          </table:table-cell>
          <table:table-cell office:value-type="date" office:date-value="2021-02-10T00:00:00" table:style-name="ce41">
            <text:p>10-feb-21</text:p>
          </table:table-cell>
          <table:table-cell office:value-type="string" table:style-name="ce42">
            <text:p>Fact # 439865 TEL001-TELCONET S.A. SERVICIO POR CLEAR CHANNEL TDMOIP 3 E1 30144K LINKO_MOVIL. FACTURACION CAMBIOPRECIO DEL SERVICIO DESDE: 2021-02-05 HASTA: 2021-02-27</text:p>
          </table:table-cell>
          <table:table-cell office:value-type="float" office:value="56.74" table:style-name="ce72">
            <text:p><text:s/>56,74<text:s/></text:p>
          </table:table-cell>
          <table:table-cell office:value-type="float" office:value="-12801.98" table:style-name="ce72">
            <text:p>-12.801,98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15</text:p>
          </table:table-cell>
          <table:table-cell office:value-type="date" office:date-value="2021-02-11T00:00:00" table:style-name="ce41">
            <text:p>11-feb-21</text:p>
          </table:table-cell>
          <table:table-cell office:value-type="string" table:style-name="ce42">
            <text:p>Fact # 439907 TEL001-TELCONET S.A. SERVICIO POR CANAL TELEFONIA. FACTURACION POR INSTALACION DEL SERVICIO MES DE FEBRERO 2021</text:p>
          </table:table-cell>
          <table:table-cell office:value-type="float" office:value="327.75" table:style-name="ce72">
            <text:p><text:s/>327,75<text:s/></text:p>
          </table:table-cell>
          <table:table-cell office:value-type="float" office:value="-13129.73" table:style-name="ce72">
            <text:p>-13.129,73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25</text:p>
          </table:table-cell>
          <table:table-cell office:value-type="date" office:date-value="2021-03-01T00:00:00" table:style-name="ce41">
            <text:p>01-mar-21</text:p>
          </table:table-cell>
          <table:table-cell office:value-type="string" table:style-name="ce42">
            <text:p>Fact # 440176 TEL001-TELCONET S.A. L3MPLS 30720K LINKOVALLECNT, L3MPLS 1024 K ETAPABMALOCUENCA - ETAPARUMIURCUCUENCA, L3MPLS 10240 K LEVEL3PROSPERINA, L3MPLS 5120 K CONTECONGYE <text:s/>MES DE MARZO 2021</text:p>
          </table:table-cell>
          <table:table-cell office:value-type="float" office:value="622.72" table:style-name="ce72">
            <text:p><text:s/>622,72<text:s/></text:p>
          </table:table-cell>
          <table:table-cell office:value-type="float" office:value="-13752.45" table:style-name="ce72">
            <text:p>-13.752,45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26</text:p>
          </table:table-cell>
          <table:table-cell office:value-type="date" office:date-value="2021-03-01T00:00:00" table:style-name="ce41">
            <text:p>01-mar-21</text:p>
          </table:table-cell>
          <table:table-cell office:value-type="string" table:style-name="ce42">
            <text:p>Fact # 440491 TEL001-TELCONET S.A. L3MPLS 30720 K - NETVOICE-CNTCORREOSGYE Y CANAL TELEFONIA MES DE MARZO 2021</text:p>
          </table:table-cell>
          <table:table-cell office:value-type="float" office:value="458.85" table:style-name="ce72">
            <text:p><text:s/>458,85<text:s/></text:p>
          </table:table-cell>
          <table:table-cell office:value-type="float" office:value="-14211.3" table:style-name="ce72">
            <text:p>-14.211,30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27</text:p>
          </table:table-cell>
          <table:table-cell office:value-type="date" office:date-value="2021-03-01T00:00:00" table:style-name="ce41">
            <text:p>01-mar-21</text:p>
          </table:table-cell>
          <table:table-cell office:value-type="string" table:style-name="ce42">
            <text:p>Fact # 440492 TEL001-TELCONET S.A. CLOUD EMAIL PROTECTION BASICO 30 DOMINIO NETVOICE Y SERVICIO DE CLOUDMAIL 5 GB(30 CORREO) MES DE MARZO 2021</text:p>
          </table:table-cell>
          <table:table-cell office:value-type="float" office:value="138.41" table:style-name="ce72">
            <text:p><text:s/>138,41<text:s/></text:p>
          </table:table-cell>
          <table:table-cell office:value-type="float" office:value="-14349.71" table:style-name="ce72">
            <text:p>-14.349,71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28</text:p>
          </table:table-cell>
          <table:table-cell office:value-type="date" office:date-value="2021-03-01T00:00:00" table:style-name="ce41">
            <text:p>01-mar-21</text:p>
          </table:table-cell>
          <table:table-cell office:value-type="string" table:style-name="ce42">
            <text:p>Fact # 440493 TEL001-TELCONET S.A. SERVICIO DE UNIDAD VIRTUAL MES DE MARZO 2021</text:p>
          </table:table-cell>
          <table:table-cell office:value-type="float" office:value="3524.83" table:style-name="ce72">
            <text:p><text:s/>3.524,83<text:s/></text:p>
          </table:table-cell>
          <table:table-cell office:value-type="float" office:value="-17874.54" table:style-name="ce72">
            <text:p>-17.874,54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29</text:p>
          </table:table-cell>
          <table:table-cell office:value-type="date" office:date-value="2021-03-01T00:00:00" table:style-name="ce41">
            <text:p>01-mar-21</text:p>
          </table:table-cell>
          <table:table-cell office:value-type="string" table:style-name="ce42">
            <text:p>Fact # 441973 TEL001-TELCONET S.A. CANAL TELEFONIA Y CLEAR CHANNEL TDMOIP 3 E1 30144K LINKO_MOVIL MES DE MARZO 2021</text:p>
          </table:table-cell>
          <table:table-cell office:value-type="float" office:value="305.89999999999998" table:style-name="ce72">
            <text:p><text:s/>305,90<text:s/></text:p>
          </table:table-cell>
          <table:table-cell office:value-type="float" office:value="-18180.439999999999" table:style-name="ce72">
            <text:p>-18.180,44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0</text:p>
          </table:table-cell>
          <table:table-cell office:value-type="date" office:date-value="2021-03-01T00:00:00" table:style-name="ce41">
            <text:p>01-mar-21</text:p>
          </table:table-cell>
          <table:table-cell office:value-type="string" table:style-name="ce42">
            <text:p>Fact # 441974 TEL001-TELCONET S.A. SERVICIO DE LÍNEAS TELEFONICAS MES DE MARZO 2021</text:p>
          </table:table-cell>
          <table:table-cell office:value-type="float" office:value="1551.35" table:style-name="ce72">
            <text:p><text:s/>1.551,35<text:s/></text:p>
          </table:table-cell>
          <table:table-cell office:value-type="float" office:value="-19731.79" table:style-name="ce72">
            <text:p>-19.731,79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1</text:p>
          </table:table-cell>
          <table:table-cell office:value-type="date" office:date-value="2021-03-01T00:00:00" table:style-name="ce41">
            <text:p>01-mar-21</text:p>
          </table:table-cell>
          <table:table-cell office:value-type="string" table:style-name="ce42">
            <text:p>Fact # 442285 TEL001-TELCONET S.A. SERVICIO POR ENLACE TDM CLEAR CHANNEL CONTRA SETEL 1E1 MES DE MARZO 2021</text:p>
          </table:table-cell>
          <table:table-cell office:value-type="float" office:value="76.47" table:style-name="ce72">
            <text:p><text:s/>76,47<text:s/></text:p>
          </table:table-cell>
          <table:table-cell office:value-type="float" office:value="-19808.259999999998" table:style-name="ce72">
            <text:p>-19.808,26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2</text:p>
          </table:table-cell>
          <table:table-cell office:value-type="date" office:date-value="2021-04-01T00:00:00" table:style-name="ce41">
            <text:p>01-abr-21</text:p>
          </table:table-cell>
          <table:table-cell office:value-type="string" table:style-name="ce42">
            <text:p>Fact # 443640 TEL001-TELCONET S.A. L3MPLS 1024 K ETAPABMALOCUENCA, L3MPLS 10240 K LEVEL3PROSPERINA, L3MPLS 1024 K ETAPARUMIURCUCUENCA, L3MPLS 5120 K CONTECONGYE, L3MPLS 30720K LINKOVALLECNT</text:p>
          </table:table-cell>
          <table:table-cell office:value-type="float" office:value="622.72" table:style-name="ce72">
            <text:p><text:s/>622,72<text:s/></text:p>
          </table:table-cell>
          <table:table-cell office:value-type="float" office:value="-20430.98" table:style-name="ce72">
            <text:p>-20.430,98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</text:p>
          </table:table-cell>
          <table:table-cell office:value-type="date" office:date-value="2021-04-01T00:00:00" table:style-name="ce41">
            <text:p>01-abr-21</text:p>
          </table:table-cell>
          <table:table-cell office:value-type="string" table:style-name="ce42">
            <text:p>Fact # 443964 TEL001-TELCONET S.A. CLOUD EMAIL PROTECTION BASICO 30 DOMINIO NETVOICE Y SERVICIO DE CLOUDMAIL 5 GB(30 CORREO) ABRIL 2021</text:p>
          </table:table-cell>
          <table:table-cell office:value-type="float" office:value="138.41" table:style-name="ce72">
            <text:p><text:s/>138,41<text:s/></text:p>
          </table:table-cell>
          <table:table-cell office:value-type="float" office:value="-20569.39" table:style-name="ce72">
            <text:p>-20.569,39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4</text:p>
          </table:table-cell>
          <table:table-cell office:value-type="date" office:date-value="2021-04-01T00:00:00" table:style-name="ce41">
            <text:p>01-abr-21</text:p>
          </table:table-cell>
          <table:table-cell office:value-type="string" table:style-name="ce42">
            <text:p>Fact # 443965 TEL001-TELCONET S.A. SERVICIO POR UNIDAD VIRTUAL MES DE ABRIL 2021</text:p>
          </table:table-cell>
          <table:table-cell office:value-type="float" office:value="3524.83" table:style-name="ce72">
            <text:p><text:s/>3.524,83<text:s/></text:p>
          </table:table-cell>
          <table:table-cell office:value-type="float" office:value="-24094.22" table:style-name="ce72">
            <text:p>-24.094,22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5</text:p>
          </table:table-cell>
          <table:table-cell office:value-type="date" office:date-value="2021-04-01T00:00:00" table:style-name="ce41">
            <text:p>01-abr-21</text:p>
          </table:table-cell>
          <table:table-cell office:value-type="string" table:style-name="ce42">
            <text:p>Fact # 445472 TEL001-TELCONET S.A. CANAL TELEFONIA Y CLEAR CHANNEL TDMOIP 3 E1 30144K LINKO_MOVIL MES DE ABRIL 2021</text:p>
          </table:table-cell>
          <table:table-cell office:value-type="float" office:value="305.89999999999998" table:style-name="ce72">
            <text:p><text:s/>305,90<text:s/></text:p>
          </table:table-cell>
          <table:table-cell office:value-type="float" office:value="-24400.12" table:style-name="ce72">
            <text:p>-24.400,12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6</text:p>
          </table:table-cell>
          <table:table-cell office:value-type="date" office:date-value="2021-04-01T00:00:00" table:style-name="ce41">
            <text:p>01-abr-21</text:p>
          </table:table-cell>
          <table:table-cell office:value-type="string" table:style-name="ce42">
            <text:p>Fact # 445788 TEL001-TELCONET S.A. ENLACE TDM CLEAR CHANNEL CONTRA SETEL 1E1 MES DE ABRIL 2021</text:p>
          </table:table-cell>
          <table:table-cell office:value-type="float" office:value="76.47" table:style-name="ce72">
            <text:p><text:s/>76,47<text:s/></text:p>
          </table:table-cell>
          <table:table-cell office:value-type="float" office:value="-24476.59" table:style-name="ce72">
            <text:p>-24.476,59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7</text:p>
          </table:table-cell>
          <table:table-cell office:value-type="date" office:date-value="2021-04-01T00:00:00" table:style-name="ce41">
            <text:p>01-abr-21</text:p>
          </table:table-cell>
          <table:table-cell office:value-type="string" table:style-name="ce42">
            <text:p>Fact # 443963 TEL001-TELCONET S.A. SERVICIO POR L3MPLS 30720 K - NETVOICE-CNTCORREOSGYE Y CANAL TELEFONIA MES DE ABRIL 2021</text:p>
          </table:table-cell>
          <table:table-cell office:value-type="float" office:value="458.85" table:style-name="ce72">
            <text:p><text:s/>458,85<text:s/></text:p>
          </table:table-cell>
          <table:table-cell office:value-type="float" office:value="-24935.439999999999" table:style-name="ce72">
            <text:p>-24.935,44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8</text:p>
          </table:table-cell>
          <table:table-cell office:value-type="date" office:date-value="2021-04-01T00:00:00" table:style-name="ce41">
            <text:p>01-abr-21</text:p>
          </table:table-cell>
          <table:table-cell office:value-type="string" table:style-name="ce42">
            <text:p>Fact # 445473 TEL001-TELCONET S.A. SERVICIO DE LÍNEAS TELEFONICAS MES DE ABRIL 2021</text:p>
          </table:table-cell>
          <table:table-cell office:value-type="float" office:value="1551.35" table:style-name="ce72">
            <text:p><text:s/>1.551,35<text:s/></text:p>
          </table:table-cell>
          <table:table-cell office:value-type="float" office:value="-26486.79" table:style-name="ce72">
            <text:p>-26.486,79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2</text:p>
          </table:table-cell>
          <table:table-cell office:value-type="date" office:date-value="2021-05-03T00:00:00" table:style-name="ce41">
            <text:p>03-may-21</text:p>
          </table:table-cell>
          <table:table-cell office:value-type="string" table:style-name="ce42">
            <text:p>Fact # 448994 TEL001-TELCONET S.A. SERVICIO DE LÍNEAS TELEFONICAS MES DE MAYO 2021</text:p>
          </table:table-cell>
          <table:table-cell office:value-type="float" office:value="1551.35" table:style-name="ce72">
            <text:p><text:s/>1.551,35<text:s/></text:p>
          </table:table-cell>
          <table:table-cell office:value-type="float" office:value="-28038.14" table:style-name="ce72">
            <text:p>-28.038,14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17</text:p>
          </table:table-cell>
          <table:table-cell office:value-type="date" office:date-value="2021-05-03T00:00:00" table:style-name="ce41">
            <text:p>03-may-21</text:p>
          </table:table-cell>
          <table:table-cell office:value-type="string" table:style-name="ce42">
            <text:p>Fact # 447436 TEL001-TELCONET S.A. SERVICIO POR L3MPLS 30720 K - NETVOICE-CNTCORREOSGYE, CANAL TELEFONIA MES DE MAYO 2021</text:p>
          </table:table-cell>
          <table:table-cell office:value-type="float" office:value="458.85" table:style-name="ce72">
            <text:p><text:s/>458,85<text:s/></text:p>
          </table:table-cell>
          <table:table-cell office:value-type="float" office:value="-28496.99" table:style-name="ce72">
            <text:p>-28.496,99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18</text:p>
          </table:table-cell>
          <table:table-cell office:value-type="date" office:date-value="2021-05-03T00:00:00" table:style-name="ce41">
            <text:p>03-may-21</text:p>
          </table:table-cell>
          <table:table-cell office:value-type="string" table:style-name="ce42">
            <text:p>Fact # 447104 TEL001-TELCONET S.A. SERVICIOS POR L3MPLS 1024 K ETAPABMALOCUENCA, L3MPLS 10240 KLEVEL3PROSPERINA, L3MPLS 1024 K ETAPARUMIURCUCUENCA, L3MPLS 5120 KVCONTECONGYE, L3MPLS 30720K LINKOVALLECNT MES DE MAYO 2021</text:p>
          </table:table-cell>
          <table:table-cell office:value-type="float" office:value="622.72" table:style-name="ce72">
            <text:p><text:s/>622,72<text:s/></text:p>
          </table:table-cell>
          <table:table-cell office:value-type="float" office:value="-29119.71" table:style-name="ce72">
            <text:p>-29.119,71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20</text:p>
          </table:table-cell>
          <table:table-cell office:value-type="date" office:date-value="2021-05-03T00:00:00" table:style-name="ce41">
            <text:p>03-may-21</text:p>
          </table:table-cell>
          <table:table-cell office:value-type="string" table:style-name="ce42">
            <text:p>Fact # 447438 TEL001-TELCONET S.A. SERVICIO POR UNIDAD VIRTUAL MES DE MAYO 2021</text:p>
          </table:table-cell>
          <table:table-cell office:value-type="float" office:value="3524.83" table:style-name="ce72">
            <text:p><text:s/>3.524,83<text:s/></text:p>
          </table:table-cell>
          <table:table-cell office:value-type="float" office:value="-32644.54" table:style-name="ce72">
            <text:p>-32.644,54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21</text:p>
          </table:table-cell>
          <table:table-cell office:value-type="date" office:date-value="2021-05-03T00:00:00" table:style-name="ce41">
            <text:p>03-may-21</text:p>
          </table:table-cell>
          <table:table-cell office:value-type="string" table:style-name="ce42">
            <text:p>Fact # 448993 TEL001-TELCONET S.A. SERVICIO POR CANAL TELEFONIA, CLEAR CHANNEL TDMOIP 3 E1 30144K LINKO_MOVIL MES DE MAYO 2021</text:p>
          </table:table-cell>
          <table:table-cell office:value-type="float" office:value="305.89999999999998" table:style-name="ce72">
            <text:p><text:s/>305,90<text:s/></text:p>
          </table:table-cell>
          <table:table-cell office:value-type="float" office:value="-32950.44" table:style-name="ce72">
            <text:p>-32.950,44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22</text:p>
          </table:table-cell>
          <table:table-cell office:value-type="date" office:date-value="2021-05-03T00:00:00" table:style-name="ce41">
            <text:p>03-may-21</text:p>
          </table:table-cell>
          <table:table-cell office:value-type="string" table:style-name="ce42">
            <text:p>Fact # 449315 TEL001-TELCONET S.A. SERVICIO POR ENLACE TDM CLEAR CHANNEL CONTRA SETEL 1E1 MES DE MAYO 2021</text:p>
          </table:table-cell>
          <table:table-cell office:value-type="float" office:value="78.400000000000006" table:style-name="ce72">
            <text:p><text:s/>78,40<text:s/></text:p>
          </table:table-cell>
          <table:table-cell office:value-type="float" office:value="-33028.839999999997" table:style-name="ce72">
            <text:p>-33.028,84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75</text:p>
          </table:table-cell>
          <table:table-cell office:value-type="date" office:date-value="2021-05-03T00:00:00" table:style-name="ce41">
            <text:p>03-may-21</text:p>
          </table:table-cell>
          <table:table-cell office:value-type="string" table:style-name="ce42">
            <text:p>Fact # 447437 TEL001-TELCONET S.A. SERVICIO DNS( NETVOICE.EC ) MAYO 2021 A MAYO 2022, CLOUD EMAIL PROTECTION BASICO 30 DOMINIO, SERVICIO DE CLOUDMAIL 5 GB(30 CORREO), WEBHOSTING MEDIO 300 MB, PLAN WEBHOSTING PLUS ANUAL LINKO.WS MAYO 2021 A MAYO 2022</text:p>
          </table:table-cell>
          <table:table-cell office:value-type="float" office:value="678.14" table:style-name="ce72">
            <text:p><text:s/>678,14<text:s/></text:p>
          </table:table-cell>
          <table:table-cell office:value-type="float" office:value="-33706.980000000003" table:style-name="ce72">
            <text:p>-33.706,98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45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Fact # 450456 TEL001-TELCONET S.A. SERVICIO POR L3MPLS 1024K ETAPABMALOCUENCA, L3MPLS 10240K LEVEL3PROSPERINA, L3MPLS 1024K ETAPARUMIURCUCUENCA, L3MPLS 5120K CONTECONGYE, L3MPLS 30720K LINKOVALLECNT MES DE JUNIO 2021</text:p>
          </table:table-cell>
          <table:table-cell office:value-type="float" office:value="622.72" table:style-name="ce72">
            <text:p><text:s/>622,72<text:s/></text:p>
          </table:table-cell>
          <table:table-cell office:value-type="float" office:value="-34329.699999999997" table:style-name="ce72">
            <text:p>-34.329,70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46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Fact # 450789 TEL001-TELCONET S.A. SERVICIO DE L3MPLS 30720K CNTCORREOSGYE Y ANAL TELEFONIA MES DE JUNIO 2021</text:p>
          </table:table-cell>
          <table:table-cell office:value-type="float" office:value="458.85" table:style-name="ce72">
            <text:p><text:s/>458,85<text:s/></text:p>
          </table:table-cell>
          <table:table-cell office:value-type="float" office:value="-34788.550000000003" table:style-name="ce72">
            <text:p>-34.788,55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47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Fact # 450790 TEL001-TELCONET S.A. SERVICIO POR CLOUD EMAIL PROTECTION BASICO 30 Y CLOUDMAIL 5 GB(30 CORREO) MES DE JUNIO 2021</text:p>
          </table:table-cell>
          <table:table-cell office:value-type="float" office:value="138.41" table:style-name="ce72">
            <text:p><text:s/>138,41<text:s/></text:p>
          </table:table-cell>
          <table:table-cell office:value-type="float" office:value="-34926.959999999999" table:style-name="ce72">
            <text:p>-34.926,96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48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Fact # 450791 TEL001-TELCONET S.A. SERVICIO DE UNIDAD VIRTUAL MES DE JUNIO 2021</text:p>
          </table:table-cell>
          <table:table-cell office:value-type="float" office:value="3524.83" table:style-name="ce72">
            <text:p><text:s/>3.524,83<text:s/></text:p>
          </table:table-cell>
          <table:table-cell office:value-type="float" office:value="-38451.79" table:style-name="ce72">
            <text:p>-38.451,79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49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Fact # 452360 TEL001-TELCONET S.A. SERVICIO POR CANAL TELEFONIA Y CLEAR CHANNEL TDMOIP 3 E1 30144K MES DE JUNIO 2021</text:p>
          </table:table-cell>
          <table:table-cell office:value-type="float" office:value="305.89999999999998" table:style-name="ce72">
            <text:p><text:s/>305,90<text:s/></text:p>
          </table:table-cell>
          <table:table-cell office:value-type="float" office:value="-38757.69" table:style-name="ce72">
            <text:p>-38.757,69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50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Fact # 452361 TEL001-TELCONET S.A. SERVICIOS DE LÍNEAS TELEFONICAS MES DE JUNIO 2021</text:p>
          </table:table-cell>
          <table:table-cell office:value-type="float" office:value="1551.35" table:style-name="ce72">
            <text:p><text:s/>1.551,35<text:s/></text:p>
          </table:table-cell>
          <table:table-cell office:value-type="float" office:value="-40309.040000000001" table:style-name="ce72">
            <text:p>-40.309,04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51</text:p>
          </table:table-cell>
          <table:table-cell office:value-type="date" office:date-value="2021-06-01T00:00:00" table:style-name="ce41">
            <text:p>01-jun-21</text:p>
          </table:table-cell>
          <table:table-cell office:value-type="string" table:style-name="ce42">
            <text:p>Fact # 452681 TEL001-TELCONET S.A. ENLACE TDM CLEAR CHANNEL CONTRA SETEL 1E1 MES DE MAYO 2021</text:p>
          </table:table-cell>
          <table:table-cell office:value-type="float" office:value="76.47" table:style-name="ce72">
            <text:p><text:s/>76,47<text:s/></text:p>
          </table:table-cell>
          <table:table-cell office:value-type="float" office:value="-40385.51" table:style-name="ce72">
            <text:p>-40.385,51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52</text:p>
          </table:table-cell>
          <table:table-cell office:value-type="date" office:date-value="2021-06-19T00:00:00" table:style-name="ce41">
            <text:p>19-jun-21</text:p>
          </table:table-cell>
          <table:table-cell office:value-type="string" table:style-name="ce42">
            <text:p>Fact # 453878 TEL001-TELCONET S.A. BACKUP L3MPLS 30720K NETVOICE-CNTCORREOSGYE2. FACTURACION POR INSTALACION DEL SERVICIO <text:s/>MES DE MAYO 2021</text:p>
          </table:table-cell>
          <table:table-cell office:value-type="float" office:value="109.25" table:style-name="ce72">
            <text:p><text:s/>109,25<text:s/></text:p>
          </table:table-cell>
          <table:table-cell office:value-type="float" office:value="-40494.76" table:style-name="ce72">
            <text:p>-40.494,76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1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Fact # 453960 TEL001-TELCONET S.A. SERVICIO POR L3MPLS 1024 K ETAPABMALOCUENCA, ETAPARUMIURCUCUENCA, L3MPLS 10240 K LEVEL3PROSPERINA, L3MPLS 5120 K CONTECONGYE, L3MPLS 30720K LINKOVALLECNT MES DE JULIO 2021</text:p>
          </table:table-cell>
          <table:table-cell office:value-type="float" office:value="622.72" table:style-name="ce72">
            <text:p><text:s/>622,72<text:s/></text:p>
          </table:table-cell>
          <table:table-cell office:value-type="float" office:value="-41117.480000000003" table:style-name="ce72">
            <text:p>-41.117,48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2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Fact # 454297 TEL001-TELCONET S.A. SERVICIOS POR L3MPLS 30720 K - NETVOICE-CNTCORREOSGYE, BACKUP L3MPLS 30720K NETVOICE-CNTCORREOSGYE2, CANAL TELEFONIA MES DE JULIO 2021</text:p>
          </table:table-cell>
          <table:table-cell office:value-type="float" office:value="688.27" table:style-name="ce72">
            <text:p><text:s/>688,27<text:s/></text:p>
          </table:table-cell>
          <table:table-cell office:value-type="float" office:value="-41805.75" table:style-name="ce72">
            <text:p>-41.805,75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3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Fact # 454298 TEL001-TELCONET S.A. SERVICIO POR CLOUD EMAIL PROTECTION BASICO 30 DOMINIO NETVOICE, CLOUDMAIL 5 GB(30 CORREO) MES DE JULIO 2021</text:p>
          </table:table-cell>
          <table:table-cell office:value-type="float" office:value="138.41" table:style-name="ce72">
            <text:p><text:s/>138,41<text:s/></text:p>
          </table:table-cell>
          <table:table-cell office:value-type="float" office:value="-41944.160000000003" table:style-name="ce72">
            <text:p>-41.944,16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5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Fact # 455873 TEL001-TELCONET S.A. SERVICIO POR CANAL TELEFONIA, CLEAR CHANNEL TDMOIP 3 E1 30144K MES DE JULIO 2021</text:p>
          </table:table-cell>
          <table:table-cell office:value-type="float" office:value="305.89999999999998" table:style-name="ce72">
            <text:p><text:s/>305,90<text:s/></text:p>
          </table:table-cell>
          <table:table-cell office:value-type="float" office:value="-42250.06" table:style-name="ce72">
            <text:p>-42.250,06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6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Fact # 455874 TEL001-TELCONET S.A. SERVICIOS DE LINEAS TELEFONICAS MES DE JULIO 2021</text:p>
          </table:table-cell>
          <table:table-cell office:value-type="float" office:value="1551.35" table:style-name="ce72">
            <text:p><text:s/>1.551,35<text:s/></text:p>
          </table:table-cell>
          <table:table-cell office:value-type="float" office:value="-43801.41" table:style-name="ce72">
            <text:p>-43.801,41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7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Fact # 456194 TEL001-TELCONET S.A. SERVICIO POR ENLACE TDM CLEAR CHANNEL CONTRA SETEL 1E1 MES DE JULIO 2021</text:p>
          </table:table-cell>
          <table:table-cell office:value-type="float" office:value="76.47" table:style-name="ce72">
            <text:p><text:s/>76,47<text:s/></text:p>
          </table:table-cell>
          <table:table-cell office:value-type="float" office:value="-43877.88" table:style-name="ce72">
            <text:p>-43.877,88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8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Fact # 456641 TEL001-TELCONET S.A. SERVICIO POR BACKUP L3MPLS 30720K NETVOICE-CNTCORREOSGYE2. FACT URACION PROPORCIONAL DEL SERVICIO DESDE: 2021-06- 18 HASTA: 2021-06-27</text:p>
          </table:table-cell>
          <table:table-cell office:value-type="float" office:value="126.88" table:style-name="ce72">
            <text:p><text:s/>126,88<text:s/></text:p>
          </table:table-cell>
          <table:table-cell office:value-type="float" office:value="-44004.76" table:style-name="ce72">
            <text:p>-44.004,76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57</text:p>
          </table:table-cell>
          <table:table-cell office:value-type="date" office:date-value="2021-07-01T00:00:00" table:style-name="ce41">
            <text:p>01-jul-21</text:p>
          </table:table-cell>
          <table:table-cell office:value-type="string" table:style-name="ce42">
            <text:p>Fact # 454299 TEL001-TELCONET S.A. SERVICIO POR UNIDAD VIRTUAL MES DE JULIO 2021</text:p>
          </table:table-cell>
          <table:table-cell office:value-type="float" office:value="3590.38" table:style-name="ce72">
            <text:p><text:s/>3.590,38<text:s/></text:p>
          </table:table-cell>
          <table:table-cell office:value-type="float" office:value="-47595.14" table:style-name="ce72">
            <text:p>-47.595,14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28</text:p>
          </table:table-cell>
          <table:table-cell office:value-type="date" office:date-value="2021-08-02T00:00:00" table:style-name="ce41">
            <text:p>02-ago-21</text:p>
          </table:table-cell>
          <table:table-cell office:value-type="string" table:style-name="ce42">
            <text:p>Fact # 457659 TEL001-TELCONET S.A. SERVICIO POR L3MPLS 1024 K ETAPABMALOCUENCA, L3MPLS 10240 K LEVEL3PROSPERINA, L3MPLS 1024 K ETAPARUMIURCUCUENCA, L3MPLS 5120 K CONTECONGYE, L3MPLS 30720K LINKOVALLECNT MES DE AGOSTO 2021</text:p>
          </table:table-cell>
          <table:table-cell office:value-type="float" office:value="622.72" table:style-name="ce72">
            <text:p><text:s/>622,72<text:s/></text:p>
          </table:table-cell>
          <table:table-cell office:value-type="float" office:value="-48217.86" table:style-name="ce72">
            <text:p>-48.217,86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29</text:p>
          </table:table-cell>
          <table:table-cell office:value-type="date" office:date-value="2021-08-02T00:00:00" table:style-name="ce41">
            <text:p>02-ago-21</text:p>
          </table:table-cell>
          <table:table-cell office:value-type="string" table:style-name="ce42">
            <text:p>Fact # 458000 TEL001-TELCONET S.A. SERVICIO POR L3MPLS 30720 K CNTCORREOSGYE, BACKUP L3MPLS 30720K CNTCORREOSGYE2, CANAL TELEFONIA MES AGOSTO 2021</text:p>
          </table:table-cell>
          <table:table-cell office:value-type="float" office:value="688.27" table:style-name="ce72">
            <text:p><text:s/>688,27<text:s/></text:p>
          </table:table-cell>
          <table:table-cell office:value-type="float" office:value="-48906.13" table:style-name="ce72">
            <text:p>-48.906,13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0</text:p>
          </table:table-cell>
          <table:table-cell office:value-type="date" office:date-value="2021-08-02T00:00:00" table:style-name="ce41">
            <text:p>02-ago-21</text:p>
          </table:table-cell>
          <table:table-cell office:value-type="string" table:style-name="ce42">
            <text:p>Fact # 458001 TEL001-TELCONET S.A. SERVICIO DE CLOUDMAIL 5 GB(30 CORREO), CLOUD EMAIL PROTECTION BASICO 30 DOMINIO NETVOICE MES AGOSTO 2021</text:p>
          </table:table-cell>
          <table:table-cell office:value-type="float" office:value="138.41" table:style-name="ce72">
            <text:p><text:s/>138,41<text:s/></text:p>
          </table:table-cell>
          <table:table-cell office:value-type="float" office:value="-49044.54" table:style-name="ce72">
            <text:p>-49.044,54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1</text:p>
          </table:table-cell>
          <table:table-cell office:value-type="date" office:date-value="2021-08-02T00:00:00" table:style-name="ce41">
            <text:p>02-ago-21</text:p>
          </table:table-cell>
          <table:table-cell office:value-type="string" table:style-name="ce42">
            <text:p>Fact # 458002 TEL001-TELCONET S.A. SERVICIO POR UNIDAD VIRTUAL MES AGOSTO 2021</text:p>
          </table:table-cell>
          <table:table-cell office:value-type="float" office:value="3524.83" table:style-name="ce72">
            <text:p><text:s/>3.524,83<text:s/></text:p>
          </table:table-cell>
          <table:table-cell office:value-type="float" office:value="-52569.37" table:style-name="ce72">
            <text:p>-52.569,37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2</text:p>
          </table:table-cell>
          <table:table-cell office:value-type="date" office:date-value="2021-08-02T00:00:00" table:style-name="ce41">
            <text:p>02-ago-21</text:p>
          </table:table-cell>
          <table:table-cell office:value-type="string" table:style-name="ce42">
            <text:p>Fact # 459603 TEL001-TELCONET S.A. SERVICIO POR CANAL TELEFONIA, CLEAR CHANNEL TDMOIP 3 E1 30144K LINKO_MOVIL MES AGOSTO 2021</text:p>
          </table:table-cell>
          <table:table-cell office:value-type="float" office:value="305.89999999999998" table:style-name="ce72">
            <text:p><text:s/>305,90<text:s/></text:p>
          </table:table-cell>
          <table:table-cell office:value-type="float" office:value="-52875.27" table:style-name="ce72">
            <text:p>-52.875,27<text:s/></text:p>
          </table:table-cell>
          <table:table-cell table:number-columns-repeated="16379"/>
        </table:table-row>
        <table:table-row table:style-name="ro2">
          <table:table-cell office:value-type="string" table:style-name="ce37">
            <text:p>DF-33</text:p>
          </table:table-cell>
          <table:table-cell office:value-type="date" office:date-value="2021-08-02T00:00:00" table:style-name="ce41">
            <text:p>02-ago-21</text:p>
          </table:table-cell>
          <table:table-cell office:value-type="string" table:style-name="ce42">
            <text:p>Fact # 459604 TEL001-TELCONET S.A. SERVICIO PO LÍNEAS TELEFÓNICAS MES AGOSTO 2021</text:p>
          </table:table-cell>
          <table:table-cell office:value-type="float" office:value="1551.35" table:style-name="ce72">
            <text:p><text:s/>1.551,35<text:s/></text:p>
          </table:table-cell>
          <table:table-cell office:value-type="float" office:value="-54426.62" table:style-name="ce72">
            <text:p>-54.426,62<text:s/>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7">
            <text:p>DF-34</text:p>
          </table:table-cell>
          <table:table-cell office:value-type="date" office:date-value="2021-08-02T00:00:00" table:style-name="ce41">
            <text:p>02-ago-21</text:p>
          </table:table-cell>
          <table:table-cell office:value-type="string" table:style-name="ce42">
            <text:p>Fact # 459921 TEL001-TELCONET S.A. SERVICIO POR ENLACE TDM CLEAR CHANNEL CONTRA SETEL 1E1 MES AGOSTO 2021</text:p>
          </table:table-cell>
          <table:table-cell office:value-type="float" office:value="76.47" table:style-name="ce72">
            <text:p><text:s/>76,47<text:s/></text:p>
          </table:table-cell>
          <table:table-cell office:value-type="float" office:value="-54503.09" table:style-name="ce72">
            <text:p>-54.503,09<text:s/>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DF-16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73">
            <text:p>Fact # 461112 TEL001-TELCONET S.A. SERVICIOS POR L3MPLS 1024 K ETAPABMALOCUENCA, L3MPLS 10240 K LEVEL3PROSPERINA, L3MPLS 1024 K ETAPARUMIURCUCUENCA, L3MPLS 5120 K CONTECONGYE, L3MPLS 30720K LINKOVALLECNT MES DE SEP/2021</text:p>
          </table:table-cell>
          <table:table-cell table:style-name="ce52"/>
          <table:table-cell office:value-type="float" office:value="622.72" table:style-name="ce43">
            <text:p>-622,72</text:p>
          </table:table-cell>
          <table:table-cell office:value-type="float" office:value="-55125.81" table:style-name="ce40">
            <text:p>-55.125,81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17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73">
            <text:p>Fact # 461458 TEL001-TELCONET S.A. SERVICIO POR L3MPLS 30720 K CNTCORREOSGYE, BACKUP L3MPLS 30720K CNTCORREOSGYE2, CANAL TELEFONIA MES DE SEP/2021</text:p>
          </table:table-cell>
          <table:table-cell table:style-name="ce52"/>
          <table:table-cell office:value-type="float" office:value="688.27" table:style-name="ce43">
            <text:p>-688,27</text:p>
          </table:table-cell>
          <table:table-cell office:value-type="float" office:value="-55814.080000000002" table:style-name="ce40">
            <text:p>-55.814,08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18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73">
            <text:p>Fact # 461459 TEL001-TELCONET S.A. SERVICIOS POR LÍNEAS TELÉFONICAS MES DE SEP/2021</text:p>
          </table:table-cell>
          <table:table-cell table:style-name="ce52"/>
          <table:table-cell office:value-type="float" office:value="1551.35" table:style-name="ce43">
            <text:p>-1.551,35</text:p>
          </table:table-cell>
          <table:table-cell office:value-type="float" office:value="-57365.43" table:style-name="ce40">
            <text:p>-57.365,43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19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73">
            <text:p>Fact # 461460 TEL001-TELCONET S.A. SERVICIO POR CLOUD EMAIL PROTECTION BASICO 30 DOMINIO, CLOUDMAIL 5 GB(30 CORREO) MES DE SEP/2021</text:p>
          </table:table-cell>
          <table:table-cell table:style-name="ce52"/>
          <table:table-cell office:value-type="float" office:value="138.41" table:style-name="ce43">
            <text:p>-138,41</text:p>
          </table:table-cell>
          <table:table-cell office:value-type="float" office:value="-57503.839999999997" table:style-name="ce40">
            <text:p>-57.503,84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20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73">
            <text:p>Fact # 461461 TEL001-TELCONET S.A. SERVICIO POR UNIDAD VIRTUAL MES DE SEP/2021</text:p>
          </table:table-cell>
          <table:table-cell table:style-name="ce52"/>
          <table:table-cell office:value-type="float" office:value="3524.83" table:style-name="ce43">
            <text:p>-3.524,83</text:p>
          </table:table-cell>
          <table:table-cell office:value-type="float" office:value="-61028.67" table:style-name="ce40">
            <text:p>-61.028,67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21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73">
            <text:p>Fact # 463083 TEL001-TELCONET S.A. SERVICIO POR CANAL TELEFONIA, CLEAR CHANNEL TDMOIP 3 E1 30144K LINKO_MOVIL MES DE SEP/2021</text:p>
          </table:table-cell>
          <table:table-cell table:style-name="ce52"/>
          <table:table-cell office:value-type="float" office:value="305.89999999999998" table:style-name="ce43">
            <text:p>-305,90</text:p>
          </table:table-cell>
          <table:table-cell office:value-type="float" office:value="-61334.57" table:style-name="ce40">
            <text:p>-61.334,57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22</text:p>
          </table:table-cell>
          <table:table-cell office:value-type="date" office:date-value="2021-09-01T00:00:00" table:style-name="ce41">
            <text:p>01-sep-21</text:p>
          </table:table-cell>
          <table:table-cell office:value-type="string" table:style-name="ce73">
            <text:p>Fact # 463411 TEL001-TELCONET S.A. SERVICIO POR ENLACE TDM CLEAR CHANNEL CONTRA SETEL 1E1 MES DE SEP/2021</text:p>
          </table:table-cell>
          <table:table-cell table:style-name="ce52"/>
          <table:table-cell office:value-type="float" office:value="76.47" table:style-name="ce43">
            <text:p>-76,47</text:p>
          </table:table-cell>
          <table:table-cell office:value-type="float" office:value="-61411.040000000001" table:style-name="ce40">
            <text:p>-61.411,04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24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73">
            <text:p>Fact # 464651 TEL001-TELCONET S.A. SERVICIO POR L3MPLS 1024 K ETAPABMALOCUENCA, L3MPLS 10240 K LEVEL3PROSPERINA, L3MPLS 1024 K ETAPARUMIURCUCUENCA, L3MPLS 5120 K CONTECONGYE, L3MPLS 30720K LINKOVALLECNT, BACKUP L3MPLS 30720K VALLECNT MES DE OCT 2021</text:p>
          </table:table-cell>
          <table:table-cell table:style-name="ce52"/>
          <table:table-cell office:value-type="float" office:value="852.15" table:style-name="ce43">
            <text:p>-852,15</text:p>
          </table:table-cell>
          <table:table-cell office:value-type="float" office:value="-62263.19" table:style-name="ce40">
            <text:p>-62.263,19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25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73">
            <text:p>Fact # 465000 TEL001-TELCONET S.A. SERVICIO POR L3MPLS 30720 K CNTCORREOSGYE, BACKUP L3MPLS 30720K CNTCORREOSGYE2, CANAL TELEFONIA MES DE OCT 2021</text:p>
          </table:table-cell>
          <table:table-cell table:style-name="ce52"/>
          <table:table-cell office:value-type="float" office:value="688.27" table:style-name="ce43">
            <text:p>-688,27</text:p>
          </table:table-cell>
          <table:table-cell office:value-type="float" office:value="-62951.46" table:style-name="ce40">
            <text:p>-62.951,46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26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73">
            <text:p>Fact # 465001 TEL001-TELCONET S.A. SERVICIOS POR LÍNEAS TELÉFONICA MES DE OCT 2021</text:p>
          </table:table-cell>
          <table:table-cell table:style-name="ce52"/>
          <table:table-cell office:value-type="float" office:value="1551.35" table:style-name="ce43">
            <text:p>-1.551,35</text:p>
          </table:table-cell>
          <table:table-cell office:value-type="float" office:value="-64502.81" table:style-name="ce40">
            <text:p>-64.502,81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27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73">
            <text:p>Fact # 465002 TEL001-TELCONET S.A. SERVICIO DE CLOUDMAIL 5 GB(30 CORREO) Y CLOUD EMAIL PROTECTION BASICO 30 DOMINIO MES DE OCT 2021</text:p>
          </table:table-cell>
          <table:table-cell table:style-name="ce52"/>
          <table:table-cell office:value-type="float" office:value="138.41" table:style-name="ce43">
            <text:p>-138,41</text:p>
          </table:table-cell>
          <table:table-cell office:value-type="float" office:value="-64641.22" table:style-name="ce40">
            <text:p>-64.641,22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28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73">
            <text:p>Fact # 465003 TEL001-TELCONET S.A. SERVICIOS POR UNIDAD VIRTUAL MES DE OCT 2021</text:p>
          </table:table-cell>
          <table:table-cell table:style-name="ce52"/>
          <table:table-cell office:value-type="float" office:value="3524.83" table:style-name="ce43">
            <text:p>-3.524,83</text:p>
          </table:table-cell>
          <table:table-cell office:value-type="float" office:value="-68166.05" table:style-name="ce40">
            <text:p>-68.166,05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29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73">
            <text:p>Fact # 466651 TEL001-TELCONET S.A. SERVICIOS POR CANAL TELEFONIA Y CLEAR CHANNEL TDMOIP 3 E1 30144K MES DE OCT 2021</text:p>
          </table:table-cell>
          <table:table-cell table:style-name="ce52"/>
          <table:table-cell office:value-type="float" office:value="305.89999999999998" table:style-name="ce43">
            <text:p>-305,90</text:p>
          </table:table-cell>
          <table:table-cell office:value-type="float" office:value="-68471.95" table:style-name="ce40">
            <text:p>-68.471,95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30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73">
            <text:p>Fact # 466980 TEL001-TELCONET S.A. SERVICIOS POR ENLACE TDM CLEAR CHANNEL CONTRA SETEL 1E1 ,MES DE OCT 2021</text:p>
          </table:table-cell>
          <table:table-cell table:style-name="ce52"/>
          <table:table-cell office:value-type="float" office:value="76.47" table:style-name="ce43">
            <text:p>-76,47</text:p>
          </table:table-cell>
          <table:table-cell office:value-type="float" office:value="-68548.42" table:style-name="ce40">
            <text:p>-68.548,42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31</text:p>
          </table:table-cell>
          <table:table-cell office:value-type="date" office:date-value="2021-10-01T00:00:00" table:style-name="ce41">
            <text:p>01-oct-21</text:p>
          </table:table-cell>
          <table:table-cell office:value-type="string" table:style-name="ce73">
            <text:p>Fact # 467357 TEL001-TELCONET S.A. BACKUP L3MPLS 30720K NETVOICE-LINKOVALLECNT. FACTU RACION POR INSTALACION DEL SERVICIO MES DE OCT 2021</text:p>
          </table:table-cell>
          <table:table-cell table:style-name="ce52"/>
          <table:table-cell office:value-type="float" office:value="163.87" table:style-name="ce43">
            <text:p>-163,87</text:p>
          </table:table-cell>
          <table:table-cell office:value-type="float" office:value="-68712.289999999994" table:style-name="ce40">
            <text:p>-68.712,29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4</text:p>
          </table:table-cell>
          <table:table-cell office:value-type="date" office:date-value="2021-11-04T00:00:00" table:style-name="ce41">
            <text:p>04-nov-21</text:p>
          </table:table-cell>
          <table:table-cell office:value-type="string" table:style-name="ce73">
            <text:p>Fact # 468260 TEL001-TELCONET S.A. SERVICIOS POR L3MPLS 1024 K ETAPABMALOCUENCA, BACKUP L3MPLS 30720K VALLECNT, L3MPLS 10240 K LEVEL3PROSPERINA, L3MPLS 1024 K ETAPARUMIURCUCUENCA, L3MPLS 5120 K CONTECONGYE, Y L3MPLS 30720K VALLECNT MES DE NOV 2021</text:p>
          </table:table-cell>
          <table:table-cell table:style-name="ce52"/>
          <table:table-cell office:value-type="float" office:value="699.2" table:style-name="ce43">
            <text:p>-699,20</text:p>
          </table:table-cell>
          <table:table-cell office:value-type="float" office:value="-69411.490000000005" table:style-name="ce40">
            <text:p>-69.411,49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5</text:p>
          </table:table-cell>
          <table:table-cell office:value-type="date" office:date-value="2021-11-04T00:00:00" table:style-name="ce41">
            <text:p>04-nov-21</text:p>
          </table:table-cell>
          <table:table-cell office:value-type="string" table:style-name="ce73">
            <text:p>Fact # 468613 TEL001-TELCONET S.A. BACKUP L3MPLS 30720K CNTCORREOSGYE2, L3MPLS 30720 K CNTCORREOSGYE Y <text:s/>CANAL TELEFONIA MES DE NOV 2021</text:p>
          </table:table-cell>
          <table:table-cell table:style-name="ce52"/>
          <table:table-cell office:value-type="float" office:value="535.32000000000005" table:style-name="ce43">
            <text:p>-535,32</text:p>
          </table:table-cell>
          <table:table-cell office:value-type="float" office:value="-69946.81" table:style-name="ce40">
            <text:p>-69.946,81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6</text:p>
          </table:table-cell>
          <table:table-cell office:value-type="date" office:date-value="2021-11-04T00:00:00" table:style-name="ce41">
            <text:p>04-nov-21</text:p>
          </table:table-cell>
          <table:table-cell office:value-type="string" table:style-name="ce73">
            <text:p>Fact # 468614 TEL001-TELCONET S.A. SERVICIOS DE LÍNEAS TELÉFONICAS MES DE NOV 2021</text:p>
          </table:table-cell>
          <table:table-cell table:style-name="ce52"/>
          <table:table-cell office:value-type="float" office:value="1551.35" table:style-name="ce43">
            <text:p>-1.551,35</text:p>
          </table:table-cell>
          <table:table-cell office:value-type="float" office:value="-71498.16" table:style-name="ce40">
            <text:p>-71.498,16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7</text:p>
          </table:table-cell>
          <table:table-cell office:value-type="date" office:date-value="2021-11-04T00:00:00" table:style-name="ce41">
            <text:p>04-nov-21</text:p>
          </table:table-cell>
          <table:table-cell office:value-type="string" table:style-name="ce73">
            <text:p>Fact # 468615 TEL001-TELCONET S.A. SERVICIO DE CLOUDMAIL 5 GB(30 CORREO) Y CLOUD EMAIL PROTECTION BASICO 30 DOMINIO MES DE NOV 2021</text:p>
          </table:table-cell>
          <table:table-cell table:style-name="ce52"/>
          <table:table-cell office:value-type="float" office:value="138.41" table:style-name="ce43">
            <text:p>-138,41</text:p>
          </table:table-cell>
          <table:table-cell office:value-type="float" office:value="-71636.570000000007" table:style-name="ce40">
            <text:p>-71.636,57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8</text:p>
          </table:table-cell>
          <table:table-cell office:value-type="date" office:date-value="2021-11-04T00:00:00" table:style-name="ce41">
            <text:p>04-nov-21</text:p>
          </table:table-cell>
          <table:table-cell office:value-type="string" table:style-name="ce73">
            <text:p>Fact # 468616 TEL001-TELCONET S.A. SERVICIOS POR UNIDAD VIRTUAL MES DE NOV 2021</text:p>
          </table:table-cell>
          <table:table-cell table:style-name="ce52"/>
          <table:table-cell office:value-type="float" office:value="3524.83" table:style-name="ce43">
            <text:p>-3.524,83</text:p>
          </table:table-cell>
          <table:table-cell office:value-type="float" office:value="-75161.399999999994" table:style-name="ce40">
            <text:p>-75.161,40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9</text:p>
          </table:table-cell>
          <table:table-cell office:value-type="date" office:date-value="2021-11-04T00:00:00" table:style-name="ce41">
            <text:p>04-nov-21</text:p>
          </table:table-cell>
          <table:table-cell office:value-type="string" table:style-name="ce73">
            <text:p>Fact # 470619 TEL001-TELCONET S.A. SERVICIO POR ENLACE TDM CLEAR CHANNEL CONTRA SETEL 1E1 MES DE NOV 2021</text:p>
          </table:table-cell>
          <table:table-cell table:style-name="ce52"/>
          <table:table-cell office:value-type="float" office:value="76.47" table:style-name="ce43">
            <text:p>-76,47</text:p>
          </table:table-cell>
          <table:table-cell office:value-type="float" office:value="-75237.87" table:style-name="ce40">
            <text:p>-75.237,87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10</text:p>
          </table:table-cell>
          <table:table-cell office:value-type="date" office:date-value="2021-11-04T00:00:00" table:style-name="ce41">
            <text:p>04-nov-21</text:p>
          </table:table-cell>
          <table:table-cell office:value-type="string" table:style-name="ce73">
            <text:p>Fact # 470276 TEL001-TELCONET S.A. SERVICIO POR CANAL TELEFONIA Y CLEAR CHANNEL TDMOIP 3 E1 30144K LINKO_MOVIL MES DE NOV 2021</text:p>
          </table:table-cell>
          <table:table-cell table:style-name="ce52"/>
          <table:table-cell office:value-type="float" office:value="305.89999999999998" table:style-name="ce43">
            <text:p>-305,90</text:p>
          </table:table-cell>
          <table:table-cell office:value-type="float" office:value="-75543.77" table:style-name="ce40">
            <text:p>-75.543,77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19</text:p>
          </table:table-cell>
          <table:table-cell office:value-type="date" office:date-value="2021-11-18T00:00:00" table:style-name="ce41">
            <text:p>18-nov-21</text:p>
          </table:table-cell>
          <table:table-cell office:value-type="string" table:style-name="ce73">
            <text:p>Fact # 471579 TEL001-TELCONET S.A. SERVICIO POR ENLACES UNO PRINCIPAL Y OTRO RESPALDO L3MPLS 20480K NETVOICE-CNTURDESA. FACTURACION POR INSTALACION DEL SERVICIO</text:p>
          </table:table-cell>
          <table:table-cell table:style-name="ce52"/>
          <table:table-cell office:value-type="float" office:value="327.75" table:style-name="ce43">
            <text:p>-327,75</text:p>
          </table:table-cell>
          <table:table-cell office:value-type="float" office:value="-75871.520000000004" table:style-name="ce40">
            <text:p>-75.871,52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R-3944</text:p>
          </table:table-cell>
          <table:table-cell office:value-type="date" office:date-value="2021-11-18T00:00:00" table:style-name="ce41">
            <text:p>18-nov-21</text:p>
          </table:table-cell>
          <table:table-cell office:value-type="string" table:style-name="ce73">
            <text:p>Registro.- Cruce de las cuentas por pagar con Relaciona Telconet por abono a factura 322626, segun mail adjunto</text:p>
          </table:table-cell>
          <table:table-cell office:value-type="float" office:value="68712.289999999994" table:style-name="ce40">
            <text:p>68.712,29<text:s/></text:p>
          </table:table-cell>
          <table:table-cell table:style-name="ce52"/>
          <table:table-cell office:value-type="float" office:value="-7159.23" table:style-name="ce40">
            <text:p>-7.159,23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16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73">
            <text:p>Fact # 471665 TEL001-TELCONET S.A. SERVICIOS POR L3MPLS 10240 K - NETVOICE-LEVEL3PROSPERINA MES DIC 2021</text:p>
          </table:table-cell>
          <table:table-cell table:style-name="ce52"/>
          <table:table-cell office:value-type="float" office:value="76.47" table:style-name="ce43">
            <text:p>-76,47</text:p>
          </table:table-cell>
          <table:table-cell office:value-type="float" office:value="-7235.7" table:style-name="ce40">
            <text:p>-7.235,70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17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73">
            <text:p>Fact # 472015 TEL001-TELCONET S.A. SERVICIOS POR L3MPLS 10240K VARIOS, CANAL TELEFONIA, BACKUP Y CLEAR CHANNEL MES DIC 2021</text:p>
          </table:table-cell>
          <table:table-cell table:style-name="ce52"/>
          <table:table-cell office:value-type="float" office:value="2381.65" table:style-name="ce43">
            <text:p>-2.381,65</text:p>
          </table:table-cell>
          <table:table-cell office:value-type="float" office:value="-9617.35" table:style-name="ce40">
            <text:p>-9.617,35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18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73">
            <text:p>Fact # 472016 TEL001-TELCONET S.A. SERVICIOS POR LÍNEAS TELEFÓNICAS, L3MPLS 2048K/10240K MES DIC 2021</text:p>
          </table:table-cell>
          <table:table-cell table:style-name="ce52"/>
          <table:table-cell office:value-type="float" office:value="404.22" table:style-name="ce43">
            <text:p>-404,22</text:p>
          </table:table-cell>
          <table:table-cell office:value-type="float" office:value="-10021.57" table:style-name="ce40">
            <text:p>-10.021,57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19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73">
            <text:p>Fact # 472017 TEL001-TELCONET S.A. SERVICIO DE CLOUDMAIL 5 GB(30 CORREO) <text:s/>Y CLOUD EMAIL PROTECTION BASICO 30 DOMINIO MES DIC 2021</text:p>
          </table:table-cell>
          <table:table-cell table:style-name="ce52"/>
          <table:table-cell office:value-type="float" office:value="138.41" table:style-name="ce43">
            <text:p>-138,41</text:p>
          </table:table-cell>
          <table:table-cell office:value-type="float" office:value="-10159.98" table:style-name="ce40">
            <text:p>-10.159,98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20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73">
            <text:p>Fact # 472018 TEL001-TELCONET S.A. SERVICIOS DE UNIDAD VIRTUAL MES DIC 2021</text:p>
          </table:table-cell>
          <table:table-cell table:style-name="ce52"/>
          <table:table-cell office:value-type="float" office:value="3524.83" table:style-name="ce43">
            <text:p>-3.524,83</text:p>
          </table:table-cell>
          <table:table-cell office:value-type="float" office:value="-13684.81" table:style-name="ce40">
            <text:p>-13.684,81</text:p>
          </table:table-cell>
          <table:table-cell table:number-columns-repeated="16378"/>
        </table:table-row>
        <table:table-row table:style-name="ro2">
          <table:table-cell office:value-type="string" table:style-name="ce37">
            <text:p>DF-21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73">
            <text:p>Fact # 474038 TEL001-TELCONET S.A. SWERVICIOS POR ENLACE TDM CLEAR CHANNEL CONTRA SETEL 1E1 MES DIC 2021</text:p>
          </table:table-cell>
          <table:table-cell table:style-name="ce52"/>
          <table:table-cell office:value-type="float" office:value="76.47" table:style-name="ce43">
            <text:p>-76,47</text:p>
          </table:table-cell>
          <table:table-cell office:value-type="float" office:value="-13761.28" table:style-name="ce40">
            <text:p>-13.761,28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7">
            <text:p>DF-22</text:p>
          </table:table-cell>
          <table:table-cell office:value-type="date" office:date-value="2021-12-01T00:00:00" table:style-name="ce41">
            <text:p>01-dic-21</text:p>
          </table:table-cell>
          <table:table-cell office:value-type="string" table:style-name="ce73">
            <text:p>Fact # 474534 TEL001-TELCONET S.A. SERVICIOS POR L3MPLS 20480K NETVOICE-CNTURDESA. FACTURACION PROPORCIONAL DEL SERVICIO DESDE: 2021-11-17 HASTA: 20 21-11-27</text:p>
          </table:table-cell>
          <table:table-cell table:style-name="ce52"/>
          <table:table-cell office:value-type="float" office:value="54.27" table:style-name="ce43">
            <text:p>-54,27</text:p>
          </table:table-cell>
          <table:table-cell office:value-type="float" office:value="-13815.55" table:style-name="ce40">
            <text:p>-13.815,5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7">
            <text:p>DI-10</text:p>
          </table:table-cell>
          <table:table-cell office:value-type="date" office:date-value="2021-12-20T00:00:00" table:style-name="ce41">
            <text:p>20-dic-21</text:p>
          </table:table-cell>
          <table:table-cell office:value-type="string" table:style-name="ce73">
            <text:p>Registro.- Cruce de las cuentas por pagar con Relaciona Telconet por abono a factura 322626, segun mail adjunto</text:p>
          </table:table-cell>
          <table:table-cell office:value-type="float" office:value="13815.55" table:style-name="ce40">
            <text:p>13.815,55<text:s/></text:p>
          </table:table-cell>
          <table:table-cell table:style-name="ce52"/>
          <table:table-cell office:value-type="float" office:value="0" table:style-name="ce40">
            <text:p>0,00<text:s/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9">
            <text:p>Saldo Inicial</text:p>
          </table:table-cell>
          <table:table-cell office:value-type="float" office:value="-54503.09" table:style-name="ce50">
            <text:p>-54.503,09</text:p>
          </table:table-cell>
          <table:table-cell office:value-type="string" table:style-name="ce39">
            <text:p>Débito</text:p>
          </table:table-cell>
          <table:table-cell office:value-type="float" office:value="82527.839999999997" table:style-name="ce50">
            <text:p>82.527,84<text:s/></text:p>
          </table:table-cell>
          <table:table-cell office:value-type="string" table:style-name="ce39">
            <text:p>Crédito</text:p>
          </table:table-cell>
          <table:table-cell office:value-type="float" office:value="28024.75" table:style-name="ce50">
            <text:p>28.024,75<text:s/></text:p>
          </table:table-cell>
          <table:table-cell table:style-name="ce52"/>
          <table:table-cell office:value-type="string" table:style-name="ce39">
            <text:p>Saldo Final</text:p>
          </table:table-cell>
          <table:table-cell office:value-type="float" office:value="0" table:style-name="ce50">
            <text:p>0,00<text:s/></text:p>
          </table:table-cell>
          <table:table-cell table:number-columns-repeated="16375"/>
        </table:table-row>
        <table:table-row table:style-name="ro2">
          <table:table-cell table:style-name="ce1"/>
          <table:table-cell table:style-name="ce74"/>
          <table:table-cell table:style-name="ce1"/>
          <table:table-cell table:number-columns-repeated="2" table:style-name="ce67"/>
          <table:table-cell table:number-columns-repeated="16379" table:style-name="ce1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Tahoma" svg:font-family="Tahoma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22">
      <number:month number:textual="true"/>
      <number:text>-</number:text>
      <number:year/>
    </number:date-style>
    <number:number-style style:name="N36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2" number:min-decimal-places="2" number:min-integer-digits="1" number:grouping="true"/>
      <number:text> </number:text>
    </number:number-style>
    <number:number-style style:name="N37"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-</number:text>
      <number:month number:textual="true"/>
      <number:text>-</number:text>
      <number:year/>
    </number:date-style>
    <number:number-style style:name="N39P0">
      <number:text>-</number:text>
      <number:number number:decimal-places="2" number:min-decimal-places="2" number:min-integer-digits="1" number:grouping="true"/>
    </number:number-style>
    <number:number-style style:name="N39">
      <number:number number:decimal-places="2" number:min-decimal-places="2" number:min-integer-digits="1" number:grouping="true"/>
      <number:text> </number:text>
      <style:map style:condition="value()&gt;=0" style:apply-style-name="N39P0"/>
    </number:number-style>
    <number:number-style style:name="N40P0">
      <number:text> </number:text>
      <number:number number:decimal-places="2" number:min-decimal-places="2" number:min-integer-digits="1" number:grouping="true"/>
      <number:text> </number:text>
    </number:number-style>
    <number:number-style style:name="N40P1">
      <number:text>-</number:text>
      <number:number number:decimal-places="2" number:min-decimal-places="2" number:min-integer-digits="1" number:grouping="true"/>
      <number:text> </number:text>
    </number:number-style>
    <number:number-style style:name="N40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2" number:min-decimal-places="2" number:min-integer-digits="1" number:grouping="true"/>
      <number:text> </number:text>
    </number:number-style>
    <number:number-style style:name="N4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41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0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Carlos Almeida</meta:initial-creator>
    <dc:creator>Carlos Almeida</dc:creator>
    <meta:creation-date>2021-02-23T11:18:40Z</meta:creation-date>
    <dc:date>2022-04-19T20:01:01Z</dc:date>
    <meta:editing-cycles>6</meta:editing-cycles>
    <meta:editing-duration>PT2160S</meta:editing-duration>
  </office:meta>
</office:document-meta>
</file>